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Jomolhari2" svg:font-family="Jomolhari" style:font-adornments="Regular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d7fa7d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1f1f1c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15540" officeooo:paragraph-rsid="014f0d5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89541" officeooo:paragraph-rsid="0108beb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3d0d9" officeooo:paragraph-rsid="01c3d0d9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1fee456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d268e8" officeooo:paragraph-rsid="021a03e5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39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40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41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1e98d0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1e98d09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d50b20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23bc40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4a1292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2f23f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89b0d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f2b40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425ca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dad6d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dfc4d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f940c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13b2c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1efbf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3f949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2906776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b804e3" officeooo:paragraph-rsid="01bcbfa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da9c2d" officeooo:paragraph-rsid="004cf77c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a7ca9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d7aa2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4aa0a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a533d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a533d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7ee1f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a7ca9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d7aa2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a7ca9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b3fa5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d76ae" officeooo:paragraph-rsid="0108beb1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73f949" officeooo:paragraph-rsid="0273f949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8ef4a0" officeooo:paragraph-rsid="028ef4a0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a23b52" officeooo:paragraph-rsid="02a23b52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273f949" officeooo:paragraph-rsid="0273f949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273f949" officeooo:paragraph-rsid="02746a53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1044023" officeooo:paragraph-rsid="0273f949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1044023" officeooo:paragraph-rsid="0276af84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1044023" officeooo:paragraph-rsid="0277d5ee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27b5250" officeooo:paragraph-rsid="0277d5ee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27ba23a" officeooo:paragraph-rsid="0277d5ee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27c83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5350b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383cf3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2215ebe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5272a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b8250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8c503d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28c503d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59010" officeooo:paragraph-rsid="028c503d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efbb1" officeooo:paragraph-rsid="0094a78b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9800f" officeooo:paragraph-rsid="01d6180d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e4cd9b" officeooo:paragraph-rsid="01e98d09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3fb03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7e28f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25272a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baf564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5e600e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5f2b40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6dad6d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89b0d" officeooo:paragraph-rsid="024a1292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89b0d" officeooo:paragraph-rsid="02589b0d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89b0d" officeooo:paragraph-rsid="0252f23f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435b7" officeooo:paragraph-rsid="026dad6d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435b7" officeooo:paragraph-rsid="026dfc4d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435b7" officeooo:paragraph-rsid="02713b2c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c32d7" officeooo:paragraph-rsid="025c32d7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c32d7" officeooo:paragraph-rsid="026dad6d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e072b" officeooo:paragraph-rsid="025e072b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e600e" officeooo:paragraph-rsid="025e600e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f2b40" officeooo:paragraph-rsid="025f2b40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60a349" officeooo:paragraph-rsid="0260a349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6dfc4d" officeooo:paragraph-rsid="026dfc4d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6dfc4d" officeooo:paragraph-rsid="0271efbf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713b2c" officeooo:paragraph-rsid="026f940c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713b2c" officeooo:paragraph-rsid="02713b2c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71efbf" officeooo:paragraph-rsid="0271efbf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2f23f" officeooo:paragraph-rsid="02589b0d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d36fac" officeooo:paragraph-rsid="017b9caf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8ef4a0" officeooo:paragraph-rsid="028ef4a0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ba19f6" officeooo:paragraph-rsid="02ba19f6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baf564" officeooo:paragraph-rsid="02baf564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a69ee1" style:font-size-asian="13pt" style:font-weight-asian="bold" style:font-size-complex="13pt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164a3c3" style:font-size-asian="16pt" style:font-weight-asian="bold" style:font-size-complex="16pt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2345b5f" style:font-size-asian="16pt" style:font-weight-asian="bold" style:font-size-complex="16pt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1747c8e" style:font-size-asian="16pt" style:font-weight-asian="bold" style:font-size-complex="16pt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style:font-name="Jomolhari" fo:font-size="14pt" style:text-underline-style="none" fo:font-weight="normal" officeooo:rsid="01d36fac" officeooo:paragraph-rsid="017b9caf" style:font-size-asian="14pt" style:font-weight-asian="normal" style:font-size-complex="14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73f949" officeooo:paragraph-rsid="029bf435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29bf435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2bd56aa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2bee119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2bf39b9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69ccc" officeooo:paragraph-rsid="029bf435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69ccc" officeooo:paragraph-rsid="02bd56aa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8d7b9" officeooo:paragraph-rsid="02b8d7b9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8d7b9" officeooo:paragraph-rsid="02bd56aa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a19f6" officeooo:paragraph-rsid="02ba19f6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345b5f" officeooo:paragraph-rsid="029bf435" style:font-size-asian="13pt" style:font-weight-asian="bold" style:font-size-complex="13pt" style:font-weight-complex="bold"/>
    </style:style>
    <style:style style:name="P18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b69ccc" officeooo:paragraph-rsid="02b69ccc" style:font-size-asian="13pt" style:font-weight-asian="bold" style:font-size-complex="13pt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b69ccc" officeooo:paragraph-rsid="02bd56aa" style:font-size-asian="13pt" style:font-weight-asian="bold" style:font-size-complex="13pt" style:font-weight-complex="bold"/>
    </style:style>
    <style:style style:name="P19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b69ccc" officeooo:paragraph-rsid="02bf39b9" style:font-size-asian="13pt" style:font-weight-asian="bold" style:font-size-complex="13pt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b8d7b9" officeooo:paragraph-rsid="02b8d7b9" style:font-size-asian="13pt" style:font-weight-asian="bold" style:font-size-complex="13pt" style:font-weight-complex="bold"/>
    </style:style>
    <style:style style:name="P19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b8d7b9" officeooo:paragraph-rsid="02bd56aa" style:font-size-asian="13pt" style:font-weight-asian="bold" style:font-size-complex="13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195" style:family="paragraph" style:parent-style-name="Standard">
      <style:text-properties style:font-name="Jomolhari1" fo:font-size="13pt" officeooo:paragraph-rsid="029bf435" style:font-size-asian="13pt" style:font-size-complex="13pt"/>
    </style:style>
    <style:style style:name="P196" style:family="paragraph" style:parent-style-name="Standard">
      <style:text-properties style:font-name="Jomolhari1" fo:font-size="13pt" officeooo:rsid="0001b64e" officeooo:paragraph-rsid="029bf435" style:font-size-asian="13pt" style:font-size-complex="13pt"/>
    </style:style>
    <style:style style:name="P197" style:family="paragraph" style:parent-style-name="Standard">
      <style:text-properties style:font-name="Jomolhari1" fo:font-size="13pt" officeooo:rsid="0005a5a6" officeooo:paragraph-rsid="029bf435" style:font-size-asian="13pt" style:font-size-complex="13pt"/>
    </style:style>
    <style:style style:name="P198" style:family="paragraph" style:parent-style-name="Standard">
      <style:text-properties style:font-name="Jomolhari1" fo:font-size="13pt" officeooo:rsid="0002a85b" officeooo:paragraph-rsid="029bf435" style:font-size-asian="13pt" style:font-size-complex="13pt"/>
    </style:style>
    <style:style style:name="P199" style:family="paragraph" style:parent-style-name="Standard">
      <style:text-properties style:font-name="Jomolhari1" fo:font-size="13pt" officeooo:rsid="00037fa5" officeooo:paragraph-rsid="029bf435" style:font-size-asian="13pt" style:font-size-complex="13pt"/>
    </style:style>
    <style:style style:name="P200" style:family="paragraph" style:parent-style-name="Standard">
      <style:text-properties style:font-name="Jomolhari1" fo:font-size="13pt" officeooo:rsid="003f2751" officeooo:paragraph-rsid="029bf435" style:font-size-asian="13pt" style:font-size-complex="13pt"/>
    </style:style>
    <style:style style:name="P201" style:family="paragraph" style:parent-style-name="Standard">
      <style:text-properties style:font-name="Jomolhari1" fo:font-size="13pt" officeooo:rsid="003e0aed" officeooo:paragraph-rsid="029bf435" style:font-size-asian="13pt" style:font-size-complex="13pt"/>
    </style:style>
    <style:style style:name="P202" style:family="paragraph" style:parent-style-name="Standard">
      <style:text-properties style:font-name="Jomolhari1" fo:font-size="13pt" officeooo:rsid="002de096" officeooo:paragraph-rsid="029bf435" style:font-size-asian="13pt" style:font-size-complex="13pt"/>
    </style:style>
    <style:style style:name="P203" style:family="paragraph" style:parent-style-name="Standard">
      <style:text-properties style:font-name="Jomolhari1" fo:font-size="13pt" officeooo:rsid="0014e471" officeooo:paragraph-rsid="029bf435" style:font-size-asian="13pt" style:font-size-complex="13pt"/>
    </style:style>
    <style:style style:name="P204" style:family="paragraph" style:parent-style-name="Standard">
      <style:text-properties style:font-name="Jomolhari1" fo:font-size="13pt" officeooo:rsid="000bc66b" officeooo:paragraph-rsid="029bf435" style:font-size-asian="13pt" style:font-size-complex="13pt"/>
    </style:style>
    <style:style style:name="P205" style:family="paragraph" style:parent-style-name="Standard">
      <style:text-properties style:font-name="Jomolhari1" fo:font-size="13pt" officeooo:rsid="000fe34e" officeooo:paragraph-rsid="029bf435" style:font-size-asian="13pt" style:font-size-complex="13pt"/>
    </style:style>
    <style:style style:name="P206" style:family="paragraph" style:parent-style-name="Standard">
      <style:text-properties style:font-name="Jomolhari1" fo:font-size="13pt" officeooo:rsid="0024dc63" officeooo:paragraph-rsid="029bf435" style:font-size-asian="13pt" style:font-size-complex="13pt"/>
    </style:style>
    <style:style style:name="P207" style:family="paragraph" style:parent-style-name="Standard">
      <style:text-properties style:font-name="Jomolhari1" fo:font-size="13pt" officeooo:rsid="00099f11" officeooo:paragraph-rsid="029bf435" style:font-size-asian="13pt" style:font-size-complex="13pt"/>
    </style:style>
    <style:style style:name="P208" style:family="paragraph" style:parent-style-name="Standard">
      <style:text-properties style:font-name="Jomolhari1" fo:font-size="13pt" officeooo:rsid="010dea01" officeooo:paragraph-rsid="029bf435" style:font-size-asian="13pt" style:font-size-complex="13pt"/>
    </style:style>
    <style:style style:name="P209" style:family="paragraph" style:parent-style-name="Standard">
      <style:text-properties style:font-name="Jomolhari1" fo:font-size="13pt" fo:font-weight="normal" officeooo:rsid="000b4a52" officeooo:paragraph-rsid="029bf435" style:font-size-asian="13pt" style:font-weight-asian="normal" style:font-size-complex="13pt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2b0af69" style:font-size-asian="11.3500003814697pt" style:font-weight-asian="normal" style:font-size-complex="13pt" style:font-weight-complex="normal"/>
    </style:style>
    <style:style style:name="P211" style:family="paragraph" style:parent-style-name="Standard">
      <style:text-properties style:font-name="Jomolhari1" fo:font-size="16pt" fo:font-weight="bold" officeooo:rsid="0036c604" officeooo:paragraph-rsid="029bf435" style:font-size-asian="16pt" style:font-weight-asian="bold" style:font-size-complex="16pt" style:font-weight-complex="bold"/>
    </style:style>
    <style:style style:name="P212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2af694d" officeooo:paragraph-rsid="02af694d" style:font-name-asian="FreeMono" style:font-size-asian="16pt" style:font-weight-asian="bold" style:font-name-complex="FreeMono" style:font-size-complex="16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214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215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216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217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218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3868f7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219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221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officeooo:paragraph-rsid="00907ee1"/>
    </style:style>
    <style:style style:name="P223" style:family="paragraph" style:parent-style-name="Standard">
      <style:paragraph-properties fo:text-align="start" style:justify-single-word="false"/>
      <style:text-properties officeooo:paragraph-rsid="01dfe20d"/>
    </style:style>
    <style:style style:name="P224" style:family="paragraph" style:parent-style-name="Standard">
      <style:paragraph-properties fo:text-align="start" style:justify-single-word="false"/>
      <style:text-properties officeooo:paragraph-rsid="003cf827"/>
    </style:style>
    <style:style style:name="P225" style:family="paragraph" style:parent-style-name="Standard">
      <style:paragraph-properties fo:text-align="start" style:justify-single-word="false"/>
      <style:text-properties fo:color="#0000ff" style:font-name="Jomolhari" fo:font-size="13pt" style:text-underline-style="none" fo:font-weight="normal" officeooo:rsid="02345b5f" officeooo:paragraph-rsid="02345b5f" style:font-size-asian="13pt" style:font-weight-asian="normal" style:font-size-complex="13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5fec" officeooo:paragraph-rsid="022b8250" style:font-size-asian="13pt" style:font-weight-asian="normal" style:font-size-complex="13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8250" officeooo:paragraph-rsid="022b8250" style:font-size-asian="13pt" style:font-weight-asian="normal" style:font-size-complex="13pt" style:font-weight-complex="normal"/>
    </style:style>
    <style:style style:name="P228" style:family="paragraph" style:parent-style-name="Standard">
      <style:text-properties fo:font-weight="bold" officeooo:rsid="0036c604" officeooo:paragraph-rsid="029bf435" style:font-weight-asian="bold" style:font-weight-complex="bold"/>
    </style:style>
    <style:style style:name="P229" style:family="paragraph" style:parent-style-name="Standard">
      <style:text-properties fo:font-weight="bold" officeooo:rsid="000f552f" officeooo:paragraph-rsid="029bf435" style:font-weight-asian="bold" style:font-weight-complex="bold"/>
    </style:style>
    <style:style style:name="P230" style:family="paragraph" style:parent-style-name="Standard">
      <style:text-properties fo:font-weight="bold" officeooo:paragraph-rsid="029bf435" style:font-weight-asian="bold" style:font-weight-complex="bold"/>
    </style:style>
    <style:style style:name="P231" style:family="paragraph" style:parent-style-name="Standard">
      <style:text-properties fo:font-size="15pt" fo:font-weight="bold" officeooo:rsid="0036c604" officeooo:paragraph-rsid="029bf435" style:font-size-asian="15pt" style:font-weight-asian="bold" style:font-size-complex="15pt" style:font-weight-complex="bold"/>
    </style:style>
    <style:style style:name="P232" style:family="paragraph" style:parent-style-name="Standard">
      <style:text-properties fo:color="#ff0000" style:font-name="Jomolhari1" fo:font-size="13pt" officeooo:paragraph-rsid="029bf435" style:font-size-asian="13pt" style:font-size-complex="13pt"/>
    </style:style>
    <style:style style:name="P233" style:family="paragraph" style:parent-style-name="Standard">
      <style:text-properties fo:color="#ff0000" style:font-name="Jomolhari1" fo:font-size="13pt" officeooo:rsid="0002a85b" officeooo:paragraph-rsid="029bf435" style:font-size-asian="13pt" style:font-size-complex="13pt"/>
    </style:style>
    <style:style style:name="P234" style:family="paragraph" style:parent-style-name="Standard">
      <style:text-properties fo:color="#ff0000" style:font-name="Jomolhari1" fo:font-size="13pt" officeooo:rsid="000fe34e" officeooo:paragraph-rsid="029bf435" style:font-size-asian="13pt" style:font-size-complex="13pt"/>
    </style:style>
    <style:style style:name="P235" style:family="paragraph" style:parent-style-name="Standard">
      <style:text-properties fo:color="#ff0000" style:font-name="Jomolhari1" fo:font-size="13pt" officeooo:rsid="001149c0" officeooo:paragraph-rsid="029bf435" style:font-size-asian="13pt" style:font-size-complex="13pt"/>
    </style:style>
    <style:style style:name="P236" style:family="paragraph" style:parent-style-name="Standard">
      <style:text-properties fo:color="#ff0000" style:font-name="Jomolhari1" fo:font-size="13pt" officeooo:rsid="00134f95" officeooo:paragraph-rsid="029bf435" style:font-size-asian="13pt" style:font-size-complex="13pt"/>
    </style:style>
    <style:style style:name="P237" style:family="paragraph" style:parent-style-name="Standard">
      <style:text-properties fo:color="#ff0000" style:font-name="Jomolhari1" fo:font-size="13pt" officeooo:rsid="0079081f" officeooo:paragraph-rsid="029bf435" style:font-size-asian="13pt" style:font-size-complex="13pt"/>
    </style:style>
    <style:style style:name="P238" style:family="paragraph" style:parent-style-name="Standard">
      <style:text-properties fo:color="#ff0000" style:font-name="Jomolhari1" fo:font-size="13pt" officeooo:rsid="0014e471" officeooo:paragraph-rsid="029bf435" style:font-size-asian="13pt" style:font-size-complex="13pt"/>
    </style:style>
    <style:style style:name="P239" style:family="paragraph" style:parent-style-name="Standard">
      <style:text-properties fo:color="#ff0000" style:font-name="Jomolhari1" fo:font-size="13pt" officeooo:rsid="001975b5" officeooo:paragraph-rsid="029bf435" style:font-size-asian="13pt" style:font-size-complex="13pt"/>
    </style:style>
    <style:style style:name="P240" style:family="paragraph" style:parent-style-name="Standard">
      <style:text-properties fo:color="#ff0000" style:font-name="Jomolhari1" fo:font-size="13pt" officeooo:rsid="01085f18" officeooo:paragraph-rsid="029bf435" style:font-size-asian="13pt" style:font-size-complex="13pt"/>
    </style:style>
    <style:style style:name="P241" style:family="paragraph" style:parent-style-name="Standard">
      <style:text-properties fo:color="#ff0000" style:font-name="Jomolhari1" fo:font-size="13pt" fo:font-style="normal" officeooo:rsid="003faa43" officeooo:paragraph-rsid="029bf435" style:font-size-asian="13pt" style:font-style-asian="normal" style:font-size-complex="13pt" style:font-style-complex="normal"/>
    </style:style>
    <style:style style:name="P242" style:family="paragraph" style:parent-style-name="Standard">
      <style:text-properties fo:color="#ff0000" style:font-name="Jomolhari1" fo:font-size="13pt" fo:font-style="normal" officeooo:rsid="000febc9" officeooo:paragraph-rsid="029bf435" style:font-size-asian="13pt" style:font-style-asian="normal" style:font-size-complex="13pt" style:font-style-complex="normal"/>
    </style:style>
    <style:style style:name="P243" style:family="paragraph" style:parent-style-name="Standard">
      <style:text-properties officeooo:rsid="00099f11" officeooo:paragraph-rsid="029bf435"/>
    </style:style>
    <style:style style:name="P244" style:family="paragraph" style:parent-style-name="Standard">
      <style:text-properties officeooo:rsid="010dea01" officeooo:paragraph-rsid="029bf435"/>
    </style:style>
    <style:style style:name="P245" style:family="paragraph" style:parent-style-name="Standard">
      <style:text-properties officeooo:paragraph-rsid="029bf435"/>
    </style:style>
    <style:style style:name="P246" style:family="paragraph" style:parent-style-name="Standard">
      <style:text-properties style:font-name="FreeMono" fo:font-size="13pt" officeooo:rsid="00037fa5" officeooo:paragraph-rsid="029bf435" style:font-size-asian="13pt" style:font-size-complex="13pt"/>
    </style:style>
    <style:style style:name="P247" style:family="paragraph" style:parent-style-name="Standard">
      <style:paragraph-properties fo:margin-left="0in" fo:margin-right="0in" fo:text-indent="0in" style:auto-text-indent="false"/>
      <style:text-properties style:font-name="Jomolhari" fo:font-size="13pt" fo:font-weight="normal" officeooo:rsid="0023e396" officeooo:paragraph-rsid="00288e6d" style:font-size-asian="13pt" style:font-weight-asian="normal" style:font-size-complex="13pt" style:font-weight-complex="normal"/>
    </style:style>
    <style:style style:name="P248" style:family="paragraph" style:parent-style-name="Standard" style:list-style-name="L1">
      <style:paragraph-properties fo:text-align="start" style:justify-single-word="false"/>
      <style:text-properties officeooo:paragraph-rsid="022b8250"/>
    </style:style>
    <style:style style:name="P249" style:family="paragraph" style:parent-style-name="Standard">
      <style:paragraph-properties fo:text-align="start" style:justify-single-word="false"/>
      <style:text-properties officeooo:paragraph-rsid="01b8b5c6"/>
    </style:style>
    <style:style style:name="P250" style:family="paragraph" style:parent-style-name="Standard" style:list-style-name="L1">
      <style:paragraph-properties fo:text-align="start" style:justify-single-word="false"/>
      <style:text-properties fo:font-weight="bold" officeooo:paragraph-rsid="022b8250" style:font-weight-asian="bold" style:font-weight-complex="bold"/>
    </style:style>
    <style:style style:name="P251" style:family="paragraph" style:parent-style-name="Standard">
      <style:paragraph-properties fo:margin-left="0in" fo:margin-right="0in" fo:text-indent="0in" style:auto-text-indent="false"/>
      <style:text-properties style:font-name="Jomolhari" fo:font-size="13pt" officeooo:paragraph-rsid="00288e6d" style:font-size-asian="13pt" style:font-size-complex="13pt"/>
    </style:style>
    <style:style style:name="P252" style:family="paragraph">
      <style:paragraph-properties fo:text-align="center"/>
    </style:style>
    <style:style style:name="T1" style:family="text">
      <style:text-properties style:font-name="FreeMono1"/>
    </style:style>
    <style:style style:name="T2" style:family="text">
      <style:text-properties style:font-name="FreeMono1" officeooo:rsid="007200c7"/>
    </style:style>
    <style:style style:name="T3" style:family="text">
      <style:text-properties style:font-name="FreeMono1" officeooo:rsid="00ad103c"/>
    </style:style>
    <style:style style:name="T4" style:family="text">
      <style:text-properties style:font-name="FreeMono1" officeooo:rsid="00b804e3"/>
    </style:style>
    <style:style style:name="T5" style:family="text">
      <style:text-properties style:font-name="FreeMono1" officeooo:rsid="00b9656e"/>
    </style:style>
    <style:style style:name="T6" style:family="text">
      <style:text-properties style:font-name="FreeMono1" officeooo:rsid="00cb20f3"/>
    </style:style>
    <style:style style:name="T7" style:family="text">
      <style:text-properties style:font-name="FreeMono1" officeooo:rsid="00f02d5b"/>
    </style:style>
    <style:style style:name="T8" style:family="text">
      <style:text-properties style:font-name="FreeMono1" officeooo:rsid="0102d0ef"/>
    </style:style>
    <style:style style:name="T9" style:family="text">
      <style:text-properties style:font-name="FreeMono1" officeooo:rsid="01044023"/>
    </style:style>
    <style:style style:name="T10" style:family="text">
      <style:text-properties style:font-name="FreeMono1" officeooo:rsid="0114970b"/>
    </style:style>
    <style:style style:name="T11" style:family="text">
      <style:text-properties style:font-name="FreeMono1" officeooo:rsid="010b5b7a"/>
    </style:style>
    <style:style style:name="T12" style:family="text">
      <style:text-properties style:font-name="FreeMono1" fo:font-size="13pt" style:font-size-asian="13pt" style:font-size-complex="13pt"/>
    </style:style>
    <style:style style:name="T13" style:family="text">
      <style:text-properties style:font-name="FreeMono1" fo:font-size="13pt" officeooo:rsid="01338b22" style:font-size-asian="13pt" style:font-size-complex="13pt"/>
    </style:style>
    <style:style style:name="T14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15" style:family="text">
      <style:text-properties style:font-name="FreeMono1" fo:font-weight="normal" officeooo:rsid="00ff3cbe" style:font-name-asian="FreeMono" style:font-weight-asian="normal" style:font-name-complex="FreeMono" style:font-weight-complex="normal"/>
    </style:style>
    <style:style style:name="T16" style:family="text">
      <style:text-properties style:font-name="FreeMono1" fo:font-weight="normal" officeooo:rsid="01b4d6bb" style:font-weight-asian="normal" style:font-weight-complex="normal"/>
    </style:style>
    <style:style style:name="T17" style:family="text">
      <style:text-properties style:font-name="FreeMono1" fo:font-weight="normal" officeooo:rsid="01b5b887" style:font-weight-asian="normal" style:font-weight-complex="normal"/>
    </style:style>
    <style:style style:name="T18" style:family="text">
      <style:text-properties style:font-name="FreeMono1" fo:font-weight="normal" officeooo:rsid="02a23b52" style:font-weight-asian="normal" style:font-weight-complex="normal"/>
    </style:style>
    <style:style style:name="T19" style:family="text">
      <style:text-properties style:font-name="FreeMono1" fo:font-weight="normal" officeooo:rsid="01b0b0eb" style:font-weight-asian="normal" style:font-weight-complex="normal"/>
    </style:style>
    <style:style style:name="T20" style:family="text">
      <style:text-properties style:font-name="FreeMono1" fo:font-weight="normal" officeooo:rsid="02a2f724" style:font-weight-asian="normal" style:font-weight-complex="normal"/>
    </style:style>
    <style:style style:name="T21" style:family="text">
      <style:text-properties style:font-name="FreeMono1" officeooo:rsid="017788d2"/>
    </style:style>
    <style:style style:name="T22" style:family="text">
      <style:text-properties style:font-name="FreeMono1" officeooo:rsid="0178a90e"/>
    </style:style>
    <style:style style:name="T23" style:family="text">
      <style:text-properties style:font-name="FreeMono1" officeooo:rsid="017b9caf"/>
    </style:style>
    <style:style style:name="T24" style:family="text">
      <style:text-properties style:font-name="FreeMono1" officeooo:rsid="01972683" style:font-name-asian="FreeMono" style:font-name-complex="FreeMono"/>
    </style:style>
    <style:style style:name="T25" style:family="text">
      <style:text-properties style:font-name="FreeMono1" officeooo:rsid="019cc1c8" style:font-name-asian="FreeMono" style:font-name-complex="FreeMono"/>
    </style:style>
    <style:style style:name="T26" style:family="text">
      <style:text-properties style:font-name="FreeMono1" officeooo:rsid="0092ca38" style:font-name-asian="FreeMono" style:font-name-complex="FreeMono"/>
    </style:style>
    <style:style style:name="T27" style:family="text">
      <style:text-properties style:font-name="FreeMono1" officeooo:rsid="008f91cd" style:font-name-asian="FreeMono" style:font-name-complex="FreeMono"/>
    </style:style>
    <style:style style:name="T28" style:family="text">
      <style:text-properties style:font-name="FreeMono1" officeooo:rsid="01a54219" style:font-name-asian="FreeMono" style:font-name-complex="FreeMono"/>
    </style:style>
    <style:style style:name="T29" style:family="text">
      <style:text-properties style:font-name="FreeMono1" officeooo:rsid="01ab3992" style:font-name-asian="FreeMono" style:font-name-complex="FreeMono"/>
    </style:style>
    <style:style style:name="T30" style:family="text">
      <style:text-properties style:font-name="FreeMono1" officeooo:rsid="01ade907" style:font-name-asian="FreeMono" style:font-name-complex="FreeMono"/>
    </style:style>
    <style:style style:name="T31" style:family="text">
      <style:text-properties style:font-name="FreeMono1" officeooo:rsid="02b21015" style:font-name-asian="FreeMono" style:font-name-complex="FreeMono"/>
    </style:style>
    <style:style style:name="T32" style:family="text">
      <style:text-properties style:font-name="FreeMono1" officeooo:rsid="01bcbfa6"/>
    </style:style>
    <style:style style:name="T33" style:family="text">
      <style:text-properties style:font-name="FreeMono1" officeooo:rsid="01d6180d"/>
    </style:style>
    <style:style style:name="T34" style:family="text">
      <style:text-properties style:font-name="FreeMono1" officeooo:rsid="01d7e53e"/>
    </style:style>
    <style:style style:name="T35" style:family="text">
      <style:text-properties style:font-name="FreeMono1" officeooo:rsid="01714a0f"/>
    </style:style>
    <style:style style:name="T36" style:family="text">
      <style:text-properties style:font-name="FreeMono1" officeooo:rsid="01d7fa7d"/>
    </style:style>
    <style:style style:name="T37" style:family="text">
      <style:text-properties style:font-name="FreeMono1" officeooo:rsid="01e3900b"/>
    </style:style>
    <style:style style:name="T38" style:family="text">
      <style:text-properties style:font-name="FreeMono1" officeooo:rsid="01fdd770"/>
    </style:style>
    <style:style style:name="T39" style:family="text">
      <style:text-properties style:font-name="FreeMono1" officeooo:rsid="0200b089"/>
    </style:style>
    <style:style style:name="T40" style:family="text">
      <style:text-properties style:font-name="FreeMono1" officeooo:rsid="020dbeae"/>
    </style:style>
    <style:style style:name="T41" style:family="text">
      <style:text-properties style:font-name="FreeMono1" officeooo:rsid="020fb210"/>
    </style:style>
    <style:style style:name="T42" style:family="text">
      <style:text-properties style:font-name="FreeMono1" officeooo:rsid="0213fb03"/>
    </style:style>
    <style:style style:name="T43" style:family="text">
      <style:text-properties style:font-name="FreeMono1" officeooo:rsid="021a7ca9"/>
    </style:style>
    <style:style style:name="T44" style:family="text">
      <style:text-properties style:font-name="FreeMono1" officeooo:rsid="02215ebe"/>
    </style:style>
    <style:style style:name="T45" style:family="text">
      <style:text-properties style:font-name="FreeMono1" officeooo:rsid="021f80b8"/>
    </style:style>
    <style:style style:name="T46" style:family="text">
      <style:text-properties style:font-name="FreeMono1" officeooo:rsid="021b3fa5"/>
    </style:style>
    <style:style style:name="T47" style:family="text">
      <style:text-properties style:font-name="FreeMono1" officeooo:rsid="01e98d09"/>
    </style:style>
    <style:style style:name="T48" style:family="text">
      <style:text-properties style:font-name="FreeMono1" officeooo:rsid="02043da2"/>
    </style:style>
    <style:style style:name="T49" style:family="text">
      <style:text-properties style:font-name="FreeMono1" officeooo:rsid="01c9b2cb"/>
    </style:style>
    <style:style style:name="T50" style:family="text">
      <style:text-properties style:font-name="FreeMono1" officeooo:rsid="01bdf059"/>
    </style:style>
    <style:style style:name="T51" style:family="text">
      <style:text-properties style:font-name="FreeMono1" officeooo:rsid="021079d3"/>
    </style:style>
    <style:style style:name="T52" style:family="text">
      <style:text-properties style:font-name="FreeMono1" officeooo:rsid="01d116d7"/>
    </style:style>
    <style:style style:name="T53" style:family="text">
      <style:text-properties style:font-name="FreeMono1" officeooo:rsid="01d27bfc"/>
    </style:style>
    <style:style style:name="T54" style:family="text">
      <style:text-properties style:font-name="FreeMono1" officeooo:rsid="0223bc40"/>
    </style:style>
    <style:style style:name="T55" style:family="text">
      <style:text-properties style:font-name="FreeMono1" officeooo:rsid="022b8250"/>
    </style:style>
    <style:style style:name="T56" style:family="text">
      <style:text-properties style:font-name="FreeMono1" officeooo:rsid="0238c68e"/>
    </style:style>
    <style:style style:name="T57" style:family="text">
      <style:text-properties style:font-name="FreeMono1" officeooo:rsid="0271efbf"/>
    </style:style>
    <style:style style:name="T58" style:family="text">
      <style:text-properties style:font-name="FreeMono1" officeooo:rsid="027299a2"/>
    </style:style>
    <style:style style:name="T59" style:family="text">
      <style:text-properties style:font-name="FreeMono1" officeooo:rsid="027ba23a"/>
    </style:style>
    <style:style style:name="T60" style:family="text">
      <style:text-properties style:font-name="FreeMono1" officeooo:rsid="0225272a"/>
    </style:style>
    <style:style style:name="T61" style:family="text">
      <style:text-properties style:font-name="FreeMono1" officeooo:rsid="0042cbcf"/>
    </style:style>
    <style:style style:name="T62" style:family="text">
      <style:text-properties fo:font-weight="normal" officeooo:rsid="0019b933" style:font-weight-asian="normal" style:font-weight-complex="normal"/>
    </style:style>
    <style:style style:name="T63" style:family="text">
      <style:text-properties fo:font-weight="normal" officeooo:rsid="001b77f1" style:font-weight-asian="normal" style:font-weight-complex="normal"/>
    </style:style>
    <style:style style:name="T64" style:family="text">
      <style:text-properties fo:font-weight="normal" officeooo:rsid="001e4cc3" style:font-weight-asian="normal" style:font-weight-complex="normal"/>
    </style:style>
    <style:style style:name="T65" style:family="text">
      <style:text-properties fo:font-weight="normal" officeooo:rsid="001ff759" style:font-weight-asian="normal" style:font-weight-complex="normal"/>
    </style:style>
    <style:style style:name="T66" style:family="text">
      <style:text-properties fo:font-weight="normal" officeooo:rsid="0025807d" style:font-weight-asian="normal" style:font-weight-complex="normal"/>
    </style:style>
    <style:style style:name="T67" style:family="text">
      <style:text-properties fo:font-weight="normal" officeooo:rsid="00217b28" style:font-weight-asian="normal" style:font-weight-complex="normal"/>
    </style:style>
    <style:style style:name="T68" style:family="text">
      <style:text-properties fo:font-weight="normal" officeooo:rsid="0023e396" style:font-weight-asian="normal" style:font-weight-complex="normal"/>
    </style:style>
    <style:style style:name="T69" style:family="text">
      <style:text-properties fo:font-weight="normal" officeooo:rsid="00288e6d" style:font-weight-asian="normal" style:font-weight-complex="normal"/>
    </style:style>
    <style:style style:name="T70" style:family="text">
      <style:text-properties fo:font-weight="normal" officeooo:rsid="010a8fef" style:font-weight-asian="normal" style:font-weight-complex="normal"/>
    </style:style>
    <style:style style:name="T71" style:family="text">
      <style:text-properties fo:font-weight="normal" officeooo:rsid="01b0b0eb" style:font-weight-asian="normal" style:font-weight-complex="normal"/>
    </style:style>
    <style:style style:name="T72" style:family="text">
      <style:text-properties fo:font-weight="normal" officeooo:rsid="01b4d6bb" style:font-weight-asian="normal" style:font-weight-complex="normal"/>
    </style:style>
    <style:style style:name="T73" style:family="text">
      <style:text-properties fo:font-weight="normal" officeooo:rsid="01b5b887" style:font-weight-asian="normal" style:font-weight-complex="normal"/>
    </style:style>
    <style:style style:name="T74" style:family="text">
      <style:text-properties fo:font-weight="normal" officeooo:rsid="01b6d1ce" style:font-weight-asian="normal" style:font-weight-complex="normal"/>
    </style:style>
    <style:style style:name="T75" style:family="text">
      <style:text-properties fo:font-weight="normal" officeooo:rsid="01b76207" style:font-weight-asian="normal" style:font-weight-complex="normal"/>
    </style:style>
    <style:style style:name="T76" style:family="text">
      <style:text-properties fo:font-weight="normal" officeooo:rsid="029345bb" style:font-weight-asian="normal" style:font-weight-complex="normal"/>
    </style:style>
    <style:style style:name="T77" style:family="text">
      <style:text-properties fo:font-weight="normal" officeooo:rsid="0294f7a9" style:font-weight-asian="normal" style:font-weight-complex="normal"/>
    </style:style>
    <style:style style:name="T78" style:family="text">
      <style:text-properties fo:font-weight="normal" officeooo:rsid="029568e0" style:font-weight-asian="normal" style:font-weight-complex="normal"/>
    </style:style>
    <style:style style:name="T79" style:family="text">
      <style:text-properties fo:font-weight="normal" officeooo:rsid="000b4a52" style:font-weight-asian="normal" style:font-weight-complex="normal"/>
    </style:style>
    <style:style style:name="T80" style:family="text">
      <style:text-properties fo:font-weight="normal" officeooo:rsid="003f2751" style:font-weight-asian="normal" style:font-weight-complex="normal"/>
    </style:style>
    <style:style style:name="T81" style:family="text">
      <style:text-properties fo:font-weight="normal" officeooo:rsid="00230301" style:font-weight-asian="normal" style:font-weight-complex="normal"/>
    </style:style>
    <style:style style:name="T82" style:family="text">
      <style:text-properties fo:font-weight="normal" officeooo:rsid="02a4c038" style:font-weight-asian="normal" style:font-weight-complex="normal"/>
    </style:style>
    <style:style style:name="T83" style:family="text">
      <style:text-properties fo:font-weight="normal" officeooo:rsid="02a620a0" style:font-weight-asian="normal" style:font-weight-complex="normal"/>
    </style:style>
    <style:style style:name="T84" style:family="text">
      <style:text-properties fo:font-weight="normal" officeooo:rsid="02a7907a" style:font-weight-asian="normal" style:font-weight-complex="normal"/>
    </style:style>
    <style:style style:name="T85" style:family="text">
      <style:text-properties fo:font-weight="normal" officeooo:rsid="02b52e49" style:font-weight-asian="normal" style:font-weight-complex="normal"/>
    </style:style>
    <style:style style:name="T86" style:family="text">
      <style:text-properties fo:font-weight="normal" officeooo:rsid="02972208" style:font-name-asian="FreeMono" style:font-weight-asian="normal" style:font-name-complex="FreeMono" style:font-weight-complex="normal"/>
    </style:style>
    <style:style style:name="T87" style:family="text">
      <style:text-properties fo:font-style="italic" officeooo:rsid="00589877" style:font-style-asian="italic" style:font-style-complex="italic"/>
    </style:style>
    <style:style style:name="T88" style:family="text">
      <style:text-properties fo:font-style="italic" officeooo:rsid="005a0a31" style:font-style-asian="italic" style:font-style-complex="italic"/>
    </style:style>
    <style:style style:name="T89" style:family="text">
      <style:text-properties fo:font-style="italic" officeooo:rsid="010b5b7a" style:font-style-asian="italic" style:font-style-complex="italic"/>
    </style:style>
    <style:style style:name="T90" style:family="text">
      <style:text-properties fo:font-style="italic" officeooo:rsid="010f638a" style:font-style-asian="italic" style:font-style-complex="italic"/>
    </style:style>
    <style:style style:name="T91" style:family="text">
      <style:text-properties fo:font-style="italic" officeooo:rsid="017e7627" style:font-style-asian="italic" style:font-style-complex="italic"/>
    </style:style>
    <style:style style:name="T92" style:family="text">
      <style:text-properties fo:font-style="italic" officeooo:rsid="01c9b2cb" style:font-style-asian="italic" style:font-style-complex="italic"/>
    </style:style>
    <style:style style:name="T93" style:family="text">
      <style:text-properties fo:font-style="italic" officeooo:rsid="01cb609a" style:font-style-asian="italic" style:font-style-complex="italic"/>
    </style:style>
    <style:style style:name="T94" style:family="text">
      <style:text-properties fo:font-style="italic" officeooo:rsid="01d03d4d" style:font-style-asian="italic" style:font-style-complex="italic"/>
    </style:style>
    <style:style style:name="T95" style:family="text">
      <style:text-properties fo:font-style="italic" officeooo:rsid="01e98d09" style:font-style-asian="italic" style:font-style-complex="italic"/>
    </style:style>
    <style:style style:name="T96" style:family="text">
      <style:text-properties fo:font-style="italic" officeooo:rsid="003e0aed" style:font-style-asian="italic" style:font-style-complex="italic"/>
    </style:style>
    <style:style style:name="T97" style:family="text">
      <style:text-properties fo:font-style="italic" officeooo:rsid="000b4a52" style:font-style-asian="italic" style:font-style-complex="italic"/>
    </style:style>
    <style:style style:name="T98" style:family="text">
      <style:text-properties fo:font-style="italic" officeooo:rsid="000febc9" style:font-style-asian="italic" style:font-style-complex="italic"/>
    </style:style>
    <style:style style:name="T99" style:family="text">
      <style:text-properties fo:font-style="italic" officeooo:rsid="007787df" style:font-style-asian="italic" style:font-style-complex="italic"/>
    </style:style>
    <style:style style:name="T100" style:family="text">
      <style:text-properties fo:font-style="italic" officeooo:rsid="00099f11" style:font-style-asian="italic" style:font-style-complex="italic"/>
    </style:style>
    <style:style style:name="T101" style:family="text">
      <style:text-properties fo:font-style="italic" officeooo:rsid="02b52e49" style:font-style-asian="italic" style:font-style-complex="italic"/>
    </style:style>
    <style:style style:name="T102" style:family="text">
      <style:text-properties fo:font-style="italic" fo:font-weight="normal" officeooo:rsid="000b4a52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0711cec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0730dc6" style:font-style-asian="italic" style:font-weight-asian="normal" style:font-style-complex="italic" style:font-weight-complex="normal"/>
    </style:style>
    <style:style style:name="T105" style:family="text">
      <style:text-properties fo:font-style="normal" officeooo:rsid="008fc3c0" style:font-style-asian="normal" style:font-style-complex="normal"/>
    </style:style>
    <style:style style:name="T106" style:family="text">
      <style:text-properties fo:font-style="normal" officeooo:rsid="010a8fef" style:font-style-asian="normal" style:font-style-complex="normal"/>
    </style:style>
    <style:style style:name="T107" style:family="text">
      <style:text-properties fo:font-style="normal" officeooo:rsid="010b5b7a" style:font-style-asian="normal" style:font-style-complex="normal"/>
    </style:style>
    <style:style style:name="T108" style:family="text">
      <style:text-properties fo:font-style="normal" officeooo:rsid="010b6d63" style:font-style-asian="normal" style:font-style-complex="normal"/>
    </style:style>
    <style:style style:name="T109" style:family="text">
      <style:text-properties fo:font-style="normal" officeooo:rsid="01c68865" style:font-style-asian="normal" style:font-style-complex="normal"/>
    </style:style>
    <style:style style:name="T110" style:family="text">
      <style:text-properties fo:font-style="normal" officeooo:rsid="0237e496" style:font-style-asian="normal" style:font-style-complex="normal"/>
    </style:style>
    <style:style style:name="T111" style:family="text">
      <style:text-properties fo:font-style="normal" officeooo:rsid="00134f95" style:font-style-asian="normal" style:font-style-complex="normal"/>
    </style:style>
    <style:style style:name="T1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0b4a52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73bd7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262d1f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23111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711cec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5c06a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730dc6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085f18" style:font-style-asian="normal" style:font-weight-asian="normal" style:font-style-complex="normal" style:font-weight-complex="normal"/>
    </style:style>
    <style:style style:name="T122" style:family="text">
      <style:text-properties style:font-name="Liberation Serif1" fo:font-weight="normal" officeooo:rsid="00288e6d" style:font-weight-asian="normal" style:font-weight-complex="normal"/>
    </style:style>
    <style:style style:name="T123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124" style:family="text">
      <style:text-properties style:font-name="Liberation Serif1" officeooo:rsid="0118f586"/>
    </style:style>
    <style:style style:name="T125" style:family="text">
      <style:text-properties officeooo:rsid="0032efce"/>
    </style:style>
    <style:style style:name="T126" style:family="text">
      <style:text-properties officeooo:rsid="003849c4"/>
    </style:style>
    <style:style style:name="T127" style:family="text">
      <style:text-properties officeooo:rsid="0039785f"/>
    </style:style>
    <style:style style:name="T128" style:family="text">
      <style:text-properties officeooo:rsid="0043487d"/>
    </style:style>
    <style:style style:name="T129" style:family="text">
      <style:text-properties officeooo:rsid="0043d33a"/>
    </style:style>
    <style:style style:name="T130" style:family="text">
      <style:text-properties officeooo:rsid="004fc5a1"/>
    </style:style>
    <style:style style:name="T131" style:family="text">
      <style:text-properties officeooo:rsid="00517544"/>
    </style:style>
    <style:style style:name="T132" style:family="text">
      <style:text-properties officeooo:rsid="00570f5e"/>
    </style:style>
    <style:style style:name="T133" style:family="text">
      <style:text-properties officeooo:rsid="00589877"/>
    </style:style>
    <style:style style:name="T134" style:family="text">
      <style:text-properties officeooo:rsid="005d7b27"/>
    </style:style>
    <style:style style:name="T135" style:family="text">
      <style:text-properties officeooo:rsid="00618033"/>
    </style:style>
    <style:style style:name="T136" style:family="text">
      <style:text-properties officeooo:rsid="0066c4be"/>
    </style:style>
    <style:style style:name="T137" style:family="text">
      <style:text-properties style:font-name="Jomolhari" officeooo:rsid="007200c7"/>
    </style:style>
    <style:style style:name="T138" style:family="text">
      <style:text-properties style:font-name="Jomolhari" officeooo:rsid="008053f5"/>
    </style:style>
    <style:style style:name="T139" style:family="text">
      <style:text-properties style:font-name="Jomolhari" officeooo:rsid="0032efce"/>
    </style:style>
    <style:style style:name="T140" style:family="text">
      <style:text-properties style:font-name="Jomolhari" officeooo:rsid="008894f2"/>
    </style:style>
    <style:style style:name="T141" style:family="text">
      <style:text-properties style:font-name="Jomolhari" officeooo:rsid="0089ccf0"/>
    </style:style>
    <style:style style:name="T142" style:family="text">
      <style:text-properties style:font-name="Jomolhari" officeooo:rsid="008a6f9a"/>
    </style:style>
    <style:style style:name="T143" style:family="text">
      <style:text-properties style:font-name="Jomolhari" officeooo:rsid="008e3e08"/>
    </style:style>
    <style:style style:name="T144" style:family="text">
      <style:text-properties style:font-name="Jomolhari" fo:font-size="13pt" style:font-size-asian="13pt" style:font-size-complex="13pt"/>
    </style:style>
    <style:style style:name="T145" style:family="text">
      <style:text-properties style:font-name="Jomolhari" fo:font-size="13pt" officeooo:rsid="01338b22" style:font-size-asian="13pt" style:font-size-complex="13pt"/>
    </style:style>
    <style:style style:name="T146" style:family="text">
      <style:text-properties style:font-name="Jomolhari" officeooo:rsid="010a8fef"/>
    </style:style>
    <style:style style:name="T147" style:family="text">
      <style:text-properties style:font-name="Jomolhari" officeooo:rsid="010b5b7a"/>
    </style:style>
    <style:style style:name="T148" style:family="text">
      <style:text-properties style:font-name="Jomolhari" officeooo:rsid="010f638a"/>
    </style:style>
    <style:style style:name="T149" style:family="text">
      <style:text-properties style:font-name="Jomolhari" officeooo:rsid="008f91cd" style:font-name-asian="FreeMono" style:font-name-complex="FreeMono"/>
    </style:style>
    <style:style style:name="T150" style:family="text">
      <style:text-properties style:font-name="Jomolhari" officeooo:rsid="00ef08d7" style:font-name-asian="FreeMono" style:font-name-complex="FreeMono"/>
    </style:style>
    <style:style style:name="T151" style:family="text">
      <style:text-properties style:font-name="Jomolhari" officeooo:rsid="00ef60f6" style:font-name-asian="FreeMono" style:font-name-complex="FreeMono"/>
    </style:style>
    <style:style style:name="T152" style:family="text">
      <style:text-properties style:font-name="Jomolhari" officeooo:rsid="0093ee39" style:font-name-asian="FreeMono" style:font-name-complex="FreeMono"/>
    </style:style>
    <style:style style:name="T153" style:family="text">
      <style:text-properties style:font-name="Jomolhari" officeooo:rsid="0092ca38" style:font-name-asian="FreeMono" style:font-name-complex="FreeMono"/>
    </style:style>
    <style:style style:name="T154" style:family="text">
      <style:text-properties style:font-name="Jomolhari" officeooo:rsid="00efcdf8" style:font-name-asian="FreeMono" style:font-name-complex="FreeMono"/>
    </style:style>
    <style:style style:name="T155" style:family="text">
      <style:text-properties style:font-name="Jomolhari" officeooo:rsid="018f8d36" style:font-name-asian="FreeMono" style:font-name-complex="FreeMono"/>
    </style:style>
    <style:style style:name="T156" style:family="text">
      <style:text-properties style:font-name="Jomolhari" officeooo:rsid="0190f242" style:font-name-asian="FreeMono" style:font-name-complex="FreeMono"/>
    </style:style>
    <style:style style:name="T157" style:family="text">
      <style:text-properties style:font-name="Jomolhari" officeooo:rsid="01a69ee1" style:font-name-asian="FreeMono" style:font-name-complex="FreeMono"/>
    </style:style>
    <style:style style:name="T158" style:family="text">
      <style:text-properties style:font-name="Jomolhari" officeooo:rsid="01ab3992" style:font-name-asian="FreeMono" style:font-name-complex="FreeMono"/>
    </style:style>
    <style:style style:name="T159" style:family="text">
      <style:text-properties style:font-name="Jomolhari" officeooo:rsid="01ade907" style:font-name-asian="FreeMono" style:font-name-complex="FreeMono"/>
    </style:style>
    <style:style style:name="T160" style:family="text">
      <style:text-properties style:font-name="Jomolhari" officeooo:rsid="019cc1c8" style:font-name-asian="FreeMono" style:font-name-complex="FreeMono"/>
    </style:style>
    <style:style style:name="T161" style:family="text">
      <style:text-properties style:font-name="Jomolhari" fo:font-weight="normal" officeooo:rsid="00fd9f19" style:font-name-asian="FreeMono" style:font-weight-asian="normal" style:font-name-complex="FreeMono" style:font-weight-complex="normal"/>
    </style:style>
    <style:style style:name="T162" style:family="text">
      <style:text-properties style:font-name="Jomolhari" fo:font-weight="normal" officeooo:rsid="00ff3a72" style:font-name-asian="FreeMono" style:font-weight-asian="normal" style:font-name-complex="FreeMono" style:font-weight-complex="normal"/>
    </style:style>
    <style:style style:name="T163" style:family="text">
      <style:text-properties style:font-name="Jomolhari" fo:font-weight="normal" officeooo:rsid="00ff3cbe" style:font-name-asian="FreeMono" style:font-weight-asian="normal" style:font-name-complex="FreeMono" style:font-weight-complex="normal"/>
    </style:style>
    <style:style style:name="T164" style:family="text">
      <style:text-properties style:font-name="Jomolhari" fo:font-weight="normal" officeooo:rsid="010123cb" style:font-name-asian="FreeMono" style:font-weight-asian="normal" style:font-name-complex="FreeMono" style:font-weight-complex="normal"/>
    </style:style>
    <style:style style:name="T165" style:family="text">
      <style:text-properties style:font-name="Jomolhari" fo:font-style="italic" officeooo:rsid="01ab3992" style:font-name-asian="FreeMono" style:font-style-asian="italic" style:font-name-complex="FreeMono" style:font-style-complex="italic"/>
    </style:style>
    <style:style style:name="T166" style:family="text">
      <style:text-properties style:font-name="Jomolhari" officeooo:rsid="01bcbfa6"/>
    </style:style>
    <style:style style:name="T167" style:family="text">
      <style:text-properties style:font-name="Jomolhari" officeooo:rsid="00b804e3"/>
    </style:style>
    <style:style style:name="T168" style:family="text">
      <style:text-properties style:font-name="Jomolhari" officeooo:rsid="01e98d09"/>
    </style:style>
    <style:style style:name="T169" style:family="text">
      <style:text-properties style:font-name="Jomolhari" officeooo:rsid="0207d5ad"/>
    </style:style>
    <style:style style:name="T170" style:family="text">
      <style:text-properties style:font-name="Jomolhari" fo:font-size="16pt" fo:font-weight="bold" officeooo:rsid="0018b72f" style:font-size-asian="16pt" style:font-weight-asian="bold" style:font-size-complex="16pt" style:font-weight-complex="bold"/>
    </style:style>
    <style:style style:name="T171" style:family="text">
      <style:text-properties style:font-name="Jomolhari" fo:font-size="16pt" fo:font-weight="bold" officeooo:rsid="001810e1" style:font-size-asian="16pt" style:font-weight-asian="bold" style:font-size-complex="16pt" style:font-weight-complex="bold"/>
    </style:style>
    <style:style style:name="T172" style:family="text">
      <style:text-properties style:font-name="Jomolhari" officeooo:rsid="024a1292"/>
    </style:style>
    <style:style style:name="T173" style:family="text">
      <style:text-properties style:font-name="Jomolhari" officeooo:rsid="0252f23f"/>
    </style:style>
    <style:style style:name="T174" style:family="text">
      <style:text-properties style:font-name="Jomolhari" officeooo:rsid="025435b7"/>
    </style:style>
    <style:style style:name="T175" style:family="text">
      <style:text-properties style:font-name="Jomolhari" officeooo:rsid="02589b0d"/>
    </style:style>
    <style:style style:name="T176" style:family="text">
      <style:text-properties style:font-name="Jomolhari" officeooo:rsid="0259da5f"/>
    </style:style>
    <style:style style:name="T177" style:family="text">
      <style:text-properties style:font-name="Jomolhari" officeooo:rsid="025a29f5"/>
    </style:style>
    <style:style style:name="T178" style:family="text">
      <style:text-properties style:font-name="Jomolhari" officeooo:rsid="0260a349"/>
    </style:style>
    <style:style style:name="T179" style:family="text">
      <style:text-properties style:font-name="Jomolhari" officeooo:rsid="026425ca"/>
    </style:style>
    <style:style style:name="T180" style:family="text">
      <style:text-properties style:font-name="Jomolhari" officeooo:rsid="0266e748"/>
    </style:style>
    <style:style style:name="T181" style:family="text">
      <style:text-properties style:font-name="Jomolhari" officeooo:rsid="02695730"/>
    </style:style>
    <style:style style:name="T182" style:family="text">
      <style:text-properties style:font-name="Jomolhari" officeooo:rsid="026dad6d"/>
    </style:style>
    <style:style style:name="T183" style:family="text">
      <style:text-properties style:font-name="Jomolhari" officeooo:rsid="026dfc4d"/>
    </style:style>
    <style:style style:name="T184" style:family="text">
      <style:text-properties style:font-name="Jomolhari" officeooo:rsid="025f2b40"/>
    </style:style>
    <style:style style:name="T185" style:family="text">
      <style:text-properties style:font-name="Jomolhari" officeooo:rsid="026ecc1f"/>
    </style:style>
    <style:style style:name="T186" style:family="text">
      <style:text-properties style:font-name="Jomolhari" officeooo:rsid="026f940c"/>
    </style:style>
    <style:style style:name="T187" style:family="text">
      <style:text-properties style:font-name="Jomolhari" officeooo:rsid="02713b2c"/>
    </style:style>
    <style:style style:name="T188" style:family="text">
      <style:text-properties style:font-name="Jomolhari" officeooo:rsid="0271efbf"/>
    </style:style>
    <style:style style:name="T189" style:family="text">
      <style:text-properties style:font-name="Jomolhari" officeooo:rsid="027299a2"/>
    </style:style>
    <style:style style:name="T190" style:family="text">
      <style:text-properties style:font-name="Jomolhari" officeooo:rsid="0273f949"/>
    </style:style>
    <style:style style:name="T191" style:family="text">
      <style:text-properties style:font-name="Jomolhari" officeooo:rsid="0276af84"/>
    </style:style>
    <style:style style:name="T192" style:family="text">
      <style:text-properties style:font-name="Jomolhari" officeooo:rsid="02815bec"/>
    </style:style>
    <style:style style:name="T193" style:family="text">
      <style:text-properties style:font-name="Jomolhari" officeooo:rsid="0286dd3e"/>
    </style:style>
    <style:style style:name="T194" style:family="text">
      <style:text-properties officeooo:rsid="006b862b"/>
    </style:style>
    <style:style style:name="T195" style:family="text">
      <style:text-properties officeooo:rsid="006e6fee"/>
    </style:style>
    <style:style style:name="T196" style:family="text">
      <style:text-properties fo:color="#000000" style:text-underline-style="none" fo:font-weight="normal" officeooo:rsid="002afd29" style:font-weight-asian="normal" style:font-weight-complex="normal"/>
    </style:style>
    <style:style style:name="T197" style:family="text">
      <style:text-properties fo:color="#000000" style:text-underline-style="none" fo:font-weight="normal" officeooo:rsid="002b32e2" style:font-weight-asian="normal" style:font-weight-complex="normal"/>
    </style:style>
    <style:style style:name="T198" style:family="text">
      <style:text-properties fo:color="#000000" style:text-underline-style="none" fo:font-weight="normal" officeooo:rsid="002cfe84" style:font-weight-asian="normal" style:font-weight-complex="normal"/>
    </style:style>
    <style:style style:name="T199" style:family="text">
      <style:text-properties fo:color="#000000" style:text-underline-style="none" fo:font-weight="normal" officeooo:rsid="010a8fef" style:font-weight-asian="normal" style:font-weight-complex="normal"/>
    </style:style>
    <style:style style:name="T200" style:family="text">
      <style:text-properties fo:color="#000000" style:text-underline-style="none" fo:font-weight="normal" officeooo:rsid="010f638a" style:font-weight-asian="normal" style:font-weight-complex="normal"/>
    </style:style>
    <style:style style:name="T201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202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203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204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205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206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207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208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209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210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211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212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213" style:family="text">
      <style:text-properties fo:color="#000000" style:font-name="Jomolhari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214" style:family="text">
      <style:text-properties fo:color="#000000" style:font-name="Jomolhari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215" style:family="text">
      <style:text-properties fo:color="#000000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216" style:family="text">
      <style:text-properties fo:color="#000000" style:font-name="Jomolhari" fo:font-size="13pt" style:text-underline-style="none" fo:font-weight="normal" officeooo:rsid="01c82819" style:font-size-asian="13pt" style:font-weight-asian="normal" style:font-size-complex="13pt" style:font-weight-complex="normal"/>
    </style:style>
    <style:style style:name="T217" style:family="text">
      <style:text-properties fo:color="#000000" style:font-name="Jomolhari" fo:font-size="13pt" style:text-underline-style="none" fo:font-weight="normal" officeooo:rsid="02383cf3" style:font-size-asian="13pt" style:font-weight-asian="normal" style:font-size-complex="13pt" style:font-weight-complex="normal"/>
    </style:style>
    <style:style style:name="T218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219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220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221" style:family="text">
      <style:text-properties fo:color="#000000" style:font-name="Jomolhari" fo:font-weight="normal" officeooo:rsid="01a69ee1" style:font-name-asian="FreeMono" style:font-weight-asian="normal" style:font-name-complex="FreeMono" style:font-weight-complex="normal"/>
    </style:style>
    <style:style style:name="T222" style:family="text">
      <style:text-properties fo:color="#000000" style:font-name="Jomolhari" fo:font-weight="normal" officeooo:rsid="01aab703" style:font-name-asian="FreeMono" style:font-weight-asian="normal" style:font-name-complex="FreeMono" style:font-weight-complex="normal"/>
    </style:style>
    <style:style style:name="T223" style:family="text">
      <style:text-properties fo:color="#000000" style:font-name="Jomolhari" fo:font-weight="normal" officeooo:rsid="01a89490" style:font-name-asian="FreeMono" style:font-weight-asian="normal" style:font-name-complex="FreeMono" style:font-weight-complex="normal"/>
    </style:style>
    <style:style style:name="T224" style:family="text">
      <style:text-properties fo:color="#000000" style:font-name="Jomolhari" officeooo:rsid="0292082f"/>
    </style:style>
    <style:style style:name="T225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226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227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228" style:family="text">
      <style:text-properties fo:color="#000000" style:font-name="FreeMono1" fo:font-size="13pt" style:text-underline-style="none" fo:font-weight="normal" officeooo:rsid="01655df9" style:font-size-asian="13pt" style:font-weight-asian="normal" style:font-size-complex="13pt" style:font-weight-complex="normal"/>
    </style:style>
    <style:style style:name="T229" style:family="text">
      <style:text-properties fo:color="#000000" style:font-name="FreeMono1" fo:font-size="13pt" style:text-underline-style="none" fo:font-weight="normal" officeooo:rsid="01de5552" style:font-size-asian="13pt" style:font-weight-asian="normal" style:font-size-complex="13pt" style:font-weight-complex="normal"/>
    </style:style>
    <style:style style:name="T230" style:family="text">
      <style:text-properties fo:color="#000000" style:font-name="FreeMono1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231" style:family="text">
      <style:text-properties fo:color="#000000" style:font-name="FreeMono1" fo:font-size="13pt" fo:font-style="normal" style:text-underline-style="none" fo:font-weight="normal" officeooo:rsid="01dc4583" style:font-size-asian="13pt" style:font-style-asian="normal" style:font-weight-asian="normal" style:font-size-complex="13pt" style:font-style-complex="normal" style:font-weight-complex="normal"/>
    </style:style>
    <style:style style:name="T232" style:family="text">
      <style:text-properties fo:color="#000000" style:font-name="FreeMono1" fo:font-size="13pt" fo:font-style="normal" style:text-underline-style="none" fo:font-weight="normal" officeooo:rsid="01655df9" style:font-size-asian="13pt" style:font-style-asian="normal" style:font-weight-asian="normal" style:font-size-complex="13pt" style:font-style-complex="normal" style:font-weight-complex="normal"/>
    </style:style>
    <style:style style:name="T233" style:family="text">
      <style:text-properties fo:color="#000000" style:font-name="FreeMono1" fo:font-size="13pt" fo:font-style="normal" style:text-underline-style="none" fo:font-weight="normal" officeooo:rsid="01714a0f" style:font-size-asian="13pt" style:font-style-asian="normal" style:font-weight-asian="normal" style:font-size-complex="13pt" style:font-style-complex="normal" style:font-weight-complex="normal"/>
    </style:style>
    <style:style style:name="T234" style:family="text">
      <style:text-properties fo:color="#000000" style:font-name="FreeMono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235" style:family="text">
      <style:text-properties fo:color="#000000" style:font-name="FreeMono1" officeooo:rsid="018e3118"/>
    </style:style>
    <style:style style:name="T236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237" style:family="text">
      <style:text-properties fo:color="#000000" style:font-name="FreeMono1" officeooo:rsid="0292082f"/>
    </style:style>
    <style:style style:name="T238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239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240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241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242" style:family="text">
      <style:text-properties fo:color="#000000" style:font-name="Jomolhari1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243" style:family="text">
      <style:text-properties fo:color="#000000" style:font-name="Jomolhari1" fo:font-size="13pt" fo:font-style="normal" style:text-underline-style="none" fo:font-weight="normal" officeooo:rsid="02c5cc87" style:font-size-asian="13pt" style:font-style-asian="normal" style:font-weight-asian="normal" style:font-size-complex="13pt" style:font-style-complex="normal" style:font-weight-complex="normal"/>
    </style:style>
    <style:style style:name="T244" style:family="text">
      <style:text-properties fo:color="#000000" style:font-name="Jomolhari1" fo:font-size="13pt" style:text-underline-style="none" fo:font-weight="normal" officeooo:rsid="003cf827" style:font-size-asian="13pt" style:font-weight-asian="normal" style:font-size-complex="13pt" style:font-weight-complex="normal"/>
    </style:style>
    <style:style style:name="T245" style:family="text">
      <style:text-properties fo:color="#000000" style:font-name="Jomolhari1" fo:font-size="13pt" style:text-underline-style="none" fo:font-weight="normal" officeooo:rsid="01c3d0d9" style:font-size-asian="13pt" style:font-weight-asian="normal" style:font-size-complex="13pt" style:font-weight-complex="normal"/>
    </style:style>
    <style:style style:name="T246" style:family="text">
      <style:text-properties fo:color="#000000" style:font-name="Jomolhari1" fo:font-size="13pt" style:text-underline-style="none" fo:font-weight="normal" officeooo:rsid="01e4ef85" style:font-size-asian="13pt" style:font-weight-asian="normal" style:font-size-complex="13pt" style:font-weight-complex="normal"/>
    </style:style>
    <style:style style:name="T247" style:family="text">
      <style:text-properties fo:color="#000000" style:font-name="Jomolhari1" fo:font-size="13pt" style:text-underline-style="none" fo:font-weight="normal" officeooo:rsid="01d6180d" style:font-size-asian="13pt" style:font-weight-asian="normal" style:font-size-complex="13pt" style:font-weight-complex="normal"/>
    </style:style>
    <style:style style:name="T248" style:family="text">
      <style:text-properties fo:color="#000000" style:font-name="Jomolhari1" fo:font-size="13pt" style:text-underline-style="none" fo:font-weight="normal" officeooo:rsid="01ec100d" style:font-size-asian="13pt" style:font-weight-asian="normal" style:font-size-complex="13pt" style:font-weight-complex="normal"/>
    </style:style>
    <style:style style:name="T249" style:family="text">
      <style:text-properties fo:color="#000000" style:font-name="Jomolhari1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250" style:family="text">
      <style:text-properties fo:color="#000000" style:font-name="Jomolhari1" fo:font-size="13pt" style:text-underline-style="none" fo:font-weight="normal" officeooo:rsid="01115540" style:font-size-asian="13pt" style:font-weight-asian="normal" style:font-size-complex="13pt" style:font-weight-complex="normal"/>
    </style:style>
    <style:style style:name="T251" style:family="text">
      <style:text-properties fo:color="#000000" style:font-name="Jomolhari1" fo:font-size="13pt" style:text-underline-style="none" fo:font-weight="normal" officeooo:rsid="0111ee3c" style:font-size-asian="13pt" style:font-weight-asian="normal" style:font-size-complex="13pt" style:font-weight-complex="normal"/>
    </style:style>
    <style:style style:name="T252" style:family="text">
      <style:text-properties fo:color="#000000" style:font-name="Jomolhari1" fo:font-size="13pt" style:text-underline-style="none" fo:font-weight="normal" officeooo:rsid="014ef548" style:font-size-asian="13pt" style:font-weight-asian="normal" style:font-size-complex="13pt" style:font-weight-complex="normal"/>
    </style:style>
    <style:style style:name="T253" style:family="text">
      <style:text-properties fo:color="#000000" style:font-name="Jomolhari1" fo:font-size="13pt" style:text-underline-style="none" fo:font-weight="normal" officeooo:rsid="02c49bc4" style:font-size-asian="13pt" style:font-weight-asian="normal" style:font-size-complex="13pt" style:font-weight-complex="normal"/>
    </style:style>
    <style:style style:name="T254" style:family="text">
      <style:text-properties fo:color="#000000" style:font-name="Jomolhari1" fo:font-size="13pt" style:text-underline-style="none" fo:font-weight="normal" officeooo:rsid="02c5cc87" style:font-size-asian="13pt" style:font-weight-asian="normal" style:font-size-complex="13pt" style:font-weight-complex="normal"/>
    </style:style>
    <style:style style:name="T255" style:family="text">
      <style:text-properties fo:color="#000000" style:font-name="Jomolhari1" fo:font-size="13pt" fo:font-style="italic" style:text-underline-style="none" fo:font-weight="normal" officeooo:rsid="01c3d0d9" style:font-size-asian="13pt" style:font-style-asian="italic" style:font-weight-asian="normal" style:font-size-complex="13pt" style:font-style-complex="italic" style:font-weight-complex="normal"/>
    </style:style>
    <style:style style:name="T256" style:family="text">
      <style:text-properties fo:color="#000000" style:font-name="Jomolhari1" fo:font-size="13pt" fo:font-style="italic" style:text-underline-style="none" fo:font-weight="normal" officeooo:rsid="01115540" style:font-size-asian="13pt" style:font-style-asian="italic" style:font-weight-asian="normal" style:font-size-complex="13pt" style:font-style-complex="italic" style:font-weight-complex="normal"/>
    </style:style>
    <style:style style:name="T257" style:family="text">
      <style:text-properties fo:color="#000000" style:font-name="Jomolhari1" fo:font-size="13pt" fo:font-style="italic" style:text-underline-style="none" fo:font-weight="normal" officeooo:rsid="014bc689" style:font-size-asian="13pt" style:font-style-asian="italic" style:font-weight-asian="normal" style:font-size-complex="13pt" style:font-style-complex="italic" style:font-weight-complex="normal"/>
    </style:style>
    <style:style style:name="T258" style:family="text">
      <style:text-properties fo:color="#000000" style:font-name="Jomolhari1" fo:font-size="13pt" fo:font-style="italic" style:text-underline-style="none" fo:font-weight="normal" officeooo:rsid="01b9800f" style:font-size-asian="13pt" style:font-style-asian="italic" style:font-weight-asian="normal" style:font-size-complex="13pt" style:font-style-complex="italic" style:font-weight-complex="normal"/>
    </style:style>
    <style:style style:name="T259" style:family="text">
      <style:text-properties fo:color="#000000" style:font-name="Jomolhari1" fo:font-size="13pt" fo:font-style="italic" style:text-underline-style="none" fo:font-weight="normal" officeooo:rsid="0111ee3c" style:font-size-asian="13pt" style:font-style-asian="italic" style:font-weight-asian="normal" style:font-size-complex="13pt" style:font-style-complex="italic" style:font-weight-complex="normal"/>
    </style:style>
    <style:style style:name="T260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261" style:family="text">
      <style:text-properties fo:color="#000000" officeooo:rsid="018e3118"/>
    </style:style>
    <style:style style:name="T262" style:family="text">
      <style:text-properties officeooo:rsid="008fc3c0"/>
    </style:style>
    <style:style style:name="T263" style:family="text">
      <style:text-properties style:font-name="Jomolhari1"/>
    </style:style>
    <style:style style:name="T264" style:family="text">
      <style:text-properties style:font-name="Jomolhari1" officeooo:rsid="005d7b27"/>
    </style:style>
    <style:style style:name="T265" style:family="text">
      <style:text-properties style:font-name="Jomolhari1" officeooo:rsid="00ad103c"/>
    </style:style>
    <style:style style:name="T266" style:family="text">
      <style:text-properties style:font-name="Jomolhari1" officeooo:rsid="00ad6f0a"/>
    </style:style>
    <style:style style:name="T267" style:family="text">
      <style:text-properties style:font-name="Jomolhari1" officeooo:rsid="00b01992"/>
    </style:style>
    <style:style style:name="T268" style:family="text">
      <style:text-properties style:font-name="Jomolhari1" officeooo:rsid="00c7fe8a"/>
    </style:style>
    <style:style style:name="T269" style:family="text">
      <style:text-properties style:font-name="Jomolhari1" officeooo:rsid="00ffdc51"/>
    </style:style>
    <style:style style:name="T270" style:family="text">
      <style:text-properties style:font-name="Jomolhari1" officeooo:rsid="0102d0ef"/>
    </style:style>
    <style:style style:name="T271" style:family="text">
      <style:text-properties style:font-name="Jomolhari1" officeooo:rsid="01041c8a"/>
    </style:style>
    <style:style style:name="T272" style:family="text">
      <style:text-properties style:font-name="Jomolhari1" officeooo:rsid="01044023"/>
    </style:style>
    <style:style style:name="T273" style:family="text">
      <style:text-properties style:font-name="Jomolhari1" officeooo:rsid="01058896"/>
    </style:style>
    <style:style style:name="T274" style:family="text">
      <style:text-properties style:font-name="Jomolhari1" officeooo:rsid="01071934"/>
    </style:style>
    <style:style style:name="T275" style:family="text">
      <style:text-properties style:font-name="Jomolhari1" officeooo:rsid="0107ec6e"/>
    </style:style>
    <style:style style:name="T276" style:family="text">
      <style:text-properties style:font-name="Jomolhari1" officeooo:rsid="0112b87c"/>
    </style:style>
    <style:style style:name="T277" style:family="text">
      <style:text-properties style:font-name="Jomolhari1" officeooo:rsid="0114970b"/>
    </style:style>
    <style:style style:name="T278" style:family="text">
      <style:text-properties style:font-name="Jomolhari1" officeooo:rsid="0118f586"/>
    </style:style>
    <style:style style:name="T279" style:family="text">
      <style:text-properties style:font-name="Jomolhari1" officeooo:rsid="0119a69a"/>
    </style:style>
    <style:style style:name="T280" style:family="text">
      <style:text-properties style:font-name="Jomolhari1" fo:font-style="italic" style:font-style-asian="italic" style:font-style-complex="italic"/>
    </style:style>
    <style:style style:name="T281" style:family="text">
      <style:text-properties style:font-name="Jomolhari1" fo:font-style="italic" officeooo:rsid="00ad103c" style:font-style-asian="italic" style:font-style-complex="italic"/>
    </style:style>
    <style:style style:name="T282" style:family="text">
      <style:text-properties style:font-name="Jomolhari1" fo:font-style="italic" officeooo:rsid="01115540" style:font-style-asian="italic" style:font-style-complex="italic"/>
    </style:style>
    <style:style style:name="T283" style:family="text">
      <style:text-properties style:font-name="Jomolhari1" fo:font-style="italic" officeooo:rsid="0111ee3c" style:font-style-asian="italic" style:font-style-complex="italic"/>
    </style:style>
    <style:style style:name="T284" style:family="text">
      <style:text-properties style:font-name="Jomolhari1" fo:font-style="italic" officeooo:rsid="005ed207" style:font-style-asian="italic" style:font-style-complex="italic"/>
    </style:style>
    <style:style style:name="T285" style:family="text">
      <style:text-properties style:font-name="Jomolhari1" fo:font-style="italic" officeooo:rsid="005d7b27" style:font-style-asian="italic" style:font-style-complex="italic"/>
    </style:style>
    <style:style style:name="T286" style:family="text">
      <style:text-properties style:font-name="Jomolhari1" fo:font-style="italic" officeooo:rsid="014bc689" style:font-style-asian="italic" style:font-style-complex="italic"/>
    </style:style>
    <style:style style:name="T287" style:family="text">
      <style:text-properties style:font-name="Jomolhari1" fo:font-style="italic" officeooo:rsid="01b9800f" style:font-style-asian="italic" style:font-style-complex="italic"/>
    </style:style>
    <style:style style:name="T288" style:family="text">
      <style:text-properties style:font-name="Jomolhari1" officeooo:rsid="01115540"/>
    </style:style>
    <style:style style:name="T289" style:family="text">
      <style:text-properties style:font-name="Jomolhari1" officeooo:rsid="0111ee3c"/>
    </style:style>
    <style:style style:name="T290" style:family="text">
      <style:text-properties style:font-name="Jomolhari1" officeooo:rsid="0113a8ba"/>
    </style:style>
    <style:style style:name="T291" style:family="text">
      <style:text-properties style:font-name="Jomolhari1" officeooo:rsid="014ef548"/>
    </style:style>
    <style:style style:name="T292" style:family="text">
      <style:text-properties style:font-name="Jomolhari1" officeooo:rsid="01b9800f"/>
    </style:style>
    <style:style style:name="T293" style:family="text">
      <style:text-properties style:font-name="Jomolhari1" officeooo:rsid="01c82819"/>
    </style:style>
    <style:style style:name="T294" style:family="text">
      <style:text-properties style:font-name="Jomolhari1" officeooo:rsid="01d03d4d"/>
    </style:style>
    <style:style style:name="T295" style:family="text">
      <style:text-properties style:font-name="Jomolhari1" officeooo:rsid="01d116d7"/>
    </style:style>
    <style:style style:name="T296" style:family="text">
      <style:text-properties style:font-name="Jomolhari1" officeooo:rsid="01d268e8"/>
    </style:style>
    <style:style style:name="T297" style:family="text">
      <style:text-properties style:font-name="Jomolhari1" officeooo:rsid="020dbeae"/>
    </style:style>
    <style:style style:name="T298" style:family="text">
      <style:text-properties style:font-name="Jomolhari1" officeooo:rsid="0217b205"/>
    </style:style>
    <style:style style:name="T299" style:family="text">
      <style:text-properties style:font-name="Jomolhari1" officeooo:rsid="0217c9bd"/>
    </style:style>
    <style:style style:name="T300" style:family="text">
      <style:text-properties style:font-name="Jomolhari1" officeooo:rsid="0238c68e"/>
    </style:style>
    <style:style style:name="T301" style:family="text">
      <style:text-properties style:font-name="Jomolhari1" fo:font-weight="normal" officeooo:rsid="02a23b52" style:font-weight-asian="normal" style:font-weight-complex="normal"/>
    </style:style>
    <style:style style:name="T302" style:family="text">
      <style:text-properties style:font-name="Jomolhari1" fo:font-weight="normal" officeooo:rsid="02a2f724" style:font-weight-asian="normal" style:font-weight-complex="normal"/>
    </style:style>
    <style:style style:name="T303" style:family="text">
      <style:text-properties style:font-name="Jomolhari1" officeooo:rsid="02c49bc4"/>
    </style:style>
    <style:style style:name="T304" style:family="text">
      <style:text-properties style:font-name="Jomolhari1" fo:font-style="normal" officeooo:rsid="02c5cc87" style:font-style-asian="normal" style:font-style-complex="normal"/>
    </style:style>
    <style:style style:name="T305" style:family="text">
      <style:text-properties style:font-name="Jomolhari1" officeooo:rsid="02c5cc87"/>
    </style:style>
    <style:style style:name="T306" style:family="text">
      <style:text-properties style:font-name="Jomolhari1" style:text-underline-style="solid" style:text-underline-width="auto" style:text-underline-color="font-color" officeooo:rsid="0111ee3c"/>
    </style:style>
    <style:style style:name="T307" style:family="text">
      <style:text-properties officeooo:rsid="00ac8f4e"/>
    </style:style>
    <style:style style:name="T308" style:family="text">
      <style:text-properties officeooo:rsid="00b5eef6"/>
    </style:style>
    <style:style style:name="T309" style:family="text">
      <style:text-properties officeooo:rsid="00b7a7f5"/>
    </style:style>
    <style:style style:name="T310" style:family="text">
      <style:text-properties officeooo:rsid="00b804e3"/>
    </style:style>
    <style:style style:name="T311" style:family="text">
      <style:text-properties officeooo:rsid="00b9656e"/>
    </style:style>
    <style:style style:name="T312" style:family="text">
      <style:text-properties officeooo:rsid="00bf6866"/>
    </style:style>
    <style:style style:name="T313" style:family="text">
      <style:text-properties officeooo:rsid="00c4efc1"/>
    </style:style>
    <style:style style:name="T314" style:family="text">
      <style:text-properties officeooo:rsid="00cb20f3"/>
    </style:style>
    <style:style style:name="T315" style:family="text">
      <style:text-properties officeooo:rsid="00da85ba"/>
    </style:style>
    <style:style style:name="T316" style:family="text">
      <style:text-properties officeooo:rsid="00dbd3c2"/>
    </style:style>
    <style:style style:name="T317" style:family="text">
      <style:text-properties officeooo:rsid="00eeb3a3"/>
    </style:style>
    <style:style style:name="T318" style:family="text">
      <style:text-properties officeooo:rsid="00ef818c"/>
    </style:style>
    <style:style style:name="T319" style:family="text">
      <style:text-properties officeooo:rsid="00f02d5b"/>
    </style:style>
    <style:style style:name="T320" style:family="text">
      <style:text-properties officeooo:rsid="00f517aa"/>
    </style:style>
    <style:style style:name="T321" style:family="text">
      <style:text-properties officeooo:rsid="00f8380e"/>
    </style:style>
    <style:style style:name="T322" style:family="text">
      <style:text-properties officeooo:rsid="010a8fef"/>
    </style:style>
    <style:style style:name="T323" style:family="text">
      <style:text-properties officeooo:rsid="010b5b7a"/>
    </style:style>
    <style:style style:name="T324" style:family="text">
      <style:text-properties officeooo:rsid="010b6d63"/>
    </style:style>
    <style:style style:name="T325" style:family="text">
      <style:text-properties officeooo:rsid="010d4ed6"/>
    </style:style>
    <style:style style:name="T326" style:family="text">
      <style:text-properties officeooo:rsid="010f638a"/>
    </style:style>
    <style:style style:name="T327" style:family="text">
      <style:text-properties officeooo:rsid="01115540"/>
    </style:style>
    <style:style style:name="T328" style:family="text">
      <style:text-properties officeooo:rsid="0111ee3c"/>
    </style:style>
    <style:style style:name="T329" style:family="text">
      <style:text-properties officeooo:rsid="0113a8ba"/>
    </style:style>
    <style:style style:name="T330" style:family="text">
      <style:text-properties officeooo:rsid="0114d6d9"/>
    </style:style>
    <style:style style:name="T331" style:family="text">
      <style:text-properties officeooo:rsid="0152bf3e"/>
    </style:style>
    <style:style style:name="T332" style:family="text">
      <style:text-properties officeooo:rsid="0154bda5"/>
    </style:style>
    <style:style style:name="T333" style:family="text">
      <style:text-properties officeooo:rsid="01572228"/>
    </style:style>
    <style:style style:name="T334" style:family="text">
      <style:text-properties officeooo:rsid="015a3351"/>
    </style:style>
    <style:style style:name="T335" style:family="text">
      <style:text-properties officeooo:rsid="015d43f1"/>
    </style:style>
    <style:style style:name="T336" style:family="text">
      <style:text-properties officeooo:rsid="01655df9"/>
    </style:style>
    <style:style style:name="T337" style:family="text">
      <style:text-properties officeooo:rsid="01714a0f"/>
    </style:style>
    <style:style style:name="T338" style:family="text">
      <style:text-properties officeooo:rsid="01747c8e"/>
    </style:style>
    <style:style style:name="T339" style:family="text">
      <style:text-properties officeooo:rsid="017788d2"/>
    </style:style>
    <style:style style:name="T340" style:family="text">
      <style:text-properties officeooo:rsid="0178a90e"/>
    </style:style>
    <style:style style:name="T341" style:family="text">
      <style:text-properties officeooo:rsid="017a5fd3"/>
    </style:style>
    <style:style style:name="T342" style:family="text">
      <style:text-properties officeooo:rsid="017b9caf"/>
    </style:style>
    <style:style style:name="T343" style:family="text">
      <style:text-properties officeooo:rsid="017e7627"/>
    </style:style>
    <style:style style:name="T344" style:family="text">
      <style:text-properties officeooo:rsid="0180d354"/>
    </style:style>
    <style:style style:name="T345" style:family="text">
      <style:text-properties officeooo:rsid="01829185"/>
    </style:style>
    <style:style style:name="T346" style:family="text">
      <style:text-properties officeooo:rsid="0182dbda"/>
    </style:style>
    <style:style style:name="T347" style:family="text">
      <style:text-properties officeooo:rsid="0184d9ba"/>
    </style:style>
    <style:style style:name="T348" style:family="text">
      <style:text-properties officeooo:rsid="01859010"/>
    </style:style>
    <style:style style:name="T349" style:family="text">
      <style:text-properties officeooo:rsid="018749b1"/>
    </style:style>
    <style:style style:name="T350" style:family="text">
      <style:text-properties officeooo:rsid="018877fe"/>
    </style:style>
    <style:style style:name="T351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352" style:family="text">
      <style:text-properties style:font-name-asian="FreeMono" style:font-name-complex="FreeMono"/>
    </style:style>
    <style:style style:name="T353" style:family="text">
      <style:text-properties officeooo:rsid="0092ca38" style:font-name-asian="FreeMono" style:font-name-complex="FreeMono"/>
    </style:style>
    <style:style style:name="T354" style:family="text">
      <style:text-properties officeooo:rsid="011231bb" style:font-name-asian="FreeMono" style:font-name-complex="FreeMono"/>
    </style:style>
    <style:style style:name="T355" style:family="text">
      <style:text-properties officeooo:rsid="00f2a4c6" style:font-name-asian="FreeMono" style:font-name-complex="FreeMono"/>
    </style:style>
    <style:style style:name="T356" style:family="text">
      <style:text-properties officeooo:rsid="01972683" style:font-name-asian="FreeMono" style:font-name-complex="FreeMono"/>
    </style:style>
    <style:style style:name="T357" style:family="text">
      <style:text-properties officeooo:rsid="019b6abc" style:font-name-asian="FreeMono" style:font-name-complex="FreeMono"/>
    </style:style>
    <style:style style:name="T358" style:family="text">
      <style:text-properties officeooo:rsid="019cc1c8" style:font-name-asian="FreeMono" style:font-name-complex="FreeMono"/>
    </style:style>
    <style:style style:name="T359" style:family="text">
      <style:text-properties officeooo:rsid="03868f74" style:font-name-asian="FreeMono" style:font-name-complex="FreeMono"/>
    </style:style>
    <style:style style:name="T360" style:family="text">
      <style:text-properties officeooo:rsid="02b0af69" style:font-name-asian="FreeMono" style:font-name-complex="FreeMono"/>
    </style:style>
    <style:style style:name="T361" style:family="text">
      <style:text-properties officeooo:rsid="02b21015" style:font-name-asian="FreeMono" style:font-name-complex="FreeMono"/>
    </style:style>
    <style:style style:name="T362" style:family="text">
      <style:text-properties officeooo:rsid="02b396c0" style:font-name-asian="FreeMono" style:font-name-complex="FreeMono"/>
    </style:style>
    <style:style style:name="T363" style:family="text">
      <style:text-properties officeooo:rsid="02b4c4a3" style:font-name-asian="FreeMono" style:font-name-complex="FreeMono"/>
    </style:style>
    <style:style style:name="T364" style:family="text">
      <style:text-properties officeooo:rsid="0180f0ec"/>
    </style:style>
    <style:style style:name="T365" style:family="text">
      <style:text-properties officeooo:rsid="0189c187"/>
    </style:style>
    <style:style style:name="T366" style:family="text">
      <style:text-properties officeooo:rsid="01859472"/>
    </style:style>
    <style:style style:name="T367" style:family="text">
      <style:text-properties officeooo:rsid="018b1505"/>
    </style:style>
    <style:style style:name="T368" style:family="text">
      <style:text-properties officeooo:rsid="019f853b"/>
    </style:style>
    <style:style style:name="T369" style:family="text">
      <style:text-properties officeooo:rsid="01bcbfa6"/>
    </style:style>
    <style:style style:name="T370" style:family="text">
      <style:text-properties officeooo:rsid="01bdf059"/>
    </style:style>
    <style:style style:name="T371" style:family="text">
      <style:text-properties officeooo:rsid="01bfcc7a"/>
    </style:style>
    <style:style style:name="T372" style:family="text">
      <style:text-properties officeooo:rsid="01c3d0d9"/>
    </style:style>
    <style:style style:name="T373" style:family="text">
      <style:text-properties fo:font-weight="bold" officeooo:rsid="00f517aa" style:font-weight-asian="bold" style:font-weight-complex="bold"/>
    </style:style>
    <style:style style:name="T374" style:family="text">
      <style:text-properties fo:font-weight="bold" officeooo:rsid="01c9b2cb" style:font-weight-asian="bold" style:font-weight-complex="bold"/>
    </style:style>
    <style:style style:name="T375" style:family="text">
      <style:text-properties fo:font-weight="bold" officeooo:rsid="02383cf3" style:font-weight-asian="bold" style:font-weight-complex="bold"/>
    </style:style>
    <style:style style:name="T376" style:family="text">
      <style:text-properties fo:font-weight="bold" officeooo:rsid="000b4a52" style:font-weight-asian="bold" style:font-weight-complex="bold"/>
    </style:style>
    <style:style style:name="T377" style:family="text">
      <style:text-properties fo:font-weight="bold" officeooo:rsid="000bc66b" style:font-weight-asian="bold" style:font-weight-complex="bold"/>
    </style:style>
    <style:style style:name="T378" style:family="text">
      <style:text-properties fo:font-weight="bold" officeooo:rsid="0024dc63" style:font-weight-asian="bold" style:font-weight-complex="bold"/>
    </style:style>
    <style:style style:name="T379" style:family="text">
      <style:text-properties fo:font-weight="bold" officeooo:rsid="0273f949" style:font-weight-asian="bold" style:font-weight-complex="bold"/>
    </style:style>
    <style:style style:name="T380" style:family="text">
      <style:text-properties fo:font-weight="bold" officeooo:rsid="02b69ccc" style:font-weight-asian="bold" style:font-weight-complex="bold"/>
    </style:style>
    <style:style style:name="T381" style:family="text">
      <style:text-properties officeooo:rsid="01c82819"/>
    </style:style>
    <style:style style:name="T382" style:family="text">
      <style:text-properties officeooo:rsid="01c9b2cb"/>
    </style:style>
    <style:style style:name="T383" style:family="text">
      <style:text-properties officeooo:rsid="01cb609a"/>
    </style:style>
    <style:style style:name="T384" style:family="text">
      <style:text-properties officeooo:rsid="01ce545d"/>
    </style:style>
    <style:style style:name="T385" style:family="text">
      <style:text-properties officeooo:rsid="01d03d4d"/>
    </style:style>
    <style:style style:name="T386" style:family="text">
      <style:text-properties officeooo:rsid="01d36fac"/>
    </style:style>
    <style:style style:name="T387" style:family="text">
      <style:text-properties officeooo:rsid="01d6180d"/>
    </style:style>
    <style:style style:name="T388" style:family="text">
      <style:text-properties fo:color="#0000ff"/>
    </style:style>
    <style:style style:name="T389" style:family="text">
      <style:text-properties fo:color="#0000ff" style:font-name="Jomolhari1" officeooo:rsid="01d116d7"/>
    </style:style>
    <style:style style:name="T390" style:family="text">
      <style:text-properties fo:color="#0000ff" style:font-name="Jomolhari1" officeooo:rsid="01fc1624"/>
    </style:style>
    <style:style style:name="T391" style:family="text">
      <style:text-properties fo:color="#0000ff" style:font-name="Jomolhari1" officeooo:rsid="020dbeae"/>
    </style:style>
    <style:style style:name="T392" style:family="text">
      <style:text-properties fo:color="#0000ff" style:font-name="Jomolhari1" officeooo:rsid="0217c9bd"/>
    </style:style>
    <style:style style:name="T393" style:family="text">
      <style:text-properties fo:color="#0000ff" style:font-name="Jomolhari1" officeooo:rsid="021a03e5"/>
    </style:style>
    <style:style style:name="T394" style:family="text">
      <style:text-properties fo:color="#0000ff" style:font-name="Jomolhari1" fo:font-size="13pt" fo:font-style="normal" style:text-underline-style="none" fo:font-weight="normal" officeooo:rsid="01c3d0d9" style:font-size-asian="13pt" style:font-style-asian="normal" style:font-weight-asian="normal" style:font-size-complex="13pt" style:font-style-complex="normal" style:font-weight-complex="normal"/>
    </style:style>
    <style:style style:name="T395" style:family="text">
      <style:text-properties fo:color="#0000ff" style:font-name="Jomolhari1" fo:font-size="13pt" fo:font-style="normal" style:text-underline-style="none" fo:font-weight="normal" officeooo:rsid="02c5cc87" style:font-size-asian="13pt" style:font-style-asian="normal" style:font-weight-asian="normal" style:font-size-complex="13pt" style:font-style-complex="normal" style:font-weight-complex="normal"/>
    </style:style>
    <style:style style:name="T396" style:family="text">
      <style:text-properties fo:color="#0000ff" style:font-name="Jomolhari1" fo:font-size="13pt" style:text-underline-style="none" fo:font-weight="normal" officeooo:rsid="01c3d0d9" style:font-size-asian="13pt" style:font-weight-asian="normal" style:font-size-complex="13pt" style:font-weight-complex="normal"/>
    </style:style>
    <style:style style:name="T397" style:family="text">
      <style:text-properties fo:color="#0000ff" style:font-name="Jomolhari1" fo:font-size="13pt" style:text-underline-style="none" fo:font-weight="normal" officeooo:rsid="01e6aa53" style:font-size-asian="13pt" style:font-weight-asian="normal" style:font-size-complex="13pt" style:font-weight-complex="normal"/>
    </style:style>
    <style:style style:name="T398" style:family="text">
      <style:text-properties fo:color="#0000ff" officeooo:rsid="01e6aa53"/>
    </style:style>
    <style:style style:name="T399" style:family="text">
      <style:text-properties fo:color="#0000ff" officeooo:rsid="01e98d09"/>
    </style:style>
    <style:style style:name="T400" style:family="text">
      <style:text-properties fo:color="#0000ff" style:font-name="Jomolhari" officeooo:rsid="01ec100d"/>
    </style:style>
    <style:style style:name="T401" style:family="text">
      <style:text-properties fo:color="#0000ff" style:font-name="Jomolhari" officeooo:rsid="01ed59fc"/>
    </style:style>
    <style:style style:name="T402" style:family="text">
      <style:text-properties fo:color="#0000ff" style:font-name="Jomolhari" officeooo:rsid="01ee3d41"/>
    </style:style>
    <style:style style:name="T403" style:family="text">
      <style:text-properties fo:color="#0000ff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404" style:family="text">
      <style:text-properties fo:color="#0000ff" style:font-name="Jomolhari" fo:font-size="13pt" style:text-underline-style="none" fo:font-weight="normal" officeooo:rsid="01f32ef1" style:font-size-asian="13pt" style:font-weight-asian="normal" style:font-size-complex="13pt" style:font-weight-complex="normal"/>
    </style:style>
    <style:style style:name="T405" style:family="text">
      <style:text-properties fo:color="#0000ff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406" style:family="text">
      <style:text-properties fo:color="#0000ff" officeooo:rsid="01f19e93"/>
    </style:style>
    <style:style style:name="T407" style:family="text">
      <style:text-properties fo:color="#0000ff" officeooo:rsid="01c82819"/>
    </style:style>
    <style:style style:name="T408" style:family="text">
      <style:text-properties fo:color="#0000ff" officeooo:rsid="01f7ee1f"/>
    </style:style>
    <style:style style:name="T409" style:family="text">
      <style:text-properties fo:color="#0000ff" officeooo:rsid="01fc1624"/>
    </style:style>
    <style:style style:name="T410" style:family="text">
      <style:text-properties fo:color="#0000ff" officeooo:rsid="02027c83"/>
    </style:style>
    <style:style style:name="T411" style:family="text">
      <style:text-properties fo:color="#0000ff" officeooo:rsid="0205350b"/>
    </style:style>
    <style:style style:name="T412" style:family="text">
      <style:text-properties fo:color="#0000ff" officeooo:rsid="01c9b2cb"/>
    </style:style>
    <style:style style:name="T413" style:family="text">
      <style:text-properties fo:color="#0000ff" style:font-name="FreeMono1" officeooo:rsid="01d116d7"/>
    </style:style>
    <style:style style:name="T414" style:family="text">
      <style:text-properties fo:color="#0000ff" officeooo:rsid="02292c35"/>
    </style:style>
    <style:style style:name="T415" style:family="text">
      <style:text-properties fo:color="#0000ff" officeooo:rsid="024bb0ad"/>
    </style:style>
    <style:style style:name="T416" style:family="text">
      <style:text-properties officeooo:rsid="01da9c2d"/>
    </style:style>
    <style:style style:name="T417" style:family="text">
      <style:text-properties officeooo:rsid="01e1ba05"/>
    </style:style>
    <style:style style:name="T418" style:family="text">
      <style:text-properties officeooo:rsid="01e4ef85"/>
    </style:style>
    <style:style style:name="T419" style:family="text">
      <style:text-properties officeooo:rsid="01e86530"/>
    </style:style>
    <style:style style:name="T420" style:family="text">
      <style:text-properties officeooo:rsid="01e9443a"/>
    </style:style>
    <style:style style:name="T421" style:family="text">
      <style:text-properties officeooo:rsid="01e98d09"/>
    </style:style>
    <style:style style:name="T422" style:family="text">
      <style:text-properties officeooo:rsid="01f19e93"/>
    </style:style>
    <style:style style:name="T423" style:family="text">
      <style:text-properties officeooo:rsid="01f32ef1"/>
    </style:style>
    <style:style style:name="T424" style:family="text">
      <style:text-properties officeooo:rsid="01f7675e"/>
    </style:style>
    <style:style style:name="T425" style:family="text">
      <style:text-properties officeooo:rsid="01f7ee1f"/>
    </style:style>
    <style:style style:name="T426" style:family="text">
      <style:text-properties officeooo:rsid="01fc1624"/>
    </style:style>
    <style:style style:name="T427" style:family="text">
      <style:text-properties officeooo:rsid="0200b089"/>
    </style:style>
    <style:style style:name="T428" style:family="text">
      <style:text-properties officeooo:rsid="02043da2"/>
    </style:style>
    <style:style style:name="T429" style:family="text">
      <style:text-properties officeooo:rsid="0207d5ad"/>
    </style:style>
    <style:style style:name="T430" style:family="text">
      <style:text-properties officeooo:rsid="021a7ca9"/>
    </style:style>
    <style:style style:name="T431" style:family="text">
      <style:text-properties officeooo:rsid="021b3fa5"/>
    </style:style>
    <style:style style:name="T432" style:family="text">
      <style:text-properties officeooo:rsid="021d76ae"/>
    </style:style>
    <style:style style:name="T433" style:family="text">
      <style:text-properties officeooo:rsid="021f80b8"/>
    </style:style>
    <style:style style:name="T434" style:family="text">
      <style:text-properties officeooo:rsid="02215ebe"/>
    </style:style>
    <style:style style:name="T435" style:family="text">
      <style:text-properties officeooo:rsid="0222ec0b"/>
    </style:style>
    <style:style style:name="T436" style:family="text">
      <style:text-properties officeooo:rsid="0223bc40"/>
    </style:style>
    <style:style style:name="T437" style:family="text">
      <style:text-properties officeooo:rsid="0225272a"/>
    </style:style>
    <style:style style:name="T438" style:family="text">
      <style:text-properties officeooo:rsid="02252ec7"/>
    </style:style>
    <style:style style:name="T439" style:family="text">
      <style:text-properties officeooo:rsid="0226f52a"/>
    </style:style>
    <style:style style:name="T440" style:family="text">
      <style:text-properties officeooo:rsid="02292c35"/>
    </style:style>
    <style:style style:name="T441" style:family="text">
      <style:text-properties officeooo:rsid="022a1d34"/>
    </style:style>
    <style:style style:name="T442" style:family="text">
      <style:text-properties style:use-window-font-color="true" officeooo:rsid="022b5fec"/>
    </style:style>
    <style:style style:name="T443" style:family="text">
      <style:text-properties style:use-window-font-color="true" officeooo:rsid="022b8250"/>
    </style:style>
    <style:style style:name="T444" style:family="text">
      <style:text-properties style:use-window-font-color="true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445" style:family="text">
      <style:text-properties style:use-window-font-color="true" style:font-name="Jomolhari" fo:font-size="13pt" style:text-underline-style="none" fo:font-weight="normal" officeooo:rsid="022b5fec" style:font-size-asian="13pt" style:font-weight-asian="normal" style:font-size-complex="13pt" style:font-weight-complex="normal"/>
    </style:style>
    <style:style style:name="T446" style:family="text">
      <style:text-properties style:use-window-font-color="true" officeooo:rsid="022f5e14"/>
    </style:style>
    <style:style style:name="T447" style:family="text">
      <style:text-properties style:use-window-font-color="true" officeooo:rsid="02baf564"/>
    </style:style>
    <style:style style:name="T448" style:family="text">
      <style:text-properties style:use-window-font-color="true" style:font-name="Jomolhari1" fo:font-size="13pt" fo:font-style="normal" style:text-underline-style="none" fo:font-weight="normal" officeooo:rsid="02c5cc87" style:font-size-asian="13pt" style:font-style-asian="normal" style:font-weight-asian="normal" style:font-size-complex="13pt" style:font-style-complex="normal" style:font-weight-complex="normal"/>
    </style:style>
    <style:style style:name="T449" style:family="text">
      <style:text-properties officeooo:rsid="022b8250"/>
    </style:style>
    <style:style style:name="T450" style:family="text">
      <style:text-properties officeooo:rsid="022d5693"/>
    </style:style>
    <style:style style:name="T451" style:family="text">
      <style:text-properties officeooo:rsid="02345b5f"/>
    </style:style>
    <style:style style:name="T452" style:family="text">
      <style:text-properties officeooo:rsid="02383cf3"/>
    </style:style>
    <style:style style:name="T453" style:family="text">
      <style:text-properties officeooo:rsid="0238c68e"/>
    </style:style>
    <style:style style:name="T454" style:family="text">
      <style:text-properties officeooo:rsid="023abdfa"/>
    </style:style>
    <style:style style:name="T455" style:family="text">
      <style:text-properties officeooo:rsid="023f3c6f"/>
    </style:style>
    <style:style style:name="T456" style:family="text">
      <style:text-properties officeooo:rsid="0244c57e"/>
    </style:style>
    <style:style style:name="T457" style:family="text">
      <style:text-properties officeooo:rsid="024c8e6a"/>
    </style:style>
    <style:style style:name="T458" style:family="text">
      <style:text-properties officeooo:rsid="0252f23f"/>
    </style:style>
    <style:style style:name="T459" style:family="text">
      <style:text-properties officeooo:rsid="025435b7"/>
    </style:style>
    <style:style style:name="T460" style:family="text">
      <style:text-properties officeooo:rsid="025c32d7"/>
    </style:style>
    <style:style style:name="T461" style:family="text">
      <style:text-properties officeooo:rsid="025e600e"/>
    </style:style>
    <style:style style:name="T462" style:family="text">
      <style:text-properties officeooo:rsid="025f2b40"/>
    </style:style>
    <style:style style:name="T463" style:family="text">
      <style:text-properties officeooo:rsid="026425ca"/>
    </style:style>
    <style:style style:name="T464" style:family="text">
      <style:text-properties officeooo:rsid="026606e7"/>
    </style:style>
    <style:style style:name="T465" style:family="text">
      <style:text-properties officeooo:rsid="026dad6d"/>
    </style:style>
    <style:style style:name="T466" style:family="text">
      <style:text-properties officeooo:rsid="02738b74"/>
    </style:style>
    <style:style style:name="T467" style:family="text">
      <style:text-properties officeooo:rsid="0273f949"/>
    </style:style>
    <style:style style:name="T468" style:family="text">
      <style:text-properties officeooo:rsid="02750d1d"/>
    </style:style>
    <style:style style:name="T469" style:family="text">
      <style:text-properties officeooo:rsid="0276af84"/>
    </style:style>
    <style:style style:name="T470" style:family="text">
      <style:text-properties officeooo:rsid="0277d5ee"/>
    </style:style>
    <style:style style:name="T471" style:family="text">
      <style:text-properties officeooo:rsid="0279ccfa"/>
    </style:style>
    <style:style style:name="T472" style:family="text">
      <style:text-properties officeooo:rsid="027b5250"/>
    </style:style>
    <style:style style:name="T473" style:family="text">
      <style:text-properties officeooo:rsid="027ba23a"/>
    </style:style>
    <style:style style:name="T474" style:family="text">
      <style:text-properties officeooo:rsid="028117db"/>
    </style:style>
    <style:style style:name="T475" style:family="text">
      <style:text-properties officeooo:rsid="028358cb"/>
    </style:style>
    <style:style style:name="T476" style:family="text">
      <style:text-properties officeooo:rsid="0283c7ef"/>
    </style:style>
    <style:style style:name="T477" style:family="text">
      <style:text-properties officeooo:rsid="028b4e0b"/>
    </style:style>
    <style:style style:name="T478" style:family="text">
      <style:text-properties officeooo:rsid="028c503d"/>
    </style:style>
    <style:style style:name="T479" style:family="text">
      <style:text-properties officeooo:rsid="02906776"/>
    </style:style>
    <style:style style:name="T480" style:family="text">
      <style:text-properties officeooo:rsid="0291199e"/>
    </style:style>
    <style:style style:name="T481" style:family="text">
      <style:text-properties officeooo:rsid="02974dcc"/>
    </style:style>
    <style:style style:name="T482" style:family="text">
      <style:text-properties officeooo:rsid="0298b0ae"/>
    </style:style>
    <style:style style:name="T483" style:family="text">
      <style:text-properties officeooo:rsid="029ae6af"/>
    </style:style>
    <style:style style:name="T484" style:family="text">
      <style:text-properties officeooo:rsid="003c243e"/>
    </style:style>
    <style:style style:name="T485" style:family="text">
      <style:text-properties officeooo:rsid="003ff622"/>
    </style:style>
    <style:style style:name="T486" style:family="text">
      <style:text-properties officeooo:rsid="0001b64e"/>
    </style:style>
    <style:style style:name="T487" style:family="text">
      <style:text-properties officeooo:rsid="000660fc"/>
    </style:style>
    <style:style style:name="T488" style:family="text">
      <style:text-properties officeooo:rsid="003d2716"/>
    </style:style>
    <style:style style:name="T489" style:family="text">
      <style:text-properties officeooo:rsid="001c9c80"/>
    </style:style>
    <style:style style:name="T490" style:family="text">
      <style:text-properties officeooo:rsid="0002a85b"/>
    </style:style>
    <style:style style:name="T491" style:family="text">
      <style:text-properties officeooo:rsid="003f2751"/>
    </style:style>
    <style:style style:name="T492" style:family="text">
      <style:text-properties officeooo:rsid="01078525"/>
    </style:style>
    <style:style style:name="T493" style:family="text">
      <style:text-properties officeooo:rsid="001d344d"/>
    </style:style>
    <style:style style:name="T494" style:family="text">
      <style:text-properties officeooo:rsid="0020dff3"/>
    </style:style>
    <style:style style:name="T495" style:family="text">
      <style:text-properties officeooo:rsid="00491b39"/>
    </style:style>
    <style:style style:name="T496" style:family="text">
      <style:text-properties officeooo:rsid="004796a7"/>
    </style:style>
    <style:style style:name="T497" style:family="text">
      <style:text-properties officeooo:rsid="004112f0"/>
    </style:style>
    <style:style style:name="T498" style:family="text">
      <style:text-properties officeooo:rsid="00076215"/>
    </style:style>
    <style:style style:name="T499" style:family="text">
      <style:text-properties officeooo:rsid="003e0aed"/>
    </style:style>
    <style:style style:name="T500" style:family="text">
      <style:text-properties officeooo:rsid="004b169d"/>
    </style:style>
    <style:style style:name="T501" style:family="text">
      <style:text-properties officeooo:rsid="010de23e"/>
    </style:style>
    <style:style style:name="T502" style:family="text">
      <style:text-properties officeooo:rsid="002d2939"/>
    </style:style>
    <style:style style:name="T503" style:family="text">
      <style:text-properties officeooo:rsid="01085f18"/>
    </style:style>
    <style:style style:name="T504" style:family="text">
      <style:text-properties officeooo:rsid="000b4a52"/>
    </style:style>
    <style:style style:name="T505" style:family="text">
      <style:text-properties officeooo:rsid="000bc66b"/>
    </style:style>
    <style:style style:name="T506" style:family="text">
      <style:text-properties officeooo:rsid="0014e471"/>
    </style:style>
    <style:style style:name="T507" style:family="text">
      <style:text-properties officeooo:rsid="0017e3a9"/>
    </style:style>
    <style:style style:name="T508" style:family="text">
      <style:text-properties officeooo:rsid="00f33c84"/>
    </style:style>
    <style:style style:name="T509" style:family="text">
      <style:text-properties officeooo:rsid="00162c88"/>
    </style:style>
    <style:style style:name="T510" style:family="text">
      <style:text-properties officeooo:rsid="003faa43"/>
    </style:style>
    <style:style style:name="T511" style:family="text">
      <style:text-properties officeooo:rsid="0024dc63"/>
    </style:style>
    <style:style style:name="T512" style:family="text">
      <style:text-properties officeooo:rsid="002b8270"/>
    </style:style>
    <style:style style:name="T513" style:family="text">
      <style:text-properties officeooo:rsid="00523644"/>
    </style:style>
    <style:style style:name="T514" style:family="text">
      <style:text-properties officeooo:rsid="005429dd"/>
    </style:style>
    <style:style style:name="T515" style:family="text">
      <style:text-properties officeooo:rsid="000febc9"/>
    </style:style>
    <style:style style:name="T516" style:family="text">
      <style:text-properties officeooo:rsid="00134f95"/>
    </style:style>
    <style:style style:name="T517" style:family="text">
      <style:text-properties officeooo:rsid="001149c0"/>
    </style:style>
    <style:style style:name="T518" style:family="text">
      <style:text-properties officeooo:rsid="00581630"/>
    </style:style>
    <style:style style:name="T519" style:family="text">
      <style:text-properties officeooo:rsid="005b9c9d"/>
    </style:style>
    <style:style style:name="T520" style:family="text">
      <style:text-properties officeooo:rsid="005de737"/>
    </style:style>
    <style:style style:name="T521" style:family="text">
      <style:text-properties officeooo:rsid="005d06f9"/>
    </style:style>
    <style:style style:name="T522" style:family="text">
      <style:text-properties officeooo:rsid="0071376a"/>
    </style:style>
    <style:style style:name="T523" style:family="text">
      <style:text-properties officeooo:rsid="005567e8"/>
    </style:style>
    <style:style style:name="T524" style:family="text">
      <style:text-properties officeooo:rsid="00a12a21"/>
    </style:style>
    <style:style style:name="T525" style:family="text">
      <style:text-properties officeooo:rsid="007787df"/>
    </style:style>
    <style:style style:name="T526" style:family="text">
      <style:text-properties officeooo:rsid="001975b5"/>
    </style:style>
    <style:style style:name="T527" style:family="text">
      <style:text-properties officeooo:rsid="010c8dec"/>
    </style:style>
    <style:style style:name="T528" style:family="text">
      <style:text-properties officeooo:rsid="000784e0"/>
    </style:style>
    <style:style style:name="T529" style:family="text">
      <style:text-properties officeooo:rsid="0030efb7"/>
    </style:style>
    <style:style style:name="T530" style:family="text">
      <style:text-properties officeooo:rsid="0031ab87"/>
    </style:style>
    <style:style style:name="T531" style:family="text">
      <style:text-properties officeooo:rsid="0032d1ca"/>
    </style:style>
    <style:style style:name="T532" style:family="text">
      <style:text-properties officeooo:rsid="00099f11"/>
    </style:style>
    <style:style style:name="T533" style:family="text">
      <style:text-properties officeooo:rsid="000a8a25"/>
    </style:style>
    <style:style style:name="T534" style:family="text">
      <style:text-properties officeooo:rsid="000e1783"/>
    </style:style>
    <style:style style:name="T535" style:family="text">
      <style:text-properties officeooo:rsid="00225ae5"/>
    </style:style>
    <style:style style:name="T536" style:family="text">
      <style:text-properties officeooo:rsid="0009a1d4"/>
    </style:style>
    <style:style style:name="T537" style:family="text">
      <style:text-properties officeooo:rsid="029bf435"/>
    </style:style>
    <style:style style:name="T538" style:family="text">
      <style:text-properties officeooo:rsid="02aea783"/>
    </style:style>
    <style:style style:name="T539" style:family="text">
      <style:text-properties officeooo:rsid="02b52e49"/>
    </style:style>
    <style:style style:name="T540" style:family="text">
      <style:text-properties officeooo:rsid="02b69ccc"/>
    </style:style>
    <style:style style:name="T541" style:family="text">
      <style:text-properties officeooo:rsid="02baf564"/>
    </style:style>
    <style:style style:name="T542" style:family="text">
      <style:text-properties officeooo:rsid="02baf627"/>
    </style:style>
    <style:style style:name="T543" style:family="text">
      <style:text-properties officeooo:rsid="02bef118"/>
    </style:style>
    <style:style style:name="T544" style:family="text">
      <style:text-properties style:text-underline-style="none" fo:font-weight="normal" officeooo:rsid="001ff759" style:font-weight-asian="normal" style:font-weight-complex="normal"/>
    </style:style>
    <style:style style:name="T545" style:family="text">
      <style:text-properties style:text-underline-style="none" fo:font-weight="normal" officeooo:rsid="00217b28" style:font-weight-asian="normal" style:font-weight-complex="normal"/>
    </style:style>
    <style:style style:name="T546" style:family="text">
      <style:text-properties fo:color="#800000" style:font-name="Jomolhari1" fo:font-size="13pt" fo:font-style="normal" style:text-underline-style="none" fo:font-weight="normal" officeooo:rsid="02c5cc87" style:font-size-asian="13pt" style:font-style-asian="normal" style:font-weight-asian="normal" style:font-size-complex="13pt" style:font-style-complex="normal" style:font-weight-complex="normal"/>
    </style:style>
    <style:style style:name="T547" style:family="text">
      <style:text-properties fo:color="#000080" style:font-name="Jomolhari1" fo:font-size="13pt" fo:font-style="normal" style:text-underline-style="none" fo:font-weight="normal" officeooo:rsid="02c5cc87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70">1<text:tab/></text:span><text:span text:style-name="T171">Introduction to YACC</text:span></text:p>
      <text:p text:style-name="P1"/>
      <text:p text:style-name="P251"><text:span text:style-name="T62">YACC (Yet Another Compiler Compiler) is a tool used to generate a parser. </text:span><text:span text:style-name="T63">This document is a tutorial for the use of YACC to generate a parser for SIL. </text:span><text:span text:style-name="T64">YACC </text:span><text:span text:style-name="T65">translates </text:span><text:span text:style-name="T75">a given</text:span><text:span text:style-name="T65"> </text:span><text:a xlink:type="simple" xlink:href="http://en.wikipedia.org/wiki/Context-free_grammar"><text:span text:style-name="T544">Context Free Grammar (CFG)</text:span></text:a><text:span text:style-name="T65"> specifications </text:span><text:span text:style-name="T66">(input in </text:span><text:span text:style-name="T123">input_file.y</text:span><text:span text:style-name="T66">) </text:span><text:span text:style-name="T65">into a C implementation </text:span><text:span text:style-name="T69">(</text:span><text:span text:style-name="T122">y.tab.c</text:span><text:span text:style-name="T69">) </text:span><text:span text:style-name="T65">of a corresponding </text:span><text:a xlink:type="simple" xlink:href="http://en.wikipedia.org/wiki/Pushdown_automaton"><text:span text:style-name="T545">push down automaton</text:span></text:a><text:span text:style-name="T75"> </text:span><text:span text:style-name="T70">(</text:span><text:span text:style-name="T67">i.e., a finite state machine with a stack</text:span><text:span text:style-name="T70">).</text:span><text:span text:style-name="T62"> </text:span><text:span text:style-name="T68">This C program when compiled, yields an executable parser.</text:span></text:p>
      <text:p text:style-name="P247"/>
      <text:p text:style-name="P39"><draw:custom-shape text:anchor-type="paragraph" draw:z-index="0" draw:style-name="gr1" draw:text-style-name="P252" svg:width="1.3335in" svg:height="0.6878in" svg:x="3.8398in" svg:y="0.0917in"><text:p text:style-name="P252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><draw:custom-shape text:anchor-type="paragraph" draw:z-index="3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6.75in" svg:y="0.0756in"><draw:text-box><text:p>y.tab.c</text:p></draw:text-box></draw:frame><draw:frame text:anchor-type="paragraph" draw:z-index="14" draw:style-name="gr4" svg:width="0.8961in" svg:height="0.1925in" svg:x="1.6311in" svg:y="0.0756in"><draw:text-box><text:p>input_file.y</text:p></draw:text-box></draw:frame></text:p>
      <text:p text:style-name="P39"/>
      <text:p text:style-name="P39"><text:tab/></text:p>
      <text:p text:style-name="P38"><draw:custom-shape text:anchor-type="paragraph" draw:z-index="1" draw:style-name="gr1" svg:width="1.3335in" svg:height="0.6878in" svg:x="3.8398in" svg:y="0.1425in"><text:p text:style-name="P252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><draw:custom-shape text:anchor-type="paragraph" draw:z-index="4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6.75in" svg:y="0.0756in"><draw:text-box><text:p>a.out</text:p></draw:text-box></draw:frame><draw:frame text:anchor-type="paragraph" draw:z-index="13" draw:style-name="gr3" svg:width="0.8961in" svg:height="0.2189in" svg:x="1.6311in" svg:y="0.0756in"><draw:text-box><text:p>y.tab.c</text:p></draw:text-box></draw:frame></text:p>
      <text:p text:style-name="P39"/>
      <text:p text:style-name="P40"/>
      <text:p text:style-name="P41"><draw:custom-shape text:anchor-type="paragraph" draw:z-index="2" draw:style-name="gr1" svg:width="1.3335in" svg:height="0.6878in" svg:x="3.8398in" svg:y="0.1043in"><text:p text:style-name="P252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2"><draw:custom-shape text:anchor-type="paragraph" draw:z-index="5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6.75in" svg:y="0.0756in"><draw:text-box><text:p>Output</text:p></draw:text-box></draw:frame><draw:frame text:anchor-type="paragraph" draw:z-index="12" draw:style-name="gr3" svg:width="0.8961in" svg:height="0.2189in" svg:x="1.6311in" svg:y="0.0756in"><draw:text-box><text:p>Input</text:p></draw:text-box></draw:frame></text:p>
      <text:p text:style-name="P42"/>
      <text:p text:style-name="P33"/>
      <text:p text:style-name="P194"><text:span text:style-name="T196">The source SIL program is fed as the input to the generated parser (</text:span><text:span text:style-name="T201">a.out</text:span><text:span text:style-name="T196">). <text:s/></text:span><text:span text:style-name="T200">The parser </text:span><text:span text:style-name="T197">checks </text:span><text:span text:style-name="T199">whether</text:span><text:span text:style-name="T197"> the program </text:span><text:span text:style-name="T200">satisfies </text:span><text:span text:style-name="T197">the </text:span><text:span text:style-name="T200">syntax </text:span><text:span text:style-name="T198">specification </text:span><text:span text:style-name="T200">given </text:span><text:span text:style-name="T198">in the </text:span><text:span text:style-name="T202">input_file.y</text:span><text:span text:style-name="T198"> file. </text:span></text:p>
      <text:p text:style-name="P19"/>
      <text:p text:style-name="P9"><text:span text:style-name="T126"><text:tab/>A parser is </text:span><text:span text:style-name="T127">a </text:span><text:span text:style-name="T126">program that </text:span><text:span text:style-name="T106">checks whether its </text:span><text:span text:style-name="T126">input </text:span><text:span text:style-name="T322">(viewed as a stre</text:span><text:span text:style-name="T326">a</text:span><text:span text:style-name="T322">m of tokens) meets</text:span><text:span text:style-name="T126"> a </text:span><text:span text:style-name="T322">given </text:span><text:span text:style-name="T126">grammar </text:span><text:soft-page-break/><text:span text:style-name="T132">specification</text:span><text:span text:style-name="T126">. </text:span><text:span text:style-name="T125"><text:s/></text:span><text:span text:style-name="T139">The syntax of </text:span><text:span text:style-name="T140">SIL</text:span><text:span text:style-name="T139"> can be specified <text:s/></text:span><text:span text:style-name="T141">using</text:span><text:span text:style-name="T138"> </text:span><text:span text:style-name="T146">a </text:span><text:span text:style-name="T142">Context Free Grammar.</text:span><text:span text:style-name="T141"> </text:span><text:span text:style-name="T146">As mentioned earlier, </text:span><text:span text:style-name="T143">YACC </text:span><text:span text:style-name="T146">takes this sp</text:span><text:span text:style-name="T148">e</text:span><text:span text:style-name="T146">cification and generates a parser for SIL. <text:s/></text:span></text:p>
      <text:p text:style-name="P15"/>
      <text:p text:style-name="P249"><text:span text:style-name="T249"><text:s text:c="9"/>Recall that a </text:span><text:span text:style-name="T256">context free grammar</text:span><text:span text:style-name="T250"> is defined by a four tuple (</text:span><text:span text:style-name="T249">N</text:span><text:span text:style-name="T250">,T,P,S) - <text:s/>a set </text:span><text:span text:style-name="T249">N</text:span><text:span text:style-name="T250"> of </text:span><text:span text:style-name="T257">non-terminals</text:span><text:span text:style-name="T250">, a set T of </text:span><text:span text:style-name="T256">t</text:span><text:span text:style-name="T258">erminals</text:span><text:span text:style-name="T256"> </text:span><text:span text:style-name="T250">(</text:span><text:span text:style-name="T249">in our project, these are the tokens returned by the lexical analyzer and hence we may refer to them as </text:span><text:span text:style-name="T258">tokens</text:span><text:span text:style-name="T249"> occasionally</text:span><text:span text:style-name="T250">), <text:s/>set P of </text:span><text:span text:style-name="T256">productions</text:span><text:span text:style-name="T250"> and a </text:span><text:span text:style-name="T256">start </text:span><text:span text:style-name="T259">variable</text:span><text:span text:style-name="T250"> <text:s/>S. </text:span><text:span text:style-name="T251">Each production consists of a </text:span><text:span text:style-name="T249">non-terminal</text:span><text:span text:style-name="T251"> on the left side (</text:span><text:span text:style-name="T259">head</text:span><text:span text:style-name="T251"> part) and a sequence of tokens and </text:span><text:span text:style-name="T249">non-terminals</text:span><text:span text:style-name="T251"> (of zero or more length) on the right side (</text:span><text:span text:style-name="T259">body</text:span><text:span text:style-name="T251"> part). For more about context free grammars </text:span><text:span text:style-name="T252">refer t</text:span><text:span text:style-name="T253">o this </text:span><text:a xlink:type="simple" xlink:href="http://en.wikipedia.org/wiki/Pushdown_automaton"><text:span text:style-name="T547">wiki</text:span></text:a><text:span text:style-name="T254">.</text:span><text:span text:style-name="T253"> </text:span></text:p>
      <text:p text:style-name="P26"/>
      <text:p text:style-name="P224"><text:span text:style-name="T244">Example: <text:s/></text:span><text:span text:style-name="T245">This </text:span><text:a xlink:type="simple" xlink:href="http://en.wikipedia.org/wiki/Context-free_grammar"><text:span text:style-name="T394">example</text:span></text:a><text:span text:style-name="T396"> </text:span><text:span text:style-name="T397">[Link to eg_1n2post_no-att.y]</text:span><text:span text:style-name="T245"> is an</text:span><text:span text:style-name="T244"> </text:span><text:span text:style-name="T245"><text:s/>Infix to Postfix converter </text:span><text:span text:style-name="T246">implemented using</text:span><text:span text:style-name="T245"> YACC. <text:s/>The </text:span><text:span text:style-name="T255">rules part</text:span><text:span text:style-name="T245"> of th</text:span><text:span text:style-name="T247">e</text:span><text:span text:style-name="T245"> </text:span><text:span text:style-name="T246">YACC program</text:span><text:span text:style-name="T245"> </text:span><text:span text:style-name="T248">has been shown below</text:span><text:span text:style-name="T245">: <text:s/></text:span></text:p>
      <text:p text:style-name="P16"/>
      <text:p text:style-name="P54"><text:span text:style-name="T336">start: expr '\n'<text:tab/>{</text:span><text:span text:style-name="T337">exit(1);</text:span><text:span text:style-name="T336">} </text:span></text:p>
      <text:p text:style-name="P68"><text:tab/>; </text:p>
      <text:p text:style-name="P68"/>
      <text:p text:style-name="P68">expr: <text:s/>expr '+' expr<text:tab/>{printf("+ ");} </text:p>
      <text:p text:style-name="P68"><text:tab/>| expr '*' expr<text:tab/>{printf("* ");} </text:p>
      <text:p text:style-name="P68"><text:tab/>| '(' expr ')'<text:tab/> </text:p>
      <text:p text:style-name="P68"><text:tab/>| DIGIT<text:tab/><text:tab/>{printf("NUM%<text:span text:style-name="T419">d</text:span> ",<text:span text:style-name="T419">pos</text:span>);} </text:p>
      <text:p text:style-name="P68"><text:tab/>; </text:p>
      <text:p text:style-name="P68"/>
      <text:p text:style-name="P124"/>
      <text:p text:style-name="P121">In this example, the set of non-terminals N = {<text:span text:style-name="T33">start</text:span><text:span text:style-name="T1">, </text:span><text:span text:style-name="T33">expr</text:span>}, the set of terminals </text:p>
      <text:p text:style-name="P121">T = {<text:span text:style-name="T33">'\n',</text:span><text:span text:style-name="T387"> </text:span><text:span text:style-name="T1">'</text:span><text:span text:style-name="T33">+', <text:s/>'*', '(', ')' , DIGIT</text:span><text:span text:style-name="T387"> </text:span>} and the start symbol S = <text:span text:style-name="T37">start</text:span>. <text:s/></text:p>
      <text:p text:style-name="P123"/>
      <text:p text:style-name="P17">Sample Input/Output :</text:p>
      <text:p text:style-name="P17"/>
      <text:p text:style-name="P43"><text:soft-page-break/><text:span text:style-name="T128">I:<text:tab/></text:span><text:span text:style-name="T417">1</text:span><text:span text:style-name="T416">+5</text:span></text:p>
      <text:p text:style-name="P43"><text:span text:style-name="T128">O:<text:tab/></text:span><text:span text:style-name="T416">NUM</text:span><text:span text:style-name="T420">1</text:span><text:span text:style-name="T416"> NUM</text:span><text:span text:style-name="T420">2</text:span><text:span text:style-name="T416"> +</text:span></text:p>
      <text:p text:style-name="P46"><text:s/></text:p>
      <text:p text:style-name="P122">When the input 1+5 is given to the <text:span text:style-name="T421">parser (object file)</text:span> generated by YACC <text:span text:style-name="T399">[Link to yacc_run_inst.txt]</text:span><text:span text:style-name="T421"> </text:span>, <text:span text:style-name="T421">the parser prints a </text:span><text:span text:style-name="T95">postfix form</text:span><text:span text:style-name="T421"> of the original expression </text:span><text:span text:style-name="T47">1+5</text:span><text:span text:style-name="T421"> as <text:s/></text:span><text:span text:style-name="T47">NUM1 NUM2 +</text:span><text:span text:style-name="T421"> where, </text:span><text:span text:style-name="T47">NUM1</text:span><text:span text:style-name="T421"> represents the first number in the input expression i.e. </text:span><text:span text:style-name="T47">1</text:span><text:span text:style-name="T421"> and</text:span><text:span text:style-name="T47"> NUM2 </text:span><text:span text:style-name="T168">represents the second number in the input expression i.e. </text:span><text:span text:style-name="T47">5</text:span><text:span text:style-name="T421">.</text:span></text:p>
      <text:p text:style-name="P122"><text:span text:style-name="T421"><text:s/></text:span><text:s/></text:p>
      <text:p text:style-name="P47">I:<text:tab/><text:span text:style-name="T421">3+(1*9)+5</text:span></text:p>
      <text:p text:style-name="P45"><text:span text:style-name="T129">O:<text:tab/></text:span><text:span text:style-name="T421">NUM1 NUM2 NUM3 * NUM4 + +</text:span></text:p>
      <text:p text:style-name="P73"/>
      <text:p text:style-name="P44"><text:span text:style-name="T130">I:<text:tab/></text:span><text:span text:style-name="T130">5</text:span><text:span text:style-name="T131">$</text:span></text:p>
      <text:p text:style-name="P48">O:<text:tab/><text:span text:style-name="T418">NUM</text:span><text:span text:style-name="T420">1</text:span> error</text:p>
      <text:p text:style-name="P18"><text:tab/></text:p>
      <text:p text:style-name="P10"><text:span text:style-name="T133">This example demonstrates the specification of </text:span><text:span text:style-name="T87">rule</text:span><text:span text:style-name="T88">s</text:span><text:span text:style-name="T133"> in YACC. </text:span><text:span text:style-name="T134"><text:s/></text:span><text:span text:style-name="T135">In this example there are </text:span><text:span text:style-name="T387">five</text:span><text:span text:style-name="T323"> rules</text:span><text:span text:style-name="T135">. <text:s/></text:span><text:span text:style-name="T323">Each</text:span><text:span text:style-name="T194"> rule</text:span><text:span text:style-name="T136"> </text:span><text:span text:style-name="T323">has </text:span><text:span text:style-name="T372">a</text:span><text:span text:style-name="T323"> </text:span><text:span text:style-name="T89">product</text:span><text:span text:style-name="T90">i</text:span><text:span text:style-name="T89">on part</text:span><text:span text:style-name="T323"> and an </text:span><text:span text:style-name="T89">action part</text:span><text:span text:style-name="T323">. <text:s/>The action </text:span><text:span text:style-name="T323">part consists of C statements enclosed within </text:span><text:span text:style-name="T325">a </text:span><text:span text:style-name="T11">{</text:span><text:span text:style-name="T323"> </text:span><text:span text:style-name="T325">and</text:span><text:span text:style-name="T323"> </text:span><text:span text:style-name="T11">}</text:span><text:span text:style-name="T323">. Each production part has a </text:span><text:span text:style-name="T89">head</text:span><text:span text:style-name="T323"> and a </text:span><text:span text:style-name="T89">body</text:span><text:span text:style-name="T323"> sep</text:span><text:span text:style-name="T326">a</text:span><text:span text:style-name="T323">rated by </text:span><text:span text:style-name="T330">a </text:span><text:span text:style-name="T33">'</text:span><text:span text:style-name="T11">:</text:span><text:span text:style-name="T33">'</text:span><text:span text:style-name="T323">. For example, the first rule above has </text:span><text:span text:style-name="T195">production </text:span><text:span text:style-name="T323">part with </text:span><text:span text:style-name="T34">start</text:span><text:span text:style-name="T323"> as the head and </text:span><text:span text:style-name="T34">expr '\n'</text:span><text:span text:style-name="T323"> as the body. <text:s/>The action part for the </text:span><text:span text:style-name="T324">r</text:span><text:span text:style-name="T323">ule is <text:s/></text:span><text:span text:style-name="T36">{</text:span><text:span text:style-name="T35">exit(1);</text:span><text:span text:style-name="T36">}</text:span><text:span text:style-name="T323">. <text:s/></text:span></text:p>
      <text:p text:style-name="P36"/>
      <text:p text:style-name="P11"><text:span text:style-name="T107">The parser reads the input sequentially and tries to find a pattern match with the body part of each production. <text:s/>When </text:span><text:span text:style-name="T108">it </text:span><text:span text:style-name="T107">finds a matching production, </text:span><text:span text:style-name="T107">the action part of the corresponding rule is executed.</text:span><text:span text:style-name="T108"> <text:s/></text:span><text:span text:style-name="T109">The process is repeated till the end of the input.</text:span></text:p>
      <text:p text:style-name="P37"/>
      <text:p text:style-name="P223"><text:span text:style-name="T238">In the above example, when the input </text:span><text:span text:style-name="T234">1</text:span><text:span text:style-name="T231">+5</text:span><text:span text:style-name="T238"> is given to the parser, it attempts to match </text:span><text:span text:style-name="T241">the input</text:span><text:span text:style-name="T238"> with the body of the production of the first rule. </text:span><text:span text:style-name="T240">W</text:span><text:span text:style-name="T239">hen the input has been parsed completely </text:span><text:span text:style-name="T242">and correctly matched with the start production </text:span><text:span text:style-name="T232">start: expr '\n'</text:span><text:span text:style-name="T242"> the</text:span><text:span text:style-name="T239"> </text:span><text:span text:style-name="T242">parser</text:span><text:span text:style-name="T239"> executes the action <text:s/></text:span><text:span text:style-name="T233">exit(1);.</text:span><text:span text:style-name="T12"> </text:span><text:span text:style-name="T145">The statements</text:span><text:span text:style-name="T13"> </text:span><text:span text:style-name="T228">printf("</text:span><text:span text:style-name="T229">NUM </text:span><text:span text:style-name="T228">");</text:span><text:span text:style-name="T227"> </text:span><text:span text:style-name="T211">and</text:span><text:span text:style-name="T226"> </text:span><text:span text:style-name="T228">printf("+ ");</text:span><text:span text:style-name="T227"> </text:span><text:span text:style-name="T212">are executed as result of the input being matched with the </text:span><text:span text:style-name="T213">production</text:span><text:span text:style-name="T214">s </text:span><text:span text:style-name="T213"><text:s/></text:span><text:span text:style-name="T230">expr: DIGIT</text:span><text:span text:style-name="T213"> <text:s/></text:span><text:span text:style-name="T214">and </text:span><text:soft-page-break/><text:span text:style-name="T228">expr: <text:s/>expr '+' expr</text:span><text:span text:style-name="T214"> respectively. </text:span></text:p>
      <text:p text:style-name="P164"/>
      <text:p text:style-name="P11"><text:span text:style-name="T107">If the parser fails to find any matching body part, </text:span><text:span text:style-name="T110">it invokes a special yyerror() function. <text:s/>In our example, the yyerror() function is programmed to print the message </text:span><text:span text:style-name="T107"><text:s/></text:span><text:span text:style-name="T137">“</text:span><text:span text:style-name="T2">error</text:span><text:span text:style-name="T137">”</text:span><text:span text:style-name="T147">. </text:span><text:span text:style-name="T400">[Link to yyerror() of eg_</text:span><text:span text:style-name="T401">i</text:span><text:span text:style-name="T400">n2pos</text:span><text:span text:style-name="T402">t</text:span><text:span text:style-name="T400">_no-att.y]</text:span></text:p>
      <text:p text:style-name="P166"/>
      <text:p text:style-name="P165">2<text:tab/>The structure of YACC programs</text:p>
      <text:p text:style-name="P165"/>
      <text:p text:style-name="P13">A <text:span text:style-name="T325">YACC</text:span> program consists of three sections: Declarations, Rules and Auxiliary functions. <text:span text:style-name="T406">[</text:span><text:span text:style-name="T407">Link </text:span><text:span text:style-name="T398">to </text:span><text:span text:style-name="T406">structure.y]</text:span><text:span text:style-name="T422"> </text:span><text:span text:style-name="T325">(Note the similarity with the structure of LEX programs).</text:span><text:span text:style-name="T381"> <text:s/></text:span></text:p>
      <text:p text:style-name="P12"/>
      <text:p text:style-name="P12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4"/>
      <text:p text:style-name="P157"/>
      <text:p text:style-name="P157"/>
      <text:p text:style-name="P157"/>
      <text:p text:style-name="P157"/>
      <text:p text:style-name="P157">2.1<text:tab/>Declarations</text:p>
      <text:p text:style-name="P157"/>
      <text:p text:style-name="P97"><text:span text:style-name="T262">The Declarations section consists of two parts, </text:span><text:span text:style-name="T105">C declarations <text:s/>and YACC Declarations</text:span><text:span text:style-name="T262">.</text:span></text:p>
      <text:p text:style-name="P98"/>
      <text:p text:style-name="P222"><text:span text:style-name="T205">The C Declarations are delimited by </text:span><text:span text:style-name="T225">%{</text:span><text:span text:style-name="T205"> and </text:span><text:span text:style-name="T225">%}.</text:span><text:span text:style-name="T205"> This part consists of all the declarations required for the C code </text:span><text:span text:style-name="T216">you write</text:span><text:span text:style-name="T205"> in the </text:span><text:span text:style-name="T218">Actions</text:span><text:span text:style-name="T205"> section and the</text:span><text:span text:style-name="T204"> </text:span><text:span text:style-name="T218">Auxiliary functions</text:span><text:span text:style-name="T205"> section. </text:span><text:span text:style-name="T217">YACC copies t</text:span><text:span text:style-name="T205">he contents of this section <text:s/>into </text:span><text:span text:style-name="T206">the generated</text:span><text:span text:style-name="T205"> </text:span><text:span text:style-name="T203">y.tab.c </text:span><text:span text:style-name="T144">file</text:span><text:span text:style-name="T203"> </text:span><text:span text:style-name="T205">without any modification</text:span><text:span text:style-name="T203">. </text:span><text:span text:style-name="T205"><text:s/></text:span></text:p>
      <text:p text:style-name="P99"><text:soft-page-break/></text:p>
      <text:p text:style-name="P118">The following <text:span text:style-name="T423">example </text:span>shows an abstract outline of the structure of <text:span text:style-name="T424">the declarations part of a</text:span> YACC program: <text:s/></text:p>
      <text:p text:style-name="P49"/>
      <text:p text:style-name="P76">/* Beginning of Declarations part */ </text:p>
      <text:p text:style-name="P76"/>
      <text:p text:style-name="P76">%{ <text:s text:c="5"/>/* Beginning of C declarations */ </text:p>
      <text:p text:style-name="P76"/>
      <text:p text:style-name="P76"/>
      <text:p text:style-name="P76">%} <text:s text:c="5"/>/* End of C declarations */ </text:p>
      <text:p text:style-name="P76"/>
      <text:p text:style-name="P76"><text:tab/>/* Beginning of YACC declarations <text:s/>*/ </text:p>
      <text:p text:style-name="P77"/>
      <text:p text:style-name="P78"><text:tab/></text:p>
      <text:p text:style-name="P79"><text:tab/>/* End of YACC declarations */ </text:p>
      <text:p text:style-name="P79"><text:tab/> </text:p>
      <text:p text:style-name="P79">/* End of Declarations Part */ </text:p>
      <text:p text:style-name="P127"/>
      <text:p text:style-name="P213"><text:span text:style-name="T207">The YACC </text:span><text:span text:style-name="T210">d</text:span><text:span text:style-name="T207">eclarations </text:span><text:span text:style-name="T210">part </text:span><text:span text:style-name="T207">co</text:span><text:span text:style-name="T216">mprises</text:span><text:span text:style-name="T207"> of declarations of </text:span><text:span text:style-name="T219">tokens</text:span><text:span text:style-name="T207"> </text:span><text:span text:style-name="T215">(usually returned by the </text:span><text:span text:style-name="T403">lexical analyzer </text:span><text:span text:style-name="T404">[Link to LEX document] </text:span><text:span text:style-name="T260">)</text:span><text:span text:style-name="T209">. </text:span><text:span text:style-name="T215">The parser reads the tokens by invoking the function </text:span><text:span text:style-name="T220">yylex() </text:span><text:span text:style-name="T208">(To be discussed in detail later). </text:span></text:p>
      <text:p text:style-name="P120"/>
      <text:p text:style-name="P158">2.2<text:tab/>Rules</text:p>
      <text:p text:style-name="P49"/>
      <text:p text:style-name="P102"><text:span text:style-name="T264">A rule in a YACC program comprises of two parts (i) the </text:span><text:span text:style-name="T284">production</text:span><text:span text:style-name="T285"> part</text:span><text:span text:style-name="T264"> and (ii) the </text:span><text:span text:style-name="T285">action part</text:span><text:span text:style-name="T264">. <text:s/></text:span><text:span text:style-name="T293">In this project, t</text:span><text:span text:style-name="T265">he syntax of SIL </text:span><text:span text:style-name="T293">programming language will be</text:span><text:span text:style-name="T265"> specified in the form of </text:span><text:span text:style-name="T290">a context free grammar.</text:span><text:span text:style-name="T265"> </text:span><text:span text:style-name="T268">A</text:span><text:span text:style-name="T266"> </text:span><text:span text:style-name="T267">rule in YACC</text:span><text:span text:style-name="T266"> is of the form:</text:span></text:p>
      <text:p text:style-name="P51"/>
      <text:p text:style-name="P51">production_head<text:tab/>:<text:tab/>production_body<text:tab/>{<text:span text:style-name="T329">a</text:span>ction in C } ;</text:p>
      <text:p text:style-name="P22"/>
      <text:p text:style-name="P119">The following <text:span text:style-name="T423">example </text:span>shows an abstract outline of the structure of <text:span text:style-name="T424">the </text:span><text:span text:style-name="T425">rules</text:span><text:span text:style-name="T424"> part of a</text:span> YACC program:</text:p>
      <text:p text:style-name="P79"/>
      <text:p text:style-name="P79"><text:soft-page-break/></text:p>
      <text:p text:style-name="P79">%%<text:tab/> </text:p>
      <text:p text:style-name="P79"/>
      <text:p text:style-name="P79">/* Rules Section begins here */ </text:p>
      <text:p text:style-name="P79"/>
      <text:p text:style-name="P79"/>
      <text:p text:style-name="P79">/* Rules Section ends here */ </text:p>
      <text:p text:style-name="P79"/>
      <text:p text:style-name="P79">%% <text:tab/> </text:p>
      <text:p text:style-name="P24">The rules in our example can be found <text:span text:style-name="T388">here </text:span><text:span text:style-name="T408">[Link to Rules section in eg_in2post_no-att.y] </text:span></text:p>
      <text:p text:style-name="P22"/>
      <text:p text:style-name="P159">2.2.1<text:tab/>Productions</text:p>
      <text:p text:style-name="P100"/>
      <text:p text:style-name="P28"><text:span text:style-name="T263">Each production consists of a production </text:span><text:span text:style-name="T280">head</text:span><text:span text:style-name="T263"> and a production </text:span><text:span text:style-name="T280">body</text:span><text:span text:style-name="T263">. </text:span><text:span text:style-name="T426">Consider a production from our </text:span><text:span text:style-name="T409">example [Link to productions of eg_in2post_no-att.y]</text:span><text:span text:style-name="T426">:</text:span></text:p>
      <text:p text:style-name="P29"/>
      <text:p text:style-name="P50"><text:span text:style-name="T307">expr<text:tab/>:<text:tab/>expr </text:span><text:span text:style-name="T426">'+'</text:span><text:span text:style-name="T307"> expr</text:span></text:p>
      <text:p text:style-name="P52"/>
      <text:p text:style-name="P101"><text:span text:style-name="T265">The </text:span><text:span text:style-name="T3">expr</text:span><text:span text:style-name="T265"> on the LHS of the</text:span><text:span text:style-name="T3"> : </text:span><text:span text:style-name="T313">in the production </text:span><text:span text:style-name="T265">is called the </text:span><text:span text:style-name="T281">head</text:span><text:span text:style-name="T265"> of the production and the </text:span><text:span text:style-name="T3">expr </text:span><text:span text:style-name="T38">'+'</text:span><text:span text:style-name="T3"> expr</text:span><text:span text:style-name="T265"> on the RHS of the </text:span><text:span text:style-name="T3">: </text:span><text:span text:style-name="T265">is called the </text:span><text:span text:style-name="T281">body</text:span><text:span text:style-name="T265"> of the production. </text:span></text:p>
      <text:p text:style-name="P23"><text:tab/></text:p>
      <text:p text:style-name="P106"><text:span text:style-name="T327">In the above example, </text:span><text:span text:style-name="T39">'+'</text:span><text:span text:style-name="T317"> is a </text:span><text:span text:style-name="T427">terminal</text:span><text:span text:style-name="T319"> </text:span><text:span text:style-name="T452">(token) </text:span><text:span text:style-name="T321">and</text:span><text:span text:style-name="T319"> </text:span><text:span text:style-name="T7">expr</text:span><text:span text:style-name="T319"> is a </text:span><text:span text:style-name="T369">non-terminal. <text:s/></text:span><text:span text:style-name="T320"><text:s/></text:span><text:span text:style-name="T452">Users can name to a tokens. <text:s/></text:span></text:p>
      <text:p text:style-name="P106"><text:span text:style-name="T452">(for instance we can give the name 'PLUS' to the token '+'). <text:s/></text:span><text:span text:style-name="T375"><text:s/>In such cases, the names must be defined in the <text:s/>declarations section. <text:s/>(example)</text:span><text:span text:style-name="T373"> </text:span><text:span text:style-name="T315">The head </text:span><text:span text:style-name="T316">of a production is always a </text:span><text:span text:style-name="T385">non-terminal</text:span><text:span text:style-name="T316">. </text:span><text:span text:style-name="T318">Every </text:span><text:span text:style-name="T385">non-terminal</text:span><text:span text:style-name="T318"> in </text:span><text:span text:style-name="T328">the</text:span><text:span text:style-name="T318"> grammar must </text:span><text:span text:style-name="T328">appear in the head part of at least one production. </text:span></text:p>
      <text:p text:style-name="P107"><text:tab/></text:p>
      <text:p text:style-name="P160">2.2.2<text:tab/>Actions</text:p>
      <text:p text:style-name="P103"/>
      <text:p text:style-name="P104"><text:soft-page-break/><text:span text:style-name="T331">The action </text:span><text:span text:style-name="T332">part </text:span><text:span text:style-name="T333">of a rule </text:span><text:span text:style-name="T332">consists of C statements which are</text:span><text:span text:style-name="T331"> executed when the input is matched with the</text:span><text:span text:style-name="T334"> </text:span><text:span text:style-name="T331">body of </text:span><text:span text:style-name="T335">a</text:span><text:span text:style-name="T331"> production. </text:span><text:span text:style-name="T410">([Link to Actions section of </text:span><text:span text:style-name="T410">eg_in2post_no-att.y])</text:span><text:span text:style-name="T385"> </text:span><text:span text:style-name="T382"><text:s/></text:span></text:p>
      <text:p text:style-name="P72"/>
      <text:p text:style-name="P105"><text:span text:style-name="T166">The y.tab.c file contains a function </text:span><text:span text:style-name="T4">yyparse()</text:span><text:span text:style-name="T167"> </text:span><text:span text:style-name="T166">which is an</text:span><text:span text:style-name="T32"> </text:span><text:span text:style-name="T312">implementation </text:span><text:span text:style-name="T385">(in C) </text:span><text:span text:style-name="T312">of </text:span><text:span text:style-name="T385">a</text:span><text:span text:style-name="T312"> push down automaton. </text:span><text:span text:style-name="T48">yyparse()</text:span><text:span text:style-name="T428"> is responsible </text:span><text:span text:style-name="T385">for</text:span><text:span text:style-name="T312"> pars</text:span><text:span text:style-name="T385">ing</text:span><text:span text:style-name="T312"> </text:span><text:span text:style-name="T369">the</text:span><text:span text:style-name="T312"> given input file.</text:span><text:span text:style-name="T310"> <text:s/></text:span><text:span text:style-name="T382">The function </text:span><text:span text:style-name="T5">y</text:span><text:span text:style-name="T4">ylex()</text:span><text:span text:style-name="T310"> is invoked by </text:span><text:span text:style-name="T4">yyparse()</text:span><text:span text:style-name="T310"> to </text:span><text:span text:style-name="T382">read</text:span><text:span text:style-name="T369"> tokens </text:span><text:span text:style-name="T382">from</text:span><text:span text:style-name="T310"> the input file. </text:span><text:span text:style-name="T411">[Link to</text:span><text:span text:style-name="T412"> yy</text:span><text:span text:style-name="T410">l</text:span><text:span text:style-name="T412">ex() in </text:span><text:span text:style-name="T410">eg_in2post_no-att.y</text:span><text:span text:style-name="T411">]</text:span><text:span text:style-name="T382">. <text:s/>Note that the yyparse() function is automatically generated by YACC <text:s/>in the y.tab.c file. Although YACC </text:span><text:span text:style-name="T429">declares <text:s/></text:span><text:span text:style-name="T49">yylex() </text:span><text:span text:style-name="T169">in the y.tab.c file</text:span><text:span text:style-name="T382">, it </text:span><text:span text:style-name="T374">does not</text:span><text:span text:style-name="T382"> generate the </text:span><text:span text:style-name="T92">definition</text:span><text:span text:style-name="T382"> for </text:span><text:span text:style-name="T49">yylex()</text:span><text:span text:style-name="T382">. <text:s text:c="2"/>Hence the </text:span><text:span text:style-name="T49">yylex()</text:span><text:span text:style-name="T382"> function definition has to be supplied by you (either directly </text:span><text:span text:style-name="T385">by </text:span><text:span text:style-name="T383">defining</text:span><text:span text:style-name="T382"> </text:span><text:span text:style-name="T49">yylex()</text:span><text:span text:style-name="T382"> </text:span><text:span text:style-name="T383">in the </text:span><text:span text:style-name="T93">auxiliary function</text:span><text:span text:style-name="T94">s</text:span><text:span text:style-name="T93"> section</text:span><text:span text:style-name="T383"> </text:span><text:span text:style-name="T382">or using a lexical analyzer generator like LEX).</text:span><text:span text:style-name="T310"> </text:span><text:span text:style-name="T370">Each </text:span><text:span text:style-name="T371">invocation of </text:span><text:span text:style-name="T370"><text:s/></text:span><text:span text:style-name="T4">yylex()</text:span><text:span text:style-name="T310"> </text:span><text:span text:style-name="T382">must </text:span><text:span text:style-name="T310">return</text:span><text:span text:style-name="T311"> </text:span><text:span text:style-name="T370">the next </text:span><text:span text:style-name="T311">token </text:span><text:span text:style-name="T383">(from the input steam)</text:span><text:span text:style-name="T370"> to </text:span><text:span text:style-name="T50">yyparse()</text:span><text:span text:style-name="T370">.</text:span><text:span text:style-name="T310"> </text:span><text:span text:style-name="T308">The action corresponding to a production is </text:span><text:span text:style-name="T309">executed </text:span><text:span text:style-name="T314">by </text:span><text:span text:style-name="T6">yyparse()</text:span><text:span text:style-name="T309">only </text:span><text:span text:style-name="T385">after</text:span><text:span text:style-name="T309"> </text:span><text:span text:style-name="T371">sufficient number of tokens has been read <text:s/></text:span><text:span text:style-name="T385">(through repeated invocations of yylex()) </text:span><text:span text:style-name="T371">to get a complete match with the body of the production. </text:span></text:p>
      <text:p text:style-name="P27"/>
      <text:p text:style-name="P125"><text:span text:style-name="T270">Note that </text:span><text:span text:style-name="T294">a <text:s/>non-terminal</text:span><text:span text:style-name="T270"> </text:span><text:span text:style-name="T300">in the head part of a production</text:span><text:span text:style-name="T297"> </text:span><text:span text:style-name="T270">may have one </text:span><text:span text:style-name="T274">or more </text:span><text:span text:style-name="T270">production bod</text:span><text:span text:style-name="T273">ies </text:span><text:span text:style-name="T270">separated by a “</text:span><text:span text:style-name="T8">|”.</text:span><text:span text:style-name="T269"> </text:span><text:span text:style-name="T297">C</text:span><text:span text:style-name="T295">onsider the </text:span><text:span text:style-name="T297">non-terminal </text:span><text:span text:style-name="T40">expr</text:span><text:span text:style-name="T295"> <text:s/>in our example </text:span><text:span text:style-name="T390">[Link to </text:span><text:span text:style-name="T391">body of expr in</text:span><text:span text:style-name="T390"> eg_in2post_no-att.y]</text:span><text:span text:style-name="T295">.</text:span><text:span text:style-name="T272"> </text:span><text:span text:style-name="T297">T</text:span><text:span text:style-name="T272">he </text:span><text:span text:style-name="T297">non-terminal</text:span><text:span text:style-name="T272"> has </text:span><text:span text:style-name="T297">four</text:span><text:span text:style-name="T272"> production bodies </text:span><text:span text:style-name="T9">expr </text:span><text:span text:style-name="T40">'+'</text:span><text:span text:style-name="T9"> expr</text:span><text:span text:style-name="T272"> , </text:span><text:span text:style-name="T9">expr </text:span><text:span text:style-name="T40">'*'</text:span><text:span text:style-name="T9"> expr</text:span><text:span text:style-name="T272"> , </text:span><text:span text:style-name="T40">'</text:span><text:span text:style-name="T41">(</text:span><text:span text:style-name="T40">'</text:span><text:span text:style-name="T9"> expr </text:span><text:span text:style-name="T41">')' </text:span><text:span text:style-name="T272">and </text:span><text:span text:style-name="T41">DIGIT</text:span><text:span text:style-name="T272">. The first production body has an associated print action </text:span><text:span text:style-name="T51">printf("+ "), <text:s/></text:span><text:span text:style-name="T56">[ add one more ] </text:span><text:span text:style-name="T272">. </text:span><text:span text:style-name="T9">yyparse()</text:span><text:span text:style-name="T272"> executes the action only when the body </text:span><text:span text:style-name="T9">expr </text:span><text:span text:style-name="T42">'+'</text:span><text:span text:style-name="T9"> expr</text:span><text:span text:style-name="T272"> has been matched </text:span><text:span text:style-name="T275">with the input</text:span><text:span text:style-name="T272">. </text:span><text:span text:style-name="T295">The action part of a single </text:span><text:span text:style-name="T271">production may have </text:span><text:span text:style-name="T295">several statements of C code. </text:span></text:p>
      <text:p text:style-name="P21"/>
      <text:p text:style-name="P35">2.2.3<text:tab/>Auxiliary functions</text:p>
      <text:p text:style-name="P35"/>
      <text:p text:style-name="P126"><text:span text:style-name="T276">The Auxiliary functions section con</text:span><text:span text:style-name="T295">tains the definitions of three mandatory functions </text:span><text:span text:style-name="T52">main()</text:span><text:span text:style-name="T295">, </text:span><text:span text:style-name="T52">yy</text:span><text:span text:style-name="T53">lex</text:span><text:span text:style-name="T52">()</text:span><text:span text:style-name="T295"> and </text:span><text:span text:style-name="T52">yyerror()</text:span><text:span text:style-name="T295">. You</text:span><text:span text:style-name="T278"> may wish to add </text:span><text:span text:style-name="T296">your</text:span><text:span text:style-name="T278"> own </text:span><text:span text:style-name="T295">functions (depending on the </text:span><text:span text:style-name="T298">the requirement for the application</text:span><text:span text:style-name="T295">)</text:span><text:span text:style-name="T278"> </text:span><text:span text:style-name="T295">in</text:span><text:span text:style-name="T278"> the </text:span><text:soft-page-break/><text:span text:style-name="T124">y.tab.c</text:span><text:span text:style-name="T278"> file.</text:span><text:span text:style-name="T279"> </text:span><text:span text:style-name="T295">Such functions are written in the a</text:span><text:span text:style-name="T279">uxiliary functions section.</text:span><text:span text:style-name="T276"> </text:span><text:span text:style-name="T299">The</text:span><text:span text:style-name="T295"> </text:span><text:span text:style-name="T413">main()</text:span><text:span text:style-name="T389"> </text:span><text:span text:style-name="T390">[Link to </text:span><text:span text:style-name="T392">main()</text:span><text:span text:style-name="T391"> in</text:span><text:span text:style-name="T390"> eg_in2post_no-att.y] </text:span><text:span text:style-name="T295">function must invoke </text:span><text:span text:style-name="T10">yyparse()</text:span><text:span text:style-name="T277"> </text:span><text:span text:style-name="T295">to parse the input. <text:s/></text:span></text:p>
      <text:p text:style-name="P25"/>
      <text:p text:style-name="P30">The auxiliary functions section of our example <text:span text:style-name="T390">[Link to </text:span><text:span text:style-name="T393">Auxiliary functions section of </text:span><text:span text:style-name="T390">eg_in2_post_no-att.y]</text:span> program uses no user defined functions. You will need to write your supporting functions later in this project. <text:s/></text:p>
      <text:p text:style-name="P20"/>
      <text:p text:style-name="P20"/>
      <text:p text:style-name="P20"/>
      <text:p text:style-name="P74"><text:span text:style-name="T430">expr: <text:s/>expr '+' expr<text:tab/>{</text:span><text:span text:style-name="T433">op</text:span><text:span text:style-name="T430">_print(</text:span><text:span text:style-name="T431">'</text:span><text:span text:style-name="T430">+</text:span><text:span text:style-name="T431">'</text:span><text:span text:style-name="T430">);} </text:span></text:p>
      <text:p text:style-name="P74"><text:span text:style-name="T430"><text:tab/>| expr '*' expr<text:tab/>{</text:span><text:span text:style-name="T433">op</text:span><text:span text:style-name="T430">_print(</text:span><text:span text:style-name="T431">'</text:span><text:span text:style-name="T430">*</text:span><text:span text:style-name="T431">'</text:span><text:span text:style-name="T430">);} </text:span></text:p>
      <text:p text:style-name="P80"><text:tab/>| '(' expr ')'<text:tab/></text:p>
      <text:p text:style-name="P80"><text:tab/>| DIGIT<text:tab/><text:tab/><text:tab/>{printf("NUM%d ",pos);} </text:p>
      <text:p text:style-name="P80"><text:tab/>; </text:p>
      <text:p text:style-name="P80"/>
      <text:p text:style-name="P80">%% </text:p>
      <text:p text:style-name="P81">/*<text:span text:style-name="T453">** Auxiliary functions part ***/</text:span></text:p>
      <text:p text:style-name="P81"/>
      <text:p text:style-name="P75"><text:span text:style-name="T431">void </text:span><text:span text:style-name="T433">op</text:span><text:span text:style-name="T430">_print(char </text:span><text:span text:style-name="T431">op</text:span><text:span text:style-name="T430">)</text:span></text:p>
      <text:p text:style-name="P80">{</text:p>
      <text:p text:style-name="P74"><text:span text:style-name="T430"><text:tab/></text:span><text:span text:style-name="T431">if(op == '+')</text:span></text:p>
      <text:p text:style-name="P82"><text:tab/><text:tab/>printf(“PLUS ”);</text:p>
      <text:p text:style-name="P82"><text:tab/>else if(op == '*')</text:p>
      <text:p text:style-name="P82"><text:tab/><text:tab/>printf(“MUL ”);</text:p>
      <text:p text:style-name="P83">}</text:p>
      <text:p text:style-name="P80"><text:tab/></text:p>
      <text:p text:style-name="P80">yyerror() </text:p>
      <text:p text:style-name="P80">{ </text:p>
      <text:p text:style-name="P80"><text:tab/>printf("error");<text:tab/></text:p>
      <text:p text:style-name="P80"><text:tab/>return; </text:p>
      <text:p text:style-name="P80">} </text:p>
      <text:p text:style-name="P80"/>
      <text:p text:style-name="P80">yylex() </text:p>
      <text:p text:style-name="P80">{ </text:p>
      <text:p text:style-name="P80"><text:soft-page-break/><text:tab/>int c; </text:p>
      <text:p text:style-name="P80"><text:tab/>c = getchar(); </text:p>
      <text:p text:style-name="P80"><text:tab/>if(isdigit(c)) </text:p>
      <text:p text:style-name="P80"><text:tab/>{ </text:p>
      <text:p text:style-name="P80"><text:tab/><text:tab/>pos++;<text:tab/><text:tab/> </text:p>
      <text:p text:style-name="P80"><text:tab/><text:tab/>return DIGIT; </text:p>
      <text:p text:style-name="P80"><text:tab/>} </text:p>
      <text:p text:style-name="P80"><text:tab/>return c; </text:p>
      <text:p text:style-name="P80">} </text:p>
      <text:p text:style-name="P80"/>
      <text:p text:style-name="P80">main() </text:p>
      <text:p text:style-name="P80">{ </text:p>
      <text:p text:style-name="P80"><text:tab/>yyparse(); </text:p>
      <text:p text:style-name="P80"><text:tab/>return 1; </text:p>
      <text:p text:style-name="P80">}</text:p>
      <text:p text:style-name="P108">Sample Input/Output:</text:p>
      <text:p text:style-name="P108"/>
      <text:p text:style-name="P53">I:<text:tab/>2+2</text:p>
      <text:p text:style-name="P53">O:<text:tab/><text:span text:style-name="T432">NUM1 NUM2 PLUS</text:span></text:p>
      <text:p text:style-name="P84"/>
      <text:p text:style-name="P109"><text:span text:style-name="T434">When </text:span><text:span text:style-name="T44">yyparse()</text:span><text:span text:style-name="T434"> matches the input </text:span><text:span text:style-name="T1">2+2 </text:span><text:span text:style-name="T434">with the production body <text:s/></text:span><text:span text:style-name="T43">expr '+' expr, </text:span><text:span text:style-name="T434">it executes the action</text:span><text:span text:style-name="T44"> </text:span><text:span text:style-name="T45">op</text:span><text:span text:style-name="T43">_print(</text:span><text:span text:style-name="T46">'</text:span><text:span text:style-name="T43">+</text:span><text:span text:style-name="T46">'</text:span><text:span text:style-name="T43">); </text:span><text:span text:style-name="T434">and as a result prints</text:span><text:span text:style-name="T44"> “PLUS” </text:span><text:span text:style-name="T434">in place of</text:span><text:span text:style-name="T44"> '+' </text:span><text:span text:style-name="T434">as per the definition of the user defined auxiliary function</text:span><text:span text:style-name="T44"> op_print().</text:span></text:p>
      <text:p text:style-name="P55"/>
      <text:p text:style-name="P225"/>
      <text:p text:style-name="P171"/>
      <text:p text:style-name="P170"/>
      <text:p text:style-name="P170"/>
      <text:p text:style-name="P170"/>
      <text:p text:style-name="P231"/>
      <text:p text:style-name="P211"><text:soft-page-break/><text:span text:style-name="T537">3</text:span>.<text:tab/><text:span text:style-name="T484">A WORKING INT</text:span><text:span text:style-name="T485">R</text:span><text:span text:style-name="T484">ODUCTION TO</text:span> SHIFT-REDUCE PARSING</text:p>
      <text:p text:style-name="P228"/>
      <text:p text:style-name="P195"><text:span text:style-name="T484">The shift-reduce parser is essentially a </text:span><text:span text:style-name="T486"><text:s/>push down automaton. </text:span><text:span text:style-name="T484">Hence it consists of a finite state machine with </text:span><text:span text:style-name="T486">a stack. The stack is used to hold terminal and/</text:span><text:span text:style-name="T487">or</text:span><text:span text:style-name="T486"> non-terminal symbols. </text:span><text:span text:style-name="T488">The following is a gentle introduction to </text:span><text:span text:style-name="T486">shift-reduce pars</text:span><text:span text:style-name="T488">ing. <text:s/></text:span></text:p>
      <text:p text:style-name="P196"/>
      <text:p text:style-name="P195"><text:span text:style-name="T489">Let us make the following a</text:span><text:span text:style-name="T490">ssum</text:span><text:span text:style-name="T489">ptions:</text:span></text:p>
      <text:p text:style-name="P195"><text:span text:style-name="T489">- T</text:span><text:span text:style-name="T490">he input to be parsed, </text:span><text:span text:style-name="T491">which is a sequence of terminal symbols,</text:span><text:span text:style-name="T490"> is stored in an input buffer.</text:span></text:p>
      <text:p text:style-name="P195"><text:span text:style-name="T489">- </text:span><text:span text:style-name="T490">$ is used as an end-marker to mark the end of the input buffer.</text:span></text:p>
      <text:p text:style-name="P195"><text:span text:style-name="T490"><text:s text:c="2"/></text:span><text:span text:style-name="T492">The stack is initialized to contain just the symbol $. <text:s/></text:span></text:p>
      <text:p text:style-name="P197"><text:span text:style-name="T493">- O</text:span><text:span text:style-name="T490">nce a </text:span><text:span text:style-name="T491">terminal</text:span><text:span text:style-name="T490"> has been read </text:span><text:span text:style-name="T491">from the input</text:span><text:span text:style-name="T490">, it is removed from the input buffer.</text:span></text:p>
      <text:p text:style-name="P198"/>
      <text:p text:style-name="P199"><text:span text:style-name="T488">Consider</text:span> the following <text:span text:style-name="T494">c</text:span>onte<text:span text:style-name="T488">x</text:span>t free grammar:</text:p>
      <text:p text:style-name="P199"/>
      <text:p text:style-name="P246"><text:span text:style-name="T495">(</text:span><text:span text:style-name="T496">1</text:span><text:span text:style-name="T495">)</text:span><text:span text:style-name="T496"><text:tab/></text:span>expr : <text:s text:c="3"/>expr '+' expr<text:tab/> </text:p>
      <text:p text:style-name="P246"><text:span text:style-name="T495">(</text:span><text:span text:style-name="T496">2</text:span><text:span text:style-name="T495">)</text:span><text:span text:style-name="T496"><text:tab/></text:span><text:tab/>| <text:tab/>'(' expr ')'<text:tab/> </text:p>
      <text:p text:style-name="P246"><text:span text:style-name="T495">(</text:span><text:span text:style-name="T496">3</text:span><text:span text:style-name="T495">)</text:span><text:span text:style-name="T496"><text:tab/></text:span><text:tab/>|<text:tab/><text:span text:style-name="T491">'0' | '1' </text:span><text:span text:style-name="T497">|</text:span><text:tab/><text:span text:style-name="T497">'2' | '3' | '4' | '5' | '6' | '7' | '8' | '9'</text:span><text:tab/></text:p>
      <text:p text:style-name="P246"><text:span text:style-name="T495">(</text:span><text:span text:style-name="T496">4</text:span><text:span text:style-name="T495">)</text:span><text:span text:style-name="T496"><text:tab/></text:span><text:tab/>; </text:p>
      <text:p text:style-name="P246"/>
      <text:p text:style-name="P200">The terminal set is <text:span text:style-name="T1">{</text:span><text:span text:style-name="T61">+,(,),</text:span><text:span text:style-name="T1">0,1,</text:span><text:span text:style-name="T61">2,3,4,5,6,7,8,9</text:span><text:span text:style-name="T1">}</text:span>. <text:s/>The only non-terminal is '<text:span text:style-name="T1">expr</text:span>'. <text:s/></text:p>
      <text:p text:style-name="P198"/>
      <text:p text:style-name="P195"><text:span text:style-name="T539">Let us consider parsing of the input 2+2 using this grammar. <text:s/>When</text:span><text:span text:style-name="T490"> </text:span><text:span text:style-name="T498">the </text:span><text:span text:style-name="T490">parsing </text:span><text:span text:style-name="T498">process begins</text:span><text:span text:style-name="T490">, the contents of the stack and the input buffer would be as follows:</text:span></text:p>
      <text:p text:style-name="P198"/>
      <text:p text:style-name="P198">STACK:<text:tab/>$<text:tab/><text:tab/><text:tab/>I/P BUFFER:<text:tab/><text:tab/>2 + 2 $<text:tab/></text:p>
      <text:p text:style-name="P201"><text:soft-page-break/></text:p>
      <text:p text:style-name="P198"><text:span text:style-name="T499">That is, </text:span><text:span text:style-name="T500">t</text:span><text:span text:style-name="T499">he stack is initialized with the $ symbol. <text:s/>The input buffer is initialized with the input </text:span><text:span text:style-name="T492">(here 2+2)</text:span><text:span text:style-name="T499"> terminated </text:span><text:span text:style-name="T492">with</text:span><text:span text:style-name="T499"> a $. </text:span></text:p>
      <text:p text:style-name="P201"/>
      <text:p text:style-name="P198"><text:span text:style-name="T499">The contents of the stack and the contents of the input buffer together define the </text:span><text:span text:style-name="T96">configuration of the parser</text:span><text:span text:style-name="T499">. <text:s/></text:span></text:p>
      <text:p text:style-name="P198"/>
      <text:p text:style-name="P197"><text:span text:style-name="T501">The parsing process takes place in several steps. </text:span>On successful <text:span text:style-name="T499">completion of </text:span>parsing, the <text:span text:style-name="T502">configuration</text:span> would be:</text:p>
      <text:p text:style-name="P197"/>
      <text:p text:style-name="P197">STACK:<text:tab/>$ expr <text:tab/><text:tab/><text:tab/>I/P BUFFER:<text:tab/><text:tab/>$</text:p>
      <text:p text:style-name="P197"/>
      <text:p text:style-name="P202">where expr is the start variable of the parser's context free grammar. <text:s/><text:span text:style-name="T503">Thus </text:span><text:span text:style-name="T499">at the end of successful parsing, the start symbol of the grammar followed by $ will appear on the stack whereas, the input buffer will contain nothing except the $. <text:s/></text:span></text:p>
      <text:p text:style-name="P201"/>
      <text:p text:style-name="P195"><text:span text:style-name="T499">At each step of parsing, the parser takes an </text:span><text:span text:style-name="T96">action</text:span><text:span text:style-name="T499"> resulting in a configuration change. </text:span><text:span text:style-name="T504">A shift-reduce parser can take four possible </text:span><text:span text:style-name="T101">parser-a</text:span><text:span text:style-name="T97">ctions</text:span><text:span text:style-name="T504">:</text:span></text:p>
      <text:p text:style-name="P196"/>
      <text:p text:style-name="P195"><text:span text:style-name="T504">1. </text:span><text:span text:style-name="T376">Shift </text:span><text:span text:style-name="T79"><text:s/>is </text:span><text:span text:style-name="T85">the parser-</text:span><text:span text:style-name="T79">action of shifting </text:span><text:span text:style-name="T80">the next unread</text:span><text:span text:style-name="T79"> </text:span><text:span text:style-name="T80">terminal</text:span><text:span text:style-name="T79"> from the input buffer to the stack. Once an input character is read, it is removed from the buffer and it</text:span><text:span text:style-name="T81"> </text:span><text:span text:style-name="T79">is </text:span><text:span text:style-name="T102">pushed</text:span><text:span text:style-name="T79"> onto the stack.</text:span></text:p>
      <text:p text:style-name="P209"/>
      <text:p text:style-name="P195"><text:span text:style-name="T79">2. </text:span><text:span text:style-name="T376">Reduce</text:span><text:span text:style-name="T79"> is </text:span><text:span text:style-name="T85">the parser-action </text:span><text:span text:style-name="T79">of replacing </text:span><text:span text:style-name="T114">one or more grammar symbols</text:span><text:span text:style-name="T115"> </text:span><text:span text:style-name="T116">from the top of the stack that matches</text:span><text:span text:style-name="T114"> a body of a production, with the corresponding production head.</text:span><text:span text:style-name="T117"> </text:span><text:span text:style-name="T118">The contents on top of the stack </text:span><text:span text:style-name="T119">which matches the </text:span><text:span text:style-name="T118">right side of a production is called a </text:span><text:span text:style-name="T103">handle</text:span><text:span text:style-name="T118">. </text:span><text:span text:style-name="T120">The process of replacing a handle with the corresponding production </text:span><text:soft-page-break/><text:span text:style-name="T120">head is called </text:span><text:span text:style-name="T121">a </text:span><text:span text:style-name="T104">reduction</text:span><text:span text:style-name="T120">.</text:span></text:p>
      <text:p text:style-name="P196"/>
      <text:p text:style-name="P195"><text:span text:style-name="T505">3. </text:span><text:span text:style-name="T377">Accept</text:span><text:span text:style-name="T505"> is </text:span><text:span text:style-name="T539">the</text:span><text:span text:style-name="T505"> </text:span><text:span text:style-name="T539">parser-action </text:span><text:span text:style-name="T505">indicating that the entire input has been parsed successfully. </text:span><text:span text:style-name="T506">The parser executes an accept action only if the input buffer is empty and the stack </text:span><text:span text:style-name="T507">consists </text:span><text:span text:style-name="T506">of the start variable </text:span><text:span text:style-name="T503">terminated by a $. <text:s/></text:span></text:p>
      <text:p text:style-name="P203"/>
      <text:p text:style-name="P195"><text:span text:style-name="T503">Accepting configuration: <text:s text:c="9"/></text:span><text:span text:style-name="T490">STACK:<text:tab/></text:span><text:span text:style-name="T508">$ </text:span><text:span text:style-name="T506">&lt;start_</text:span><text:span text:style-name="T509">variable</text:span><text:span text:style-name="T506">&gt;</text:span><text:span text:style-name="T490"><text:tab/><text:tab/><text:tab/>I/P BUFFER: <text:s text:c="6"/>$<text:tab/></text:span></text:p>
      <text:p text:style-name="P204"/>
      <text:p text:style-name="P195"><text:span text:style-name="T505">4. </text:span><text:span text:style-name="T377">Error</text:span><text:span text:style-name="T505"> indicat</text:span><text:span text:style-name="T539">es</text:span><text:span text:style-name="T505"> that an error was encountered while parsing the input.</text:span><text:span text:style-name="T510"> <text:s/>In our example, there was no error. <text:s/>We will see error conditions later. <text:s/></text:span></text:p>
      <text:p text:style-name="P205"/>
      <text:p text:style-name="P205"><text:span text:style-name="T378">EXPLANATION</text:span><text:span text:style-name="T511">:</text:span></text:p>
      <text:p text:style-name="P206"/>
      <text:p text:style-name="P232"><text:span text:style-name="T491">At each step of parsing,</text:span><text:span text:style-name="T512"> </text:span><text:span text:style-name="T513">the shift-reduce parser decides on an action depending on the configuration of the parser. </text:span></text:p>
      <text:p text:style-name="P241"/>
      <text:p text:style-name="P242"/>
      <text:p text:style-name="P233"><text:span text:style-name="T514">(</text:span><text:span text:style-name="T510">1</text:span><text:span text:style-name="T514">)<text:tab/></text:span>STACK:<text:tab/>$<text:tab/><text:tab/><text:tab/><text:tab/><text:tab/>I/P BUFFER:<text:tab/><text:tab/>2 + 2 $<text:tab/></text:p>
      <text:p text:style-name="P234"/>
      <text:p text:style-name="P232"><text:span text:style-name="T515">At this </text:span><text:span text:style-name="T516">configuration</text:span><text:span text:style-name="T515">, </text:span><text:span text:style-name="T514">the parser</text:span><text:span text:style-name="T515"> </text:span><text:span text:style-name="T516">executes a </text:span><text:span text:style-name="T98">shift </text:span><text:span text:style-name="T111">action</text:span><text:span text:style-name="T515"> </text:span><text:span text:style-name="T516">i.e. </text:span><text:span text:style-name="T515">2 </text:span><text:span text:style-name="T516">is pushed onto</text:span><text:span text:style-name="T515"> the stack </text:span><text:span text:style-name="T517">resulting in </text:span><text:span text:style-name="T516">the configuration</text:span><text:span text:style-name="T517">:</text:span></text:p>
      <text:p text:style-name="P235"/>
      <text:p text:style-name="P232"><text:span text:style-name="T514">(</text:span><text:span text:style-name="T510">2</text:span><text:span text:style-name="T514">)<text:tab/></text:span><text:span text:style-name="T490">STACK:<text:tab/>$ </text:span><text:span text:style-name="T518">2</text:span><text:span text:style-name="T517"> </text:span><text:span text:style-name="T490"><text:tab/><text:tab/><text:tab/><text:tab/>I/P BUFFER:<text:tab/><text:tab/> + 2 $</text:span></text:p>
      <text:p text:style-name="P233"/>
      <text:p text:style-name="P236"><text:span text:style-name="T519">At configuration (2)</text:span><text:span text:style-name="T520">,</text:span><text:span text:style-name="T519"> the parser executes a reduce action as the contents on top of the stack match the body of the production expr -&gt; </text:span><text:span text:style-name="T521">'</text:span><text:span text:style-name="T519">2</text:span><text:span text:style-name="T521">' </text:span><text:span text:style-name="T522">i.e., 2 is the handle in this case and a reduction takes place replacing the handle with the </text:span><text:soft-page-break/><text:span text:style-name="T522">production head expr.</text:span></text:p>
      <text:p text:style-name="P236"/>
      <text:p text:style-name="P232"><text:span text:style-name="T523">(3)<text:tab/></text:span><text:span text:style-name="T490">STACK:<text:tab/>$ </text:span><text:span text:style-name="T516">expr</text:span><text:span text:style-name="T490"><text:tab/><text:tab/><text:tab/><text:tab/><text:tab/>I/P BUFFER:<text:tab/><text:tab/>+ 2 $<text:tab/></text:span></text:p>
      <text:p text:style-name="P233"/>
      <text:p text:style-name="P236"><text:span text:style-name="T520">Following the reduction,</text:span> the parser shifts '+' to the stack.</text:p>
      <text:p text:style-name="P236"/>
      <text:p text:style-name="P232"><text:span text:style-name="T523">(4)<text:tab/></text:span><text:span text:style-name="T490">STACK:<text:tab/>$</text:span><text:span text:style-name="T516"> expr </text:span><text:span text:style-name="T524">+</text:span><text:span text:style-name="T490"><text:tab/><text:tab/><text:tab/><text:tab/>I/P BUFFER:<text:tab/><text:tab/>2 $</text:span></text:p>
      <text:p text:style-name="P233"/>
      <text:p text:style-name="P236">The parser <text:span text:style-name="T520">shifts once again, resulting in the configuration:</text:span></text:p>
      <text:p text:style-name="P236"/>
      <text:p text:style-name="P232"><text:span text:style-name="T523">(5)<text:tab/></text:span><text:span text:style-name="T490">STACK:<text:tab/>$ </text:span><text:span text:style-name="T516">expr </text:span><text:span text:style-name="T524">+ 2</text:span><text:span text:style-name="T490"><text:tab/><text:tab/><text:tab/>I/P BUFFER:<text:tab/><text:tab/> $<text:tab/></text:span><text:span text:style-name="T516"> </text:span></text:p>
      <text:p text:style-name="P236"/>
      <text:p text:style-name="P236"><text:span text:style-name="T525">The parser executes a reduce action </text:span><text:span text:style-name="T99">reducing</text:span><text:span text:style-name="T525"> the handle '2' to the grammar symbol expr. </text:span></text:p>
      <text:p text:style-name="P236"/>
      <text:p text:style-name="P232"><text:span text:style-name="T523">(6)<text:tab/></text:span><text:span text:style-name="T490">STACK:<text:tab/>$ </text:span><text:span text:style-name="T516">expr + expr</text:span><text:span text:style-name="T490"><text:tab/><text:tab/><text:tab/><text:tab/>I/P BUFFER:<text:tab/><text:tab/>2 + 2 $</text:span></text:p>
      <text:p text:style-name="P233"/>
      <text:p text:style-name="P237">The handle expr + expr is further reduced to expr.</text:p>
      <text:p text:style-name="P238"/>
      <text:p text:style-name="P232"><text:span text:style-name="T523">(7)<text:tab/></text:span><text:span text:style-name="T490">STACK:<text:tab/>$ </text:span><text:span text:style-name="T506">expr</text:span><text:span text:style-name="T490"><text:tab/><text:tab/><text:tab/><text:tab/>I/P BUFFER:<text:tab/><text:tab/>$<text:tab/><text:tab/><text:tab/></text:span></text:p>
      <text:p text:style-name="P233"/>
      <text:p text:style-name="P232"><text:span text:style-name="T506">Since the I/P BUFFER is empty and the stack contains only the start variable, the parser executes an accept action, indicating that the input has been parsed </text:span><text:span text:style-name="T526">successfully. </text:span></text:p>
      <text:p text:style-name="P239"/>
      <text:p text:style-name="P240"><text:soft-page-break/>The action of the parser is summarized in the following table (link). <text:s text:c="2"/>The logic behind the parsing process will be discussed subsequently. <text:s/></text:p>
      <text:p text:style-name="P232"/>
      <text:p text:style-name="P195"><text:span text:style-name="T527">T</text:span><text:span text:style-name="T528">he following table </text:span><text:span text:style-name="T527">summarizes</text:span><text:span text:style-name="T528"> the </text:span><text:span text:style-name="T529">step-by-step </text:span><text:span text:style-name="T502">change in </text:span><text:span text:style-name="T530">the </text:span><text:span text:style-name="T531">parser's </text:span><text:span text:style-name="T502">configuration</text:span><text:span text:style-name="T528"> </text:span><text:span text:style-name="T532">after </text:span><text:span text:style-name="T499">each</text:span><text:span text:style-name="T532"> </text:span><text:span text:style-name="T100">action</text:span><text:span text:style-name="T532"> taken </text:span><text:span text:style-name="T533">by parser</text:span><text:span text:style-name="T532">. <text:s/></text:span></text:p>
      <text:p text:style-name="P207"/>
      <text:p text:style-name="P230"><text:span text:style-name="T528">STACK<text:tab/><text:tab/>|<text:tab/><text:tab/>I/P BUFFER<text:tab/><text:tab/><text:tab/>|<text:tab/><text:tab/>ACTION </text:span><text:span text:style-name="T532">TAKEN</text:span></text:p>
      <text:p text:style-name="P229">----------------------------------------------------------------------------------------------------------------------------</text:p>
      <text:p text:style-name="P245"><text:span text:style-name="T496">(1)<text:tab/></text:span><text:span text:style-name="T532">$<text:tab/><text:tab/></text:span><text:span text:style-name="T534">|</text:span><text:span text:style-name="T532"><text:tab/><text:tab/>2 + 2 $<text:tab/><text:tab/><text:tab/><text:tab/></text:span><text:span text:style-name="T534">|</text:span><text:span text:style-name="T532"><text:tab/><text:tab/><text:tab/>_</text:span></text:p>
      <text:p text:style-name="P243"/>
      <text:p text:style-name="P245"><text:span text:style-name="T496">(2)<text:tab/>2</text:span><text:span text:style-name="T532"> $<text:tab/><text:tab/></text:span><text:span text:style-name="T534">|</text:span><text:span text:style-name="T532"><text:tab/><text:tab/>+ 2 $<text:tab/><text:tab/><text:tab/><text:tab/></text:span><text:span text:style-name="T534">|</text:span><text:span text:style-name="T532"><text:tab/><text:tab/><text:tab/>SHIFT</text:span></text:p>
      <text:p text:style-name="P243"/>
      <text:p text:style-name="P245"><text:span text:style-name="T496">(3)<text:tab/></text:span><text:span text:style-name="T532">expr $<text:tab/><text:tab/></text:span><text:span text:style-name="T534">|</text:span><text:span text:style-name="T532"><text:tab/><text:tab/>+ 2 $<text:tab/><text:tab/><text:tab/><text:tab/></text:span><text:span text:style-name="T534">|</text:span><text:span text:style-name="T532"><text:tab/><text:tab/><text:tab/>REDUCE</text:span></text:p>
      <text:p text:style-name="P243"/>
      <text:p text:style-name="P245"><text:span text:style-name="T496">(4)<text:tab/></text:span><text:span text:style-name="T532">+ expr $<text:tab/></text:span><text:span text:style-name="T534">|</text:span><text:span text:style-name="T532"><text:tab/><text:tab/>2 $<text:tab/><text:tab/><text:tab/><text:tab/></text:span><text:span text:style-name="T534">|</text:span><text:span text:style-name="T532"><text:tab/><text:tab/><text:tab/>SHIFT</text:span></text:p>
      <text:p text:style-name="P243"/>
      <text:p text:style-name="P245"><text:span text:style-name="T496">(5)<text:tab/>2</text:span><text:span text:style-name="T532"> + expr $<text:tab/></text:span><text:span text:style-name="T534">|</text:span><text:span text:style-name="T532"><text:tab/><text:tab/>$<text:tab/><text:tab/><text:tab/><text:tab/></text:span><text:span text:style-name="T534">|</text:span><text:span text:style-name="T532"><text:tab/><text:tab/><text:tab/>SHIFT</text:span></text:p>
      <text:p text:style-name="P243"/>
      <text:p text:style-name="P245"><text:span text:style-name="T496">(6)<text:tab/></text:span><text:span text:style-name="T532">expr + expr $<text:tab/></text:span><text:span text:style-name="T534">|</text:span><text:span text:style-name="T532"><text:tab/><text:tab/>$<text:tab/><text:tab/><text:tab/><text:tab/></text:span><text:span text:style-name="T534">|</text:span><text:span text:style-name="T532"><text:tab/><text:tab/><text:tab/></text:span><text:span text:style-name="T535">REDUCE</text:span></text:p>
      <text:p text:style-name="P243"/>
      <text:p text:style-name="P245"><text:span text:style-name="T496">(7)<text:tab/></text:span><text:span text:style-name="T532">expr $<text:tab/><text:tab/></text:span><text:span text:style-name="T534">|</text:span><text:span text:style-name="T532"><text:tab/><text:tab/>$<text:tab/><text:tab/><text:tab/><text:tab/></text:span><text:span text:style-name="T534">|</text:span><text:span text:style-name="T532"><text:tab/><text:tab/><text:tab/>REDUCE</text:span></text:p>
      <text:p text:style-name="P243"/>
      <text:p text:style-name="P245"><text:span text:style-name="T496">(8)<text:tab/></text:span><text:span text:style-name="T532">expr $<text:tab/><text:tab/></text:span><text:span text:style-name="T534">|</text:span><text:span text:style-name="T532"><text:tab/><text:tab/></text:span><text:span text:style-name="T536">$<text:tab/><text:tab/><text:tab/><text:tab/></text:span><text:span text:style-name="T534">|</text:span><text:span text:style-name="T536"><text:tab/><text:tab/><text:tab/>ACCEPT</text:span></text:p>
      <text:p text:style-name="P243"/>
      <text:p text:style-name="P208">The following parsing algorithm exhibits the behavior of the parser.</text:p>
      <text:p text:style-name="P244"><text:soft-page-break/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>Initialize the stack with $</text:p>
      <text:p text:style-name="P179"><text:span text:style-name="T379">while</text:span><text:span text:style-name="T467"> (</text:span><text:span text:style-name="T474">true</text:span><text:span text:style-name="T467">) </text:span></text:p>
      <text:p text:style-name="P190">{</text:p>
      <text:p text:style-name="P178"><text:span text:style-name="T467"><text:s text:c="4"/></text:span><text:span text:style-name="T540"><text:s/>next = next_token(); <text:s/>/* look at next input token, don't remove it from input*/ </text:span></text:p>
      <text:p text:style-name="P180"><text:span text:style-name="T540"><text:s text:c="5"/></text:span><text:span text:style-name="T380">if</text:span><text:span text:style-name="T540"> </text:span><text:span text:style-name="T543">( </text:span><text:span text:style-name="T540">next == $ </text:span><text:span text:style-name="T380">and</text:span><text:span text:style-name="T540"> stack contains “start_symbol $” </text:span><text:span text:style-name="T543">) </text:span><text:span text:style-name="T380">then</text:span><text:span text:style-name="T540"> </text:span></text:p>
      <text:p text:style-name="P180"><text:span text:style-name="T380"><text:tab/><text:tab/>return</text:span><text:span text:style-name="T540"> ACCEPT; </text:span></text:p>
      <text:p text:style-name="P179"><text:span text:style-name="T540"><text:s text:c="5"/></text:span><text:span text:style-name="T380">if</text:span><text:span text:style-name="T540"> (valid_shift(next) </text:span><text:span text:style-name="T380">then</text:span><text:span text:style-name="T540"> </text:span></text:p>
      <text:p text:style-name="P183"><text:tab/> <text:tab/>parser-shift(next); /* remove token from input and push it to stack */</text:p>
      <text:p text:style-name="P179"><text:span text:style-name="T540"><text:s text:c="5"/></text:span><text:span text:style-name="T380">else if</text:span><text:span text:style-name="T540"> (valid_reduce(next)) </text:span></text:p>
      <text:p text:style-name="P182"><text:s text:c="5"/><text:tab/>parser-reduce(); <text:s/>/* don't remove token from input, but do a reduction */</text:p>
      <text:p text:style-name="P191"><text:tab/>else </text:p>
      <text:p text:style-name="P181"><text:span text:style-name="T380"><text:tab/><text:tab/>return</text:span><text:span text:style-name="T540"> ERROR /* no valid shift or reduce possible */</text:span></text:p>
      <text:p text:style-name="P189">}</text:p>
      <text:p text:style-name="P182"/>
      <text:p text:style-name="P185">parser_shift(next) </text:p>
      <text:p text:style-name="P193">{</text:p>
      <text:p text:style-name="P184"><text:tab/>Remove the token from the input and advance the input to the next token.</text:p>
      <text:p text:style-name="P184"><text:s text:c="5"/>Push the current token into the stack.</text:p>
      <text:p text:style-name="P192">}</text:p>
      <text:p text:style-name="P184"/>
      <text:p text:style-name="P185">parser_reduce() </text:p>
      <text:p text:style-name="P193">{</text:p>
      <text:p text:style-name="P184"><text:tab/>Pop out the handle from the top of the stack.</text:p>
      <text:p text:style-name="P184"><text:tab/>Push of the handle's production to the stack.</text:p>
      <text:p text:style-name="P192">}</text:p>
      <text:p text:style-name="P192"/>
      <text:p text:style-name="P155">There are several variants of shift-reduce parsing like the LR(1), SLR(1) and LALR(1) parsing methods. <text:s/>The <text:soft-page-break/>notion of what is a valid shift or a valid reduce depends on the particular parsing method and can be fairly involved. <text:s/>Hence, we do not explain here how the functions valid_shift(next) and valid_reduce(next) operate. YACC uses an LALR parsing method. (See ... References and links). <text:s text:c="2"/>However, an understanding of the general principles of shift-reduce parsing at this level will be sufficient for most part of this project. <text:s/></text:p>
      <text:p text:style-name="P186"><text:s text:c="2"/></text:p>
      <text:p text:style-name="P186"/>
      <text:p text:style-name="P188"/>
      <text:p text:style-name="P170"/>
      <text:p text:style-name="P170"/>
      <text:p text:style-name="P169"><text:span text:style-name="T451">4</text:span>.<text:tab/><text:span text:style-name="T435">Working of t</text:span>he Infix to Postfix program</text:p>
      <text:p text:style-name="P172"/>
      <text:p text:style-name="P111"><text:span text:style-name="T441">When</text:span><text:span text:style-name="T440"> input_file.y </text:span><text:span text:style-name="T441">is</text:span><text:span text:style-name="T440"> fed to YACC, it generates a y.tab.c </text:span><text:span text:style-name="T441">file. <text:s/></text:span><text:span text:style-name="T483">W</text:span><text:span text:style-name="T457">hen compiled, </text:span><text:span text:style-name="T483">this program </text:span><text:span text:style-name="T457">yields a parser.</text:span><text:span text:style-name="T441"> </text:span><text:span text:style-name="T414">[Link to Introduction to Yacc]. </text:span><text:span text:style-name="T457">The generated parser uses shift-reduce parsing to parse the given input.</text:span><text:span text:style-name="T415"> </text:span><text:span text:style-name="T442">Yacc copies the </text:span><text:span text:style-name="T443">C </text:span><text:span text:style-name="T442">declarations </text:span><text:span text:style-name="T443">(in the </text:span><text:span text:style-name="T446">D</text:span><text:span text:style-name="T443">eclaration </text:span><text:span text:style-name="T442">section </text:span><text:span text:style-name="T446">of input_file.y</text:span><text:span text:style-name="T443">)</text:span><text:span text:style-name="T442"> and </text:span><text:span text:style-name="T443">all </text:span><text:span text:style-name="T442">the auxiliary function</text:span><text:span text:style-name="T443">s </text:span><text:span text:style-name="T446">(</text:span><text:span text:style-name="T443">in the Auxiliary functions section </text:span><text:span text:style-name="T446">of input_file.y)</text:span><text:span text:style-name="T443"> </text:span><text:span text:style-name="T442">directly into y.tab.c without any modification. In addition to th</text:span><text:span text:style-name="T447">ese,</text:span><text:span text:style-name="T442"> YACC generates <text:s/>the definition of yyparse() in y.tab.c.</text:span></text:p>
      <text:p text:style-name="P226"/>
      <text:p text:style-name="P227">It is important to understand that, y.tab.c contains the following :</text:p>
      <text:list xml:id="list8488600521" text:style-name="L1">
        <text:list-item>
          <text:p text:style-name="P248"><text:span text:style-name="T444">The C declarations from the input_file.y file </text:span><text:span text:style-name="T405">[Link to part in y.tab.c]</text:span></text:p>
        </text:list-item>
        <text:list-item>
          <text:p text:style-name="P248"><text:span text:style-name="T444">Generated yyparse() definition </text:span><text:span text:style-name="T445"><text:s/></text:span><text:span text:style-name="T405">[Link to part in y.tab.c]</text:span></text:p>
        </text:list-item>
        <text:list-item>
          <text:p text:style-name="P250"><text:span text:style-name="T444">All the auxiliary functions from the input_file.y </text:span><text:span text:style-name="T405">[Link to part in y.tab.c]</text:span></text:p>
        </text:list-item>
      </text:list>
      <text:p text:style-name="P227"/>
      <text:p text:style-name="P156">Recall our infix to postfix program (link) </text:p>
      <text:p text:style-name="P130"><text:span text:style-name="T541">Here is a </text:span>Sample I<text:span text:style-name="T541">nput and Output</text:span>:</text:p>
      <text:p text:style-name="P85"><text:soft-page-break/>I: 2+3</text:p>
      <text:p text:style-name="P56"><text:span text:style-name="T436">O: NUM</text:span><text:span text:style-name="T437">1</text:span><text:span text:style-name="T436"> NUM</text:span><text:span text:style-name="T437">2</text:span><text:span text:style-name="T436"> + </text:span><text:span text:style-name="T339"><text:s/></text:span></text:p>
      <text:p text:style-name="P128"/>
      <text:p text:style-name="P110"><text:span text:style-name="T436">When the </text:span><text:span text:style-name="T438">expression </text:span><text:span text:style-name="T54">2+3</text:span><text:span text:style-name="T436"> is fed as the input to the generated parser, <text:s/></text:span><text:span text:style-name="T454">the </text:span><text:span text:style-name="T436">main() function </text:span><text:span text:style-name="T437">in the auxiliary functions section <text:s/></text:span><text:span text:style-name="T436">invokes yyparse() </text:span><text:span text:style-name="T542">as below: </text:span><text:span text:style-name="T436"><text:s/></text:span><text:span text:style-name="T476">(</text:span><text:span text:style-name="T542">The </text:span><text:span text:style-name="T476">code </text:span><text:span text:style-name="T542">for</text:span><text:span text:style-name="T476"> main() </text:span><text:span text:style-name="T542">from the example is copied </text:span><text:span text:style-name="T476">below)</text:span><text:span text:style-name="T436"> </text:span><text:span text:style-name="T454"><text:s/></text:span></text:p>
      <text:p text:style-name="P86"/>
      <text:p text:style-name="P86">main() </text:p>
      <text:p text:style-name="P86">{ </text:p>
      <text:p text:style-name="P86"><text:tab/>yyparse(); </text:p>
      <text:p text:style-name="P86"><text:tab/>return 1; </text:p>
      <text:p text:style-name="P86">}</text:p>
      <text:p text:style-name="P129"/>
      <text:p text:style-name="P110"><text:span text:style-name="T454">As noted earlier, </text:span><text:span text:style-name="T436">yyparse() in</text:span><text:span text:style-name="T454">vokes</text:span><text:span text:style-name="T436"> yylex() to read t</text:span><text:span text:style-name="T454">okens from the input. For example,</text:span><text:span text:style-name="T436"> </text:span><text:span text:style-name="T437">yylex() re</text:span><text:span text:style-name="T439">ads</text:span><text:span text:style-name="T437"> the input </text:span><text:span text:style-name="T455">2 </text:span><text:span text:style-name="T437">and</text:span><text:span text:style-name="T436"> returns </text:span><text:span text:style-name="T437">the token DIGIT </text:span><text:span text:style-name="T476">(code of yylex() shown below)</text:span></text:p>
      <text:p text:style-name="P131"/>
      <text:p text:style-name="P86">yylex() </text:p>
      <text:p text:style-name="P86">{ </text:p>
      <text:p text:style-name="P86"><text:tab/>int c; </text:p>
      <text:p text:style-name="P86"><text:tab/>c = getchar(); </text:p>
      <text:p text:style-name="P86"><text:tab/>if(isdigit(c)) </text:p>
      <text:p text:style-name="P86"><text:tab/>{ </text:p>
      <text:p text:style-name="P86"><text:tab/><text:tab/>pos++;<text:tab/><text:tab/> </text:p>
      <text:p text:style-name="P86"><text:tab/><text:tab/>return DIGIT; </text:p>
      <text:p text:style-name="P86"><text:tab/>} </text:p>
      <text:p text:style-name="P86"><text:tab/>return c; </text:p>
      <text:p text:style-name="P86">}</text:p>
      <text:p text:style-name="P86"/>
      <text:p text:style-name="P111"><text:span text:style-name="T449">/* </text:span><text:span text:style-name="T542">Comment</text:span><text:span text:style-name="T449">: </text:span><text:span text:style-name="T339">Every time a number is found in the input stream, </text:span><text:span text:style-name="T21">yylex()</text:span><text:span text:style-name="T339"> </text:span><text:span text:style-name="T450">increments pos and </text:span><text:span text:style-name="T339">returns a token </text:span><text:span text:style-name="T21">DIGIT</text:span><text:span text:style-name="T339"> to </text:span><text:span text:style-name="T21">yyparse()</text:span><text:span text:style-name="T339">. If any character other than a number is found, </text:span><text:span text:style-name="T21">yylex()</text:span><text:span text:style-name="T339"> </text:span><text:span text:style-name="T450">simply </text:span><text:span text:style-name="T339">returns the character itself to </text:span><text:span text:style-name="T21">yyparse()</text:span><text:span text:style-name="T339">. </text:span><text:span text:style-name="T449">I</text:span><text:span text:style-name="T439">n the process </text:span><text:span text:style-name="T449">of returning </text:span><text:span text:style-name="T55">DIGIT</text:span><text:span text:style-name="T449"> to yyparse(), </text:span><text:span text:style-name="T439"><text:s/>yylex() increments the value of pos. </text:span><text:span text:style-name="T437">As it was initialized to 0, </text:span><text:span text:style-name="T456">after returning DIGIT,</text:span><text:span text:style-name="T437"> </text:span><text:span text:style-name="T60">pos</text:span><text:span text:style-name="T437"> holds the value 1. */</text:span></text:p>
      <text:p text:style-name="P135"><text:soft-page-break/></text:p>
      <text:p text:style-name="P57"><text:span text:style-name="T175">The input is copied into an input buffer terminated by a</text:span><text:span text:style-name="T193">n end-marker (Say for example, '$') </text:span><text:span text:style-name="T175"><text:s/>and the stack is </text:span><text:span text:style-name="T176">initialized</text:span><text:span text:style-name="T175"> with the end-marker. </text:span><text:span text:style-name="T172">Initial configuration of the parser: </text:span></text:p>
      <text:p text:style-name="P58"><text:span text:style-name="T173"><text:tab/>STACK:<text:tab/><text:tab/></text:span><text:span text:style-name="T174">$</text:span><text:span text:style-name="T173"><text:tab/><text:tab/><text:tab/><text:tab/>I/P BUFFER:<text:tab/></text:span><text:span text:style-name="T174">2+3 $</text:span></text:p>
      <text:p text:style-name="P136"/>
      <text:p text:style-name="P136">The parser uses shift-reduce parsing methodology to arrive at the final accepting configuration (Note that an accepting configuration indicates successful parsing):</text:p>
      <text:p text:style-name="P152"/>
      <text:p text:style-name="P59"><text:span text:style-name="T173"><text:tab/>STACK:<text:tab/><text:tab/></text:span><text:span text:style-name="T174">$ </text:span><text:span text:style-name="T177">start</text:span><text:span text:style-name="T173"><text:tab/><text:tab/><text:tab/>I/P BUFFER:<text:tab/></text:span><text:span text:style-name="T174">$</text:span></text:p>
      <text:p text:style-name="P137"/>
      <text:p text:style-name="P141">At every step of parsing, yyparse() calls yylex() for reading the input buffer. </text:p>
      <text:p text:style-name="P141"/>
      <text:p text:style-name="P143"><text:tab/>STACK: <text:tab/><text:tab/>$</text:p>
      <text:p text:style-name="P143"><text:tab/>I/P BUFFER: <text:tab/>2+3 $</text:p>
      <text:p text:style-name="P141"/>
      <text:p text:style-name="P132"><text:span text:style-name="T461">yylex() reads 2 and returns DIGIT to yyparse(). </text:span><text:span text:style-name="T462">Yyparse() shifts DIGIT to the stack.</text:span></text:p>
      <text:p text:style-name="P144"/>
      <text:p text:style-name="P144"><text:tab/>STACK: <text:tab/><text:tab/>$ DIGIT</text:p>
      <text:p text:style-name="P144"><text:tab/>I/P BUFER: <text:tab/>+3 $</text:p>
      <text:p text:style-name="P145"/>
      <text:p text:style-name="P145">Now, the parser reduces the handle DIGIT to expr, as DIGIT matches the body of the production expr: DIGIT.</text:p>
      <text:p text:style-name="P145"/>
      <text:p text:style-name="P133"><text:span text:style-name="T462"><text:tab/></text:span><text:span text:style-name="T458">STACK:<text:tab/></text:span><text:span text:style-name="T462"><text:tab/></text:span><text:span text:style-name="T459">$ </text:span><text:span text:style-name="T462">expr</text:span><text:span text:style-name="T458"><text:tab/><text:tab/></text:span></text:p>
      <text:p text:style-name="P60"><text:soft-page-break/><text:span text:style-name="T173"><text:tab/>I/P BUFFER:<text:tab/></text:span><text:span text:style-name="T174">+3 $</text:span></text:p>
      <text:p text:style-name="P146"/>
      <text:p text:style-name="P61"><text:span text:style-name="T178">For every handle reduced by the parser, the corresponding action of the handle's production is executed. As a result the parser </text:span><text:span text:style-name="T179">executes </text:span><text:span text:style-name="T430">printf("NUM%d ",pos</text:span><text:span text:style-name="T464">)</text:span><text:span text:style-name="T430"> </text:span><text:span text:style-name="T179">and</text:span><text:span text:style-name="T463"> </text:span><text:span text:style-name="T178">prints NUM1 on the screen. </text:span><text:span text:style-name="T180">At the second call, yylex() returns '+' (Note that yyparse() invokes yylex() repeatedly till the end of input is encountered i.e. $ is encountered </text:span><text:span text:style-name="T181">in the </text:span><text:span text:style-name="T181">input</text:span><text:span text:style-name="T180">). </text:span><text:span text:style-name="T182">yyparse() then shifts </text:span><text:span text:style-name="T183">'</text:span><text:span text:style-name="T182">+</text:span><text:span text:style-name="T183">'</text:span><text:span text:style-name="T182"> to the stack.</text:span></text:p>
      <text:p text:style-name="P142"><text:s/><text:tab/></text:p>
      <text:p text:style-name="P134"><text:span text:style-name="T460"><text:tab/></text:span><text:span text:style-name="T458">STACK:<text:tab/></text:span><text:span text:style-name="T462"><text:tab/></text:span><text:span text:style-name="T459">$ </text:span><text:span text:style-name="T462">expr </text:span><text:span text:style-name="T465">+</text:span><text:span text:style-name="T458"><text:tab/><text:tab/></text:span></text:p>
      <text:p text:style-name="P62"><text:span text:style-name="T173"><text:tab/>I/P BUFFER:<text:tab/></text:span><text:span text:style-name="T174">3 $</text:span></text:p>
      <text:p text:style-name="P138"/>
      <text:p text:style-name="P63"><text:span text:style-name="T183">At the third, invocation of yylex() by yyparse(), yylex() returns DIGIT on reading 3 from the buffer. </text:span><text:span text:style-name="T186">yyparse</text:span><text:span text:style-name="T185">() shifts DIGIT</text:span><text:span text:style-name="T183"> resulting in the configuration:</text:span></text:p>
      <text:p text:style-name="P147"/>
      <text:p text:style-name="P63"><text:span text:style-name="T183"><text:tab/></text:span><text:span text:style-name="T173">STACK:<text:tab/></text:span><text:span text:style-name="T184"><text:tab/></text:span><text:span text:style-name="T174">$ </text:span><text:span text:style-name="T184">expr </text:span><text:span text:style-name="T183">+ </text:span><text:span text:style-name="T185">DIGIT</text:span><text:span text:style-name="T173"><text:tab/><text:tab/></text:span></text:p>
      <text:p text:style-name="P63"><text:span text:style-name="T173"><text:tab/>I/P BUFFER:<text:tab/></text:span><text:span text:style-name="T174">$</text:span></text:p>
      <text:p text:style-name="P139"/>
      <text:p text:style-name="P64"><text:span text:style-name="T186">Now the handle DIGIT is reduced to expr, and as a result the action </text:span><text:span text:style-name="T430">printf("NUM%d ",pos</text:span><text:span text:style-name="T464">) </text:span><text:span text:style-name="T186">is executed, printing NUM2 on the screen. </text:span><text:span text:style-name="T187">Following the previous reduction, the configuration would be:</text:span></text:p>
      <text:p text:style-name="P149"/>
      <text:p text:style-name="P65"><text:span text:style-name="T183"><text:tab/></text:span><text:span text:style-name="T173">STACK:<text:tab/></text:span><text:span text:style-name="T184"><text:tab/></text:span><text:span text:style-name="T174">$ </text:span><text:span text:style-name="T184">expr </text:span><text:span text:style-name="T183">+ </text:span><text:span text:style-name="T187">expr</text:span><text:span text:style-name="T173"><text:tab/><text:tab/></text:span></text:p>
      <text:p text:style-name="P65"><text:span text:style-name="T173"><text:tab/>I/P BUFFER:<text:tab/></text:span><text:span text:style-name="T174">$</text:span></text:p>
      <text:p text:style-name="P140"/>
      <text:p text:style-name="P150">The parser further reduces the handle expr + expr to expr, as the handle matches the body of the production </text:p>
      <text:p text:style-name="P66"><text:soft-page-break/><text:span text:style-name="T187">expr: expr '+' expr. </text:span><text:span text:style-name="T188">The corresponding action printf("+ ") is executed, thus printing + on the screen. <text:s/></text:span></text:p>
      <text:p text:style-name="P148"/>
      <text:p text:style-name="P66"><text:span text:style-name="T183"><text:tab/></text:span><text:span text:style-name="T173">STACK:<text:tab/></text:span><text:span text:style-name="T184"><text:tab/></text:span><text:span text:style-name="T174">$ </text:span><text:span text:style-name="T184">expr</text:span><text:span text:style-name="T173"><text:tab/><text:tab/></text:span></text:p>
      <text:p text:style-name="P66"><text:span text:style-name="T173"><text:tab/>I/P BUFFER:<text:tab/></text:span><text:span text:style-name="T174">$</text:span></text:p>
      <text:p text:style-name="P151"><text:s/></text:p>
      <text:p text:style-name="P66"><text:span text:style-name="T188">The handle expr is further reduced to start, </text:span><text:span text:style-name="T190">resulting in the accepting configuration.</text:span></text:p>
      <text:p text:style-name="P148"/>
      <text:p text:style-name="P66"><text:span text:style-name="T183"><text:tab/></text:span><text:span text:style-name="T173">STACK:<text:tab/></text:span><text:span text:style-name="T184"><text:tab/></text:span><text:span text:style-name="T174">$ </text:span><text:span text:style-name="T188">start</text:span><text:span text:style-name="T173"><text:tab/><text:tab/></text:span></text:p>
      <text:p text:style-name="P66"><text:span text:style-name="T173"><text:tab/>I/P BUFFER:<text:tab/></text:span><text:span text:style-name="T174">$</text:span></text:p>
      <text:p text:style-name="P151"/>
      <text:p text:style-name="P66"><text:span text:style-name="T188">And as the parser has reached the accepting configuration, yyparse() flags successful parsing by returning 0 to </text:span><text:span text:style-name="T189">the </text:span><text:span text:style-name="T57">main</text:span><text:span text:style-name="T58">()</text:span><text:span text:style-name="T188"> function. </text:span></text:p>
      <text:p text:style-name="P151"/>
      <text:p text:style-name="P67"><text:span text:style-name="T190">A general</text:span><text:span text:style-name="T192">ized</text:span><text:span text:style-name="T190"> algorithm of yyparse() would look like:</text:span></text:p>
      <text:p text:style-name="P87"/>
      <text:p text:style-name="P90">Initialize the stack with the end-marker $</text:p>
      <text:p text:style-name="P91">new_symbol = yylex()</text:p>
      <text:p text:style-name="P92"><text:span text:style-name="T467">while (</text:span><text:span text:style-name="T474">true</text:span><text:span text:style-name="T467">)</text:span></text:p>
      <text:p text:style-name="P90"><text:tab/>switch(decision by shift-reduce parser)</text:p>
      <text:p text:style-name="P93"><text:span text:style-name="T467"><text:tab/><text:tab/>case '</text:span><text:span text:style-name="T468">reduce</text:span><text:span text:style-name="T467">':</text:span></text:p>
      <text:p text:style-name="P93"><text:span text:style-name="T467"><text:tab/><text:tab/><text:tab/></text:span><text:span text:style-name="T469">pop handle from stack</text:span></text:p>
      <text:p text:style-name="P94"><text:span text:style-name="T469"><text:tab/><text:tab/><text:tab/>push production head of the handle </text:span><text:span text:style-name="T470">to stack</text:span></text:p>
      <text:p text:style-name="P94"><text:span text:style-name="T470"><text:tab/><text:tab/><text:tab/></text:span><text:span text:style-name="T471">execute action corresponding to the handle's production</text:span></text:p>
      <text:p text:style-name="P94"><text:span text:style-name="T471"><text:tab/><text:tab/></text:span><text:span text:style-name="T472">case 'shift': </text:span></text:p>
      <text:p text:style-name="P95"><text:tab/><text:tab/><text:tab/>push new_symbol to stack</text:p>
      <text:p text:style-name="P95"><text:tab/><text:tab/><text:tab/>new_symbol = yylex()</text:p>
      <text:p text:style-name="P94"><text:span text:style-name="T472"><text:tab/><text:tab/></text:span><text:span text:style-name="T473">case 'accept':</text:span></text:p>
      <text:p text:style-name="P96"><text:tab/><text:tab/><text:tab/>return 0</text:p>
      <text:p text:style-name="P96"><text:soft-page-break/><text:tab/><text:tab/>case 'error':</text:p>
      <text:p text:style-name="P94"><text:span text:style-name="T59"><text:tab/><text:tab/><text:tab/>return 1</text:span><text:span text:style-name="T191"><text:tab/></text:span><text:span text:style-name="T190"> <text:s/></text:span></text:p>
      <text:p text:style-name="P173"/>
      <text:p text:style-name="P153"/>
      <text:p text:style-name="P153"/>
      <text:p text:style-name="P167"><text:span text:style-name="T538">5</text:span><text:span text:style-name="T349">.<text:tab/>The Infix to Postfix program, </text:span><text:span text:style-name="T350">revised</text:span></text:p>
      <text:p text:style-name="P174"/>
      <text:p text:style-name="P112"><text:span text:style-name="T386">T</text:span><text:span text:style-name="T338">he </text:span><text:span text:style-name="T477">previous </text:span><text:span text:style-name="T475">infix to postfix </text:span><text:span text:style-name="T338">program </text:span><text:span text:style-name="T466">prints</text:span><text:span text:style-name="T338"> </text:span><text:span text:style-name="T466">the structure of the </text:span><text:span text:style-name="T338">postfix expression and not the postfix expression </text:span><text:span text:style-name="T338">itself. </text:span><text:span text:style-name="T340">For the parser to print the postfix expression it would need the value associated with every </text:span><text:span text:style-name="T22">DIGIT</text:span><text:span text:style-name="T340"> token. <text:s/></text:span><text:span text:style-name="T342">For example, the value associated with the token </text:span><text:span text:style-name="T23">NUM</text:span><text:span text:style-name="T342"> in the first sample input/output is 2. </text:span><text:span text:style-name="T343">The value associated with </text:span><text:span text:style-name="T345">a</text:span><text:span text:style-name="T343"> token is called an </text:span><text:span text:style-name="T91">attribute.</text:span></text:p>
      <text:p text:style-name="P113"/>
      <text:p text:style-name="P112"><text:span text:style-name="T340"><text:tab/>In the </text:span><text:span text:style-name="T481">previous</text:span><text:span text:style-name="T340"> program </text:span><text:span text:style-name="T22">yylex()</text:span><text:span text:style-name="T340"> simply returns the token DIGIT to </text:span><text:span text:style-name="T22">yyparse()</text:span><text:span text:style-name="T340"> and does not return </text:span><text:span text:style-name="T344">any</text:span><text:span text:style-name="T340"> value associated with it. In order to </text:span><text:span text:style-name="T482">access the value of the token DIGIT</text:span><text:span text:style-name="T340">, there must </text:span><text:span text:style-name="T341">b</text:span><text:span text:style-name="T340">e some method to </text:span><text:span text:style-name="T347">return</text:span><text:span text:style-name="T340"> </text:span><text:span text:style-name="T346">an </text:span><text:span text:style-name="T340">attribute along with the token from </text:span><text:span text:style-name="T22">yylex()</text:span><text:span text:style-name="T340"> to </text:span><text:span text:style-name="T22">yyparse()</text:span><text:span text:style-name="T340">. This can be achieved </text:span><text:span text:style-name="T384">using</text:span><text:span text:style-name="T340"> a variable called </text:span><text:span text:style-name="T22">yylval</text:span><text:span text:style-name="T340">.</text:span><text:span text:style-name="T348"> </text:span><text:span text:style-name="T478">The usage of yylval has been demonstrated in the following program.</text:span></text:p>
      <text:p text:style-name="P114"/>
      <text:p text:style-name="P176">%{ </text:p>
      <text:p text:style-name="P176"/>
      <text:p text:style-name="P176">#include &lt;stdio.h&gt; </text:p>
      <text:p text:style-name="P176"/>
      <text:p text:style-name="P176">%} </text:p>
      <text:p text:style-name="P176"/>
      <text:p text:style-name="P176">%token DIGIT </text:p>
      <text:p text:style-name="P176"/>
      <text:p text:style-name="P176">%% </text:p>
      <text:p text:style-name="P176"/>
      <text:p text:style-name="P176">start : expr '\n'<text:tab/><text:tab/><text:tab/>{printf("\nComplete");exit(1);} </text:p>
      <text:p text:style-name="P176"><text:soft-page-break/><text:tab/>; </text:p>
      <text:p text:style-name="P176"/>
      <text:p text:style-name="P176">expr: <text:s/>expr '+' expr<text:tab/><text:tab/>{printf("+ ");} </text:p>
      <text:p text:style-name="P176"><text:tab/>| expr '*' expr<text:tab/><text:tab/>{printf("* ");} </text:p>
      <text:p text:style-name="P176"><text:tab/>| '(' expr ')'<text:tab/> </text:p>
      <text:p text:style-name="P176"><text:tab/>| DIGIT<text:tab/><text:tab/><text:tab/><text:tab/>{printf("%d ",$1);} </text:p>
      <text:p text:style-name="P176"><text:tab/>; </text:p>
      <text:p text:style-name="P176"/>
      <text:p text:style-name="P176">%% </text:p>
      <text:p text:style-name="P176"/>
      <text:p text:style-name="P176"/>
      <text:p text:style-name="P176">yyerror() </text:p>
      <text:p text:style-name="P176">{ </text:p>
      <text:p text:style-name="P176"><text:tab/>printf("Error"); </text:p>
      <text:p text:style-name="P176">} </text:p>
      <text:p text:style-name="P176"/>
      <text:p text:style-name="P176">yylex() </text:p>
      <text:p text:style-name="P176">{ </text:p>
      <text:p text:style-name="P176"><text:tab/>int c; </text:p>
      <text:p text:style-name="P176"><text:tab/>c = getchar(); </text:p>
      <text:p text:style-name="P176"><text:tab/>if(isdigit(c)) </text:p>
      <text:p text:style-name="P176"><text:tab/>{ </text:p>
      <text:p text:style-name="P176"><text:tab/><text:tab/>yylval = c - '0'; </text:p>
      <text:p text:style-name="P176"><text:tab/><text:tab/>return DIGIT; </text:p>
      <text:p text:style-name="P176"><text:tab/><text:tab/> </text:p>
      <text:p text:style-name="P176"><text:tab/>} </text:p>
      <text:p text:style-name="P176"><text:tab/>return c; </text:p>
      <text:p text:style-name="P176">} </text:p>
      <text:p text:style-name="P176"/>
      <text:p text:style-name="P176">main() </text:p>
      <text:p text:style-name="P176">{ </text:p>
      <text:p text:style-name="P176"><text:tab/>yyparse(); </text:p>
      <text:p text:style-name="P176"><text:tab/>return 1; </text:p>
      <text:p text:style-name="P168"><text:span text:style-name="T351">}</text:span><text:span text:style-name="T349"> </text:span></text:p>
      <text:p text:style-name="P69"/>
      <text:p text:style-name="P154">Sample I/O:</text:p>
      <text:p text:style-name="P88"><text:soft-page-break/></text:p>
      <text:p text:style-name="P88">I:<text:tab/>1+2*3</text:p>
      <text:p text:style-name="P88">O:<text:tab/>1 2 3 * +</text:p>
      <text:p text:style-name="P69"/>
      <text:p text:style-name="P70"><text:span text:style-name="T479">I:<text:tab/>(</text:span><text:span text:style-name="T480">2</text:span><text:span text:style-name="T479">+</text:span><text:span text:style-name="T480">7</text:span><text:span text:style-name="T479">)*</text:span><text:span text:style-name="T480">4</text:span></text:p>
      <text:p text:style-name="P70"><text:span text:style-name="T479">O:<text:tab/></text:span><text:span text:style-name="T480">2</text:span><text:span text:style-name="T479"> </text:span><text:span text:style-name="T480">7</text:span><text:span text:style-name="T479"> + </text:span><text:span text:style-name="T480">4</text:span><text:span text:style-name="T479"> *</text:span></text:p>
      <text:p text:style-name="P69"/>
      <text:p text:style-name="P69"/>
      <text:p text:style-name="P3"><text:span text:style-name="T224">Attributes can be implemented by using</text:span><text:span text:style-name="T237"> </text:span><text:span text:style-name="T235">yylval</text:span><text:span text:style-name="T261"> . <text:s text:c="2"/></text:span><text:span text:style-name="T27">yylval</text:span><text:span text:style-name="T155"> </text:span><text:span text:style-name="T149">is a global variable </text:span><text:span text:style-name="T150">of the type </text:span><text:span text:style-name="T28">YYSTYPE</text:span><text:span text:style-name="T150"> </text:span><text:span text:style-name="T156">declared in y.tab.c</text:span><text:span text:style-name="T150">. </text:span><text:span text:style-name="T159">By default, </text:span><text:span text:style-name="T30">YYSTYPE</text:span><text:span text:style-name="T159"> is of the type </text:span><text:span text:style-name="T30">int</text:span><text:span text:style-name="T159">. This is evident from the following code segment found in y.tab.c</text:span><text:span text:style-name="T157"> </text:span></text:p>
      <text:p text:style-name="P34"/>
      <text:p text:style-name="P187"><text:tab/>typedef int YYSTYPE; </text:p>
      <text:p text:style-name="P163"/>
      <text:p text:style-name="P4"><text:span text:style-name="T158">As a result, </text:span><text:span text:style-name="T29">yylval</text:span><text:span text:style-name="T158"> (which is originally of the type </text:span><text:span text:style-name="T29">YYSTYPE</text:span><text:span text:style-name="T158">), has an </text:span><text:span text:style-name="T165">inferred</text:span><text:span text:style-name="T158"> <text:s/>type </text:span><text:span text:style-name="T29">int. </text:span><text:span text:style-name="T151">It</text:span><text:span text:style-name="T149"> is used to return additional information about the lexeme found to the parser </text:span><text:span text:style-name="T152">i.e.,</text:span><text:span text:style-name="T149"> </text:span><text:span text:style-name="T26">yylval</text:span><text:span text:style-name="T153"> is used to return an attribute in addition to the token </text:span><text:span text:style-name="T154">to the parser</text:span><text:span text:style-name="T153">. </text:span></text:p>
      <text:p text:style-name="P5"/>
      <text:p text:style-name="P2"><text:span text:style-name="T354">In the above example</text:span><text:span text:style-name="T353">, </text:span><text:span text:style-name="T355">the </text:span><text:span text:style-name="T24">yylex()</text:span><text:span text:style-name="T356"> returns the token </text:span><text:span text:style-name="T24">DIGIT</text:span><text:span text:style-name="T356"> and the value of the token </text:span><text:span text:style-name="T357">in</text:span><text:span text:style-name="T356"> the following code segment </text:span><text:span text:style-name="T358">under definition of </text:span><text:span text:style-name="T25">yylex()</text:span><text:span text:style-name="T160">:</text:span></text:p>
      <text:p text:style-name="P31"><text:tab/><text:tab/></text:p>
      <text:p text:style-name="P175"><text:tab/><text:tab/>yylval = c - '0'; </text:p>
      <text:p text:style-name="P175"><text:tab/><text:tab/>return DIGIT;</text:p>
      <text:p text:style-name="P31"/>
      <text:p text:style-name="P161"><text:span text:style-name="T71">The attribute of a </text:span><text:span text:style-name="T82">grammar symbol</text:span><text:span text:style-name="T71"> </text:span><text:span text:style-name="T76">(</text:span><text:span text:style-name="T77">i.e.,</text:span><text:span text:style-name="T76"> the value of yylval associated with </text:span><text:span text:style-name="T83">the grammar s</text:span><text:span text:style-name="T84">y</text:span><text:span text:style-name="T83">mbol</text:span><text:span text:style-name="T76">) </text:span><text:span text:style-name="T71">can be accessed </text:span><text:span text:style-name="T72">in the action of a </text:span><text:span text:style-name="T78">YACC </text:span><text:span text:style-name="T72">rule </text:span><text:span text:style-name="T71">using </text:span><text:span text:style-name="T19">$</text:span><text:span text:style-name="T18">i</text:span><text:span text:style-name="T301"> (where </text:span><text:span text:style-name="T18">i</text:span><text:span text:style-name="T301"> is the position of the grammar symbol in the body of a production). </text:span><text:span text:style-name="T20">$$</text:span><text:span text:style-name="T302"> refers to the attribute value associated with the head of a production.</text:span></text:p>
      <text:p text:style-name="P89"/>
      <text:p text:style-name="P115">Example:</text:p>
      <text:p text:style-name="P32"><text:soft-page-break/></text:p>
      <text:p text:style-name="P71"><text:span text:style-name="T263"><text:tab/></text:span>expr: DIGIT<text:tab/><text:tab/>{printf(“%d”,$1);}</text:p>
      <text:p text:style-name="P116"/>
      <text:p text:style-name="P162"><text:span text:style-name="T72">The action prints the attribute associated with the token </text:span><text:span text:style-name="T16">DIGIT </text:span><text:span text:style-name="T73">obtained </text:span><text:span text:style-name="T74">through</text:span><text:span text:style-name="T17"> $1</text:span><text:span text:style-name="T72">.</text:span></text:p>
      <text:p text:style-name="P117"><text:s/></text:p>
      <text:p text:style-name="P8"><text:span text:style-name="T236">YYSTYPE</text:span><text:span text:style-name="T221"> can be defined to be of any </text:span><text:span text:style-name="T222">data </text:span><text:span text:style-name="T221">type by the </text:span><text:span text:style-name="T223">programmer</text:span><text:span text:style-name="T221">. </text:span><text:span text:style-name="T161">To </text:span><text:span text:style-name="T162">return an attribute of </text:span><text:span text:style-name="T163">a type other than </text:span><text:span text:style-name="T86">int</text:span><text:span text:style-name="T163">, </text:span><text:span text:style-name="T15">yylval</text:span><text:span text:style-name="T163"> maybe overridden by a user defined yylval in the auxiliary declarations section. </text:span><text:span text:style-name="T164">In order to return multiple </text:span><text:span text:style-name="T164">attribute values for a token, it may be declared to be of the type </text:span><text:span text:style-name="T14">union</text:span><text:span text:style-name="T164">.</text:span></text:p>
      <text:p text:style-name="P6"/>
      <text:p text:style-name="P6">Example:</text:p>
      <text:p text:style-name="P7"/>
      <text:p text:style-name="P216">%{</text:p>
      <text:p text:style-name="P217"><text:tab/>#include&lt;stdio.h&gt;</text:p>
      <text:p text:style-name="P215"><text:span text:style-name="T364"><text:tab/></text:span><text:span text:style-name="T365">typedef union </text:span></text:p>
      <text:p text:style-name="P216"><text:tab/>{</text:p>
      <text:p text:style-name="P216"><text:tab/><text:tab/>int value;</text:p>
      <text:p text:style-name="P215"><text:span text:style-name="T364"><text:tab/><text:tab/>int </text:span><text:span text:style-name="T366">number_of_digits</text:span><text:span text:style-name="T364">;</text:span></text:p>
      <text:p text:style-name="P215"><text:span text:style-name="T364"><text:tab/>}</text:span><text:span text:style-name="T365">YYSTYPE</text:span><text:span text:style-name="T364">;</text:span></text:p>
      <text:p text:style-name="P215"><text:span text:style-name="T364"><text:tab/></text:span><text:span text:style-name="T367">YYSTYPE yylval;</text:span></text:p>
      <text:p text:style-name="P220"><text:span text:style-name="T112">%</text:span><text:span text:style-name="T113">}</text:span></text:p>
      <text:p text:style-name="P221"/>
      <text:p text:style-name="P216">%%</text:p>
      <text:p text:style-name="P215"/>
      <text:p text:style-name="P214"><text:tab/>/* <text:span text:style-name="T368">Rules */</text:span></text:p>
      <text:p text:style-name="P214">%%</text:p>
      <text:p text:style-name="P219"><text:span text:style-name="T352"><text:tab/>/* </text:span><text:span text:style-name="T359">Auxiliary functions */</text:span></text:p>
      <text:p text:style-name="P218"/>
      <text:p text:style-name="P212"/>
      <text:p text:style-name="P212"/>
      <text:p text:style-name="P212"><text:soft-page-break/></text:p>
      <text:p text:style-name="P212"/>
      <text:p text:style-name="P212"/>
      <text:p text:style-name="P212"/>
      <text:p text:style-name="P212">6.<text:tab/>ATTRIBUTE STACK</text:p>
      <text:p text:style-name="P212"/>
      <text:p text:style-name="P210"><text:span text:style-name="T360">Similar to the parse stack, YACC also maintains an attribute stack. The attribute stack is used to hold the attributes of the grammar symbols in the body of a production. <text:s/></text:span><text:span text:style-name="T361">The elements of the stack are of </text:span><text:span text:style-name="T362">type </text:span><text:span text:style-name="T31">YYSTYPE</text:span><text:span text:style-name="T361">. </text:span><text:span text:style-name="T363">The contents of yylval are pushed to the attribute stack when when the parser executes a shift action on the parse sta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Jomolhari2" svg:font-family="Jomolhari" style:font-adornments="Regular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Jomolhari2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4-01-06T07:32:42</dc:date>
    <meta:editing-duration>P1DT7H27M27S</meta:editing-duration>
    <meta:editing-cycles>681</meta:editing-cycles>
    <meta:document-statistic meta:table-count="0" meta:image-count="0" meta:object-count="0" meta:page-count="25" meta:paragraph-count="338" meta:word-count="3901" meta:character-count="22954" meta:non-whitespace-character-count="18726"/>
  </office:meta>
</office:document-meta>
</file>